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93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T.places</text:p>
          </table:table-cell>
          <table:table-cell office:value-type="string" calcext:value-type="string">
            <text:p>PT.transitions</text:p>
          </table:table-cell>
          <table:table-cell office:value-type="string" calcext:value-type="string">
            <text:p>PT.arcs</text:p>
          </table:table-cell>
          <table:table-cell office:value-type="string" calcext:value-type="string">
            <text:p>PT.safeplaces</text:p>
          </table:table-cell>
          <table:table-cell office:value-type="string" calcext:value-type="string">
            <text:p>state.vector.length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statespace.states</text:p>
          </table:table-cell>
          <table:table-cell office:value-type="string" calcext:value-type="string">
            <text:p>statespace.nodes</text:p>
          </table:table-cell>
          <table:table-cell office:value-type="string" calcext:value-type="string">
            <text:p>group.next</text:p>
          </table:table-cell>
          <table:table-cell office:value-type="string" calcext:value-type="string">
            <text:p>group.explored.nodes</text:p>
          </table:table-cell>
          <table:table-cell office:value-type="string" calcext:value-type="string">
            <text:p>group.explored.vectors</text:p>
          </table:table-cell>
          <table:table-cell office:value-type="string" calcext:value-type="string">
            <text:p>max.tokens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average.wavefront</text:p>
          </table:table-cell>
          <table:table-cell office:value-type="string" calcext:value-type="string">
            <text:p>RMS.wavefront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10-10_phaseVariation.pnml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table:number-columns-repeated="6"/>
          <table:table-cell office:value-type="float" office:value="18909" calcext:value-type="float">
            <text:p>18909</text:p>
          </table:table-cell>
          <table:table-cell office:value-type="float" office:value="121916909" calcext:value-type="float">
            <text:p>121916909</text:p>
          </table:table-cell>
          <table:table-cell office:value-type="float" office:value="126498451" calcext:value-type="float">
            <text:p>126498451</text:p>
          </table:table-cell>
          <table:table-cell office:value-type="float" office:value="445.15" calcext:value-type="float">
            <text:p>445.15</text:p>
          </table:table-cell>
          <table:table-cell office:value-type="float" office:value="480.24" calcext:value-type="float">
            <text:p>4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-100_phaseVariation.pnml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table:number-columns-repeated="6"/>
          <table:table-cell office:value-type="float" office:value="18909" calcext:value-type="float">
            <text:p>18909</text:p>
          </table:table-cell>
          <table:table-cell office:value-type="float" office:value="121916909" calcext:value-type="float">
            <text:p>121916909</text:p>
          </table:table-cell>
          <table:table-cell office:value-type="float" office:value="126498451" calcext:value-type="float">
            <text:p>126498451</text:p>
          </table:table-cell>
          <table:table-cell office:value-type="float" office:value="445.15" calcext:value-type="float">
            <text:p>445.15</text:p>
          </table:table-cell>
          <table:table-cell office:value-type="float" office:value="480.24" calcext:value-type="float">
            <text:p>4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-10_phaseVariation.pnml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8254" calcext:value-type="float">
            <text:p>98254</text:p>
          </table:table-cell>
          <table:table-cell office:value-type="float" office:value="5453" calcext:value-type="float">
            <text:p>5453</text:p>
          </table:table-cell>
          <table:table-cell office:value-type="float" office:value="4354" calcext:value-type="float">
            <text:p>4354</text:p>
          </table:table-cell>
          <table:table-cell office:value-type="float" office:value="4698" calcext:value-type="float">
            <text:p>4698</text:p>
          </table:table-cell>
          <table:table-cell office:value-type="float" office:value="28572" calcext:value-type="float">
            <text:p>28572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71234" calcext:value-type="float">
            <text:p>71234</text:p>
          </table:table-cell>
          <table:table-cell office:value-type="float" office:value="76580" calcext:value-type="float">
            <text:p>76580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-100_phaseVariation.pnml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71234" calcext:value-type="float">
            <text:p>71234</text:p>
          </table:table-cell>
          <table:table-cell office:value-type="float" office:value="76580" calcext:value-type="float">
            <text:p>76580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-10_phaseVariation.pnml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office:value-type="float" office:value="93395" calcext:value-type="float">
            <text:p>93395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table:number-columns-repeated="6"/>
          <table:table-cell office:value-type="float" office:value="81119" calcext:value-type="float">
            <text:p>81119</text:p>
          </table:table-cell>
          <table:table-cell office:value-type="float" office:value="2702367022" calcext:value-type="float">
            <text:p>2702367022</text:p>
          </table:table-cell>
          <table:table-cell office:value-type="float" office:value="2726376637" calcext:value-type="float">
            <text:p>2726376637</text:p>
          </table:table-cell>
          <table:table-cell office:value-type="float" office:value="1491.5" calcext:value-type="float">
            <text:p>1491.5</text:p>
          </table:table-cell>
          <table:table-cell office:value-type="float" office:value="1645.9" calcext:value-type="float">
            <text:p>164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100_phaseVariation.pnml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office:value-type="float" office:value="93395" calcext:value-type="float">
            <text:p>93395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table:number-columns-repeated="6"/>
          <table:table-cell office:value-type="float" office:value="81119" calcext:value-type="float">
            <text:p>81119</text:p>
          </table:table-cell>
          <table:table-cell office:value-type="float" office:value="2702367022" calcext:value-type="float">
            <text:p>2702367022</text:p>
          </table:table-cell>
          <table:table-cell office:value-type="float" office:value="2726376637" calcext:value-type="float">
            <text:p>2726376637</text:p>
          </table:table-cell>
          <table:table-cell office:value-type="float" office:value="1491.5" calcext:value-type="float">
            <text:p>1491.5</text:p>
          </table:table-cell>
          <table:table-cell office:value-type="float" office:value="1645.9" calcext:value-type="float">
            <text:p>164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D8_gradient_10x10_1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42634215112710" calcext:value-type="float">
            <text:p>42634215112710</text:p>
          </table:table-cell>
          <table:table-cell office:value-type="float" office:value="6490" calcext:value-type="float">
            <text:p>6490</text:p>
          </table:table-cell>
          <table:table-cell office:value-type="float" office:value="58140" calcext:value-type="float">
            <text:p>58140</text:p>
          </table:table-cell>
          <table:table-cell office:value-type="float" office:value="52668" calcext:value-type="float">
            <text:p>52668</text:p>
          </table:table-cell>
          <table:table-cell office:value-type="float" office:value="45144" calcext:value-type="float">
            <text:p>45144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10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4.52742573280516E+058" calcext:value-type="float">
            <text:p>45274257328051600000000000000000000000000000000000000000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3659400" calcext:value-type="float">
            <text:p>3659400</text:p>
          </table:table-cell>
          <table:table-cell office:value-type="float" office:value="3592368" calcext:value-type="float">
            <text:p>3592368</text:p>
          </table:table-cell>
          <table:table-cell office:value-type="float" office:value="3523284" calcext:value-type="float">
            <text:p>3523284</text:p>
          </table:table-cell>
          <table:table-cell office:value-type="float" office:value="100" calcext:value-type="float">
            <text:p>10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10x10_15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20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5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.34191072731546E+040" calcext:value-type="float">
            <text:p>13419107273154600000000000000000000000000</text:p>
          </table:table-cell>
          <table:table-cell office:value-type="float" office:value="130050" calcext:value-type="float">
            <text:p>130050</text:p>
          </table:table-cell>
          <table:table-cell office:value-type="float" office:value="974700" calcext:value-type="float">
            <text:p>974700</text:p>
          </table:table-cell>
          <table:table-cell office:value-type="float" office:value="941868" calcext:value-type="float">
            <text:p>941868</text:p>
          </table:table-cell>
          <table:table-cell office:value-type="float" office:value="906984" calcext:value-type="float">
            <text:p>906984</text:p>
          </table:table-cell>
          <table:table-cell office:value-type="float" office:value="50" calcext:value-type="float">
            <text:p>5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D8_gradient_20x20_1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3.23081977575776E+019" calcext:value-type="float">
            <text:p>32308197757577600000</text:p>
          </table:table-cell>
          <table:table-cell office:value-type="float" office:value="26290" calcext:value-type="float">
            <text:p>26290</text:p>
          </table:table-cell>
          <table:table-cell office:value-type="float" office:value="251940" calcext:value-type="float">
            <text:p>251940</text:p>
          </table:table-cell>
          <table:table-cell office:value-type="float" office:value="228228" calcext:value-type="float">
            <text:p>228228</text:p>
          </table:table-cell>
          <table:table-cell office:value-type="float" office:value="195624" calcext:value-type="float">
            <text:p>195624</text:p>
          </table:table-cell>
          <table:table-cell office:value-type="float" office:value="10" calcext:value-type="float">
            <text:p>10</text:p>
          </table:table-cell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D8_gradient_20x20_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20x20_15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20x20_5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7.91132791291165E+066" calcext:value-type="float">
            <text:p>7911327912911650000000000000000000000000000000000000000000000000000</text:p>
          </table:table-cell>
          <table:table-cell office:value-type="float" office:value="527850" calcext:value-type="float">
            <text:p>527850</text:p>
          </table:table-cell>
          <table:table-cell office:value-type="float" office:value="4223700" calcext:value-type="float">
            <text:p>4223700</text:p>
          </table:table-cell>
          <table:table-cell office:value-type="float" office:value="4081428" calcext:value-type="float">
            <text:p>4081428</text:p>
          </table:table-cell>
          <table:table-cell office:value-type="float" office:value="3930264" calcext:value-type="float">
            <text:p>3930264</text:p>
          </table:table-cell>
          <table:table-cell office:value-type="float" office:value="50" calcext:value-type="float">
            <text:p>50</text:p>
          </table:table-cell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D8_gradient_30x30_1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.00995211163134E+023" calcext:value-type="float">
            <text:p>100995211163134000000000</text:p>
          </table:table-cell>
          <table:table-cell office:value-type="float" office:value="59290" calcext:value-type="float">
            <text:p>59290</text:p>
          </table:table-cell>
          <table:table-cell office:value-type="float" office:value="581740" calcext:value-type="float">
            <text:p>581740</text:p>
          </table:table-cell>
          <table:table-cell office:value-type="float" office:value="526988" calcext:value-type="float">
            <text:p>526988</text:p>
          </table:table-cell>
          <table:table-cell office:value-type="float" office:value="451704" calcext:value-type="float">
            <text:p>451704</text:p>
          </table:table-cell>
          <table:table-cell office:value-type="float" office:value="10" calcext:value-type="float">
            <text:p>10</text:p>
          </table:table-cell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D8_gradient_30x30_10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30x30_15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30x30_5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1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3.11621362935612E+025" calcext:value-type="float">
            <text:p>31162136293561200000000000</text:p>
          </table:table-cell>
          <table:table-cell office:value-type="float" office:value="105490" calcext:value-type="float">
            <text:p>105490</text:p>
          </table:table-cell>
          <table:table-cell office:value-type="float" office:value="1047540" calcext:value-type="float">
            <text:p>1047540</text:p>
          </table:table-cell>
          <table:table-cell office:value-type="float" office:value="948948" calcext:value-type="float">
            <text:p>948948</text:p>
          </table:table-cell>
          <table:table-cell office:value-type="float" office:value="813384" calcext:value-type="float">
            <text:p>813384</text:p>
          </table:table-cell>
          <table:table-cell office:value-type="float" office:value="10" calcext:value-type="float">
            <text:p>10</text:p>
          </table:table-cell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D8_gradient_40x40_10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15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5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1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2.6757434520944E+027" calcext:value-type="float">
            <text:p>2675743452094400000000000000</text:p>
          </table:table-cell>
          <table:table-cell office:value-type="float" office:value="164890" calcext:value-type="float">
            <text:p>164890</text:p>
          </table:table-cell>
          <table:table-cell office:value-type="float" office:value="1649340" calcext:value-type="float">
            <text:p>1649340</text:p>
          </table:table-cell>
          <table:table-cell office:value-type="float" office:value="1494108" calcext:value-type="float">
            <text:p>1494108</text:p>
          </table:table-cell>
          <table:table-cell office:value-type="float" office:value="1280664" calcext:value-type="float">
            <text:p>1280664</text:p>
          </table:table-cell>
          <table:table-cell office:value-type="float" office:value="10" calcext:value-type="float">
            <text:p>10</text:p>
          </table:table-cell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D8_gradient_50x50_10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15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5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1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31128140" calcext:value-type="float">
            <text:p>131128140</text:p>
          </table:table-cell>
          <table:table-cell office:value-type="float" office:value="1540" calcext:value-type="float">
            <text:p>1540</text:p>
          </table:table-cell>
          <table:table-cell office:value-type="float" office:value="12240" calcext:value-type="float">
            <text:p>12240</text:p>
          </table:table-cell>
          <table:table-cell office:value-type="float" office:value="11088" calcext:value-type="float">
            <text:p>11088</text:p>
          </table:table-cell>
          <table:table-cell office:value-type="float" office:value="9504" calcext:value-type="float">
            <text:p>9504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1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.6010968307696E+025" calcext:value-type="float">
            <text:p>26010968307696000000000000</text:p>
          </table:table-cell>
          <table:table-cell office:value-type="float" office:value="118675" calcext:value-type="float">
            <text:p>118675</text:p>
          </table:table-cell>
          <table:table-cell office:value-type="float" office:value="770400" calcext:value-type="float">
            <text:p>770400</text:p>
          </table:table-cell>
          <table:table-cell office:value-type="float" office:value="756288" calcext:value-type="float">
            <text:p>756288</text:p>
          </table:table-cell>
          <table:table-cell office:value-type="float" office:value="741744" calcext:value-type="float">
            <text:p>74174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D8_gradient_5x5_1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81260353423611E+029" calcext:value-type="float">
            <text:p>181260353423611000000000000000</text:p>
          </table:table-cell>
          <table:table-cell office:value-type="float" office:value="264250" calcext:value-type="float">
            <text:p>264250</text:p>
          </table:table-cell>
          <table:table-cell office:value-type="float" office:value="1695600" calcext:value-type="float">
            <text:p>1695600</text:p>
          </table:table-cell>
          <table:table-cell office:value-type="float" office:value="1674288" calcext:value-type="float">
            <text:p>1674288</text:p>
          </table:table-cell>
          <table:table-cell office:value-type="float" office:value="1652544" calcext:value-type="float">
            <text:p>1652544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5x5_2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14386128575629E+032" calcext:value-type="float">
            <text:p>114386128575629000000000000000000</text:p>
          </table:table-cell>
          <table:table-cell office:value-type="float" office:value="467325" calcext:value-type="float">
            <text:p>467325</text:p>
          </table:table-cell>
          <table:table-cell office:value-type="float" office:value="2980800" calcext:value-type="float">
            <text:p>2980800</text:p>
          </table:table-cell>
          <table:table-cell office:value-type="float" office:value="2952288" calcext:value-type="float">
            <text:p>2952288</text:p>
          </table:table-cell>
          <table:table-cell office:value-type="float" office:value="2923344" calcext:value-type="float">
            <text:p>2923344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5x5_2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83135022394534E+034" calcext:value-type="float">
            <text:p>18313502239453400000000000000000000</text:p>
          </table:table-cell>
          <table:table-cell office:value-type="float" office:value="727900" calcext:value-type="float">
            <text:p>727900</text:p>
          </table:table-cell>
          <table:table-cell office:value-type="float" office:value="4626000" calcext:value-type="float">
            <text:p>4626000</text:p>
          </table:table-cell>
          <table:table-cell office:value-type="float" office:value="4590288" calcext:value-type="float">
            <text:p>4590288</text:p>
          </table:table-cell>
          <table:table-cell office:value-type="float" office:value="4554144" calcext:value-type="float">
            <text:p>4554144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D8_gradient_5x5_3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3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75295157137163E+019" calcext:value-type="float">
            <text:p>17529515713716300000</text:p>
          </table:table-cell>
          <table:table-cell office:value-type="float" office:value="30600" calcext:value-type="float">
            <text:p>30600</text:p>
          </table:table-cell>
          <table:table-cell office:value-type="float" office:value="205200" calcext:value-type="float">
            <text:p>205200</text:p>
          </table:table-cell>
          <table:table-cell office:value-type="float" office:value="198288" calcext:value-type="float">
            <text:p>198288</text:p>
          </table:table-cell>
          <table:table-cell office:value-type="float" office:value="190944" calcext:value-type="float">
            <text:p>190944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0-10_phaseVariation.pnml</text:p>
          </table:table-cell>
          <table:table-cell office:value-type="float" office:value="2702" calcext:value-type="float">
            <text:p>2702</text:p>
          </table:table-cell>
          <table:table-cell office:value-type="float" office:value="30977" calcext:value-type="float">
            <text:p>30977</text:p>
          </table:table-cell>
          <table:table-cell office:value-type="float" office:value="215035" calcext:value-type="float">
            <text:p>21503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6741" calcext:value-type="float">
            <text:p>186741</text:p>
          </table:table-cell>
          <table:table-cell office:value-type="float" office:value="12751423074" calcext:value-type="float">
            <text:p>12751423074</text:p>
          </table:table-cell>
          <table:table-cell office:value-type="float" office:value="12914866557" calcext:value-type="float">
            <text:p>12914866557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0-100_phaseVariation.pnml</text:p>
          </table:table-cell>
          <table:table-cell office:value-type="float" office:value="2702" calcext:value-type="float">
            <text:p>2702</text:p>
          </table:table-cell>
          <table:table-cell office:value-type="float" office:value="30977" calcext:value-type="float">
            <text:p>30977</text:p>
          </table:table-cell>
          <table:table-cell office:value-type="float" office:value="215035" calcext:value-type="float">
            <text:p>21503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6741" calcext:value-type="float">
            <text:p>186741</text:p>
          </table:table-cell>
          <table:table-cell office:value-type="float" office:value="12751423074" calcext:value-type="float">
            <text:p>12751423074</text:p>
          </table:table-cell>
          <table:table-cell office:value-type="float" office:value="12914866557" calcext:value-type="float">
            <text:p>12914866557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5-10_phaseVariation.pnml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76429500890" calcext:value-type="float">
            <text:p>476429500890</text:p>
          </table:table-cell>
          <table:table-cell office:value-type="float" office:value="33465" calcext:value-type="float">
            <text:p>33465</text:p>
          </table:table-cell>
          <table:table-cell office:value-type="float" office:value="27556" calcext:value-type="float">
            <text:p>27556</text:p>
          </table:table-cell>
          <table:table-cell office:value-type="float" office:value="41685" calcext:value-type="float">
            <text:p>41685</text:p>
          </table:table-cell>
          <table:table-cell office:value-type="float" office:value="161242" calcext:value-type="float">
            <text:p>161242</text:p>
          </table:table-cell>
          <table:table-cell office:value-type="float" office:value="25" calcext:value-type="float">
            <text:p>25</text:p>
          </table:table-cell>
          <table:table-cell office:value-type="float" office:value="4074" calcext:value-type="float">
            <text:p>4074</text:p>
          </table:table-cell>
          <table:table-cell office:value-type="float" office:value="6756238" calcext:value-type="float">
            <text:p>6756238</text:p>
          </table:table-cell>
          <table:table-cell office:value-type="float" office:value="7028284" calcext:value-type="float">
            <text:p>7028284</text:p>
          </table:table-cell>
          <table:table-cell office:value-type="float" office:value="125.6" calcext:value-type="float">
            <text:p>125.6</text:p>
          </table:table-cell>
          <table:table-cell office:value-type="float" office:value="134.5" calcext:value-type="float">
            <text:p>134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5-100_phaseVariation.pnml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4074" calcext:value-type="float">
            <text:p>4074</text:p>
          </table:table-cell>
          <table:table-cell office:value-type="float" office:value="6756238" calcext:value-type="float">
            <text:p>6756238</text:p>
          </table:table-cell>
          <table:table-cell office:value-type="float" office:value="7028284" calcext:value-type="float">
            <text:p>7028284</text:p>
          </table:table-cell>
          <table:table-cell office:value-type="float" office:value="125.6" calcext:value-type="float">
            <text:p>125.6</text:p>
          </table:table-cell>
          <table:table-cell office:value-type="float" office:value="134.5" calcext:value-type="float">
            <text:p>134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01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462" calcext:value-type="float">
            <text:p>46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0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2734935" calcext:value-type="float">
            <text:p>42734935</text:p>
          </table:table-cell>
          <table:table-cell office:value-type="float" office:value="11992" calcext:value-type="float">
            <text:p>11992</text:p>
          </table:table-cell>
          <table:table-cell office:value-type="float" office:value="2999" calcext:value-type="float">
            <text:p>2999</text:p>
          </table:table-cell>
          <table:table-cell office:value-type="float" office:value="2744" calcext:value-type="float">
            <text:p>2744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1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22645885495" calcext:value-type="float">
            <text:p>822645885495</text:p>
          </table:table-cell>
          <table:table-cell office:value-type="float" office:value="138328" calcext:value-type="float">
            <text:p>138328</text:p>
          </table:table-cell>
          <table:table-cell office:value-type="float" office:value="9424" calcext:value-type="float">
            <text:p>9424</text:p>
          </table:table-cell>
          <table:table-cell office:value-type="float" office:value="8132" calcext:value-type="float">
            <text:p>8132</text:p>
          </table:table-cell>
          <table:table-cell office:value-type="float" office:value="21446" calcext:value-type="float">
            <text:p>21446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giogenesis-1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.11553896666911E+015" calcext:value-type="float">
            <text:p>1115538966669110</text:p>
          </table:table-cell>
          <table:table-cell office:value-type="float" office:value="691385" calcext:value-type="float">
            <text:p>691385</text:p>
          </table:table-cell>
          <table:table-cell office:value-type="float" office:value="19209" calcext:value-type="float">
            <text:p>19209</text:p>
          </table:table-cell>
          <table:table-cell office:value-type="float" office:value="16324" calcext:value-type="float">
            <text:p>16324</text:p>
          </table:table-cell>
          <table:table-cell office:value-type="float" office:value="62421" calcext:value-type="float">
            <text:p>62421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giogenesis-2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2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5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RMCacheCoherence.pnml</text:p>
          </table:table-cell>
          <table:table-cell office:value-type="float" office:value="87" calcext:value-type="float">
            <text:p>87</text:p>
          </table:table-cell>
          <table:table-cell office:value-type="float" office:value="33676" calcext:value-type="float">
            <text:p>33676</text:p>
          </table:table-cell>
          <table:table-cell office:value-type="float" office:value="246935" calcext:value-type="float">
            <text:p>246935</text:p>
          </table:table-cell>
          <table:table-cell office:value-type="float" office:value="87" calcext:value-type="float">
            <text:p>87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04-P05-N02-unfolded.pnml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0658" calcext:value-type="float">
            <text:p>10658</text:p>
          </table:table-cell>
          <table:table-cell office:value-type="float" office:value="5199" calcext:value-type="float">
            <text:p>5199</text:p>
          </table:table-cell>
          <table:table-cell office:value-type="float" office:value="719" calcext:value-type="float">
            <text:p>719</text:p>
          </table:table-cell>
          <table:table-cell office:value-type="float" office:value="1449" calcext:value-type="float">
            <text:p>1449</text:p>
          </table:table-cell>
          <table:table-cell office:value-type="float" office:value="2430" calcext:value-type="float">
            <text:p>2430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35424" calcext:value-type="float">
            <text:p>35424</text:p>
          </table:table-cell>
          <table:table-cell office:value-type="float" office:value="39027" calcext:value-type="float">
            <text:p>39027</text:p>
          </table:table-cell>
          <table:table-cell office:value-type="float" office:value="31.2" calcext:value-type="float">
            <text:p>31.2</text:p>
          </table:table-cell>
          <table:table-cell office:value-type="float" office:value="33.6" calcext:value-type="float">
            <text:p>33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10-P10-N10-unfolded.pnml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1770956" calcext:value-type="float">
            <text:p>1770956</text:p>
          </table:table-cell>
          <table:table-cell office:value-type="float" office:value="113875" calcext:value-type="float">
            <text:p>113875</text:p>
          </table:table-cell>
          <table:table-cell office:value-type="float" office:value="4954" calcext:value-type="float">
            <text:p>4954</text:p>
          </table:table-cell>
          <table:table-cell office:value-type="float" office:value="10564" calcext:value-type="float">
            <text:p>10564</text:p>
          </table:table-cell>
          <table:table-cell office:value-type="float" office:value="37734" calcext:value-type="float">
            <text:p>37734</text:p>
          </table:table-cell>
          <table:table-cell office:value-type="float" office:value="10" calcext:value-type="float">
            <text:p>10</text:p>
          </table:table-cell>
          <table:table-cell office:value-type="float" office:value="1882" calcext:value-type="float">
            <text:p>1882</text:p>
          </table:table-cell>
          <table:table-cell office:value-type="float" office:value="1351587" calcext:value-type="float">
            <text:p>1351587</text:p>
          </table:table-cell>
          <table:table-cell office:value-type="float" office:value="1392332" calcext:value-type="float">
            <text:p>1392332</text:p>
          </table:table-cell>
          <table:table-cell office:value-type="float" office:value="55.18" calcext:value-type="float">
            <text:p>55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20-P10-N10-unfolded.pnml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58718346" calcext:value-type="float">
            <text:p>58718346</text:p>
          </table:table-cell>
          <table:table-cell office:value-type="float" office:value="628778" calcext:value-type="float">
            <text:p>628778</text:p>
          </table:table-cell>
          <table:table-cell office:value-type="float" office:value="11189" calcext:value-type="float">
            <text:p>11189</text:p>
          </table:table-cell>
          <table:table-cell office:value-type="float" office:value="32941" calcext:value-type="float">
            <text:p>32941</text:p>
          </table:table-cell>
          <table:table-cell office:value-type="float" office:value="160762" calcext:value-type="float">
            <text:p>160762</text:p>
          </table:table-cell>
          <table:table-cell office:value-type="float" office:value="20" calcext:value-type="float">
            <text:p>20</text:p>
          </table:table-cell>
          <table:table-cell office:value-type="float" office:value="3622" calcext:value-type="float">
            <text:p>3622</text:p>
          </table:table-cell>
          <table:table-cell office:value-type="float" office:value="5018385" calcext:value-type="float">
            <text:p>5018385</text:p>
          </table:table-cell>
          <table:table-cell office:value-type="float" office:value="5143012" calcext:value-type="float">
            <text:p>5143012</text:p>
          </table:table-cell>
          <table:table-cell office:value-type="float" office:value="100.7" calcext:value-type="float">
            <text:p>100.7</text:p>
          </table:table-cell>
          <table:table-cell office:value-type="float" office:value="104.5" calcext:value-type="float">
            <text:p>104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idgeAndVehicles-V20-P10-N20-unfolded.pnml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69238866" calcext:value-type="float">
            <text:p>69238866</text:p>
          </table:table-cell>
          <table:table-cell office:value-type="float" office:value="1098938" calcext:value-type="float">
            <text:p>1098938</text:p>
          </table:table-cell>
          <table:table-cell office:value-type="float" office:value="15954" calcext:value-type="float">
            <text:p>15954</text:p>
          </table:table-cell>
          <table:table-cell office:value-type="float" office:value="39162" calcext:value-type="float">
            <text:p>39162</text:p>
          </table:table-cell>
          <table:table-cell office:value-type="float" office:value="170494" calcext:value-type="float">
            <text:p>170494</text:p>
          </table:table-cell>
          <table:table-cell office:value-type="float" office:value="20" calcext:value-type="float">
            <text:p>20</text:p>
          </table:table-cell>
          <table:table-cell office:value-type="float" office:value="6532" calcext:value-type="float">
            <text:p>6532</text:p>
          </table:table-cell>
          <table:table-cell office:value-type="float" office:value="16706067" calcext:value-type="float">
            <text:p>16706067</text:p>
          </table:table-cell>
          <table:table-cell office:value-type="float" office:value="16910459" calcext:value-type="float">
            <text:p>16910459</text:p>
          </table:table-cell>
          <table:table-cell office:value-type="float" office:value="88.49" calcext:value-type="float">
            <text:p>88.49</text:p>
          </table:table-cell>
          <table:table-cell office:value-type="float" office:value="90.5" calcext:value-type="float">
            <text:p>90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idgeAndVehicles-V20-P10-N50-unfolded.pnml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office:value-type="float" office:value="15262" calcext:value-type="float">
            <text:p>15262</text:p>
          </table:table-cell>
          <table:table-cell office:value-type="float" office:value="94357635" calcext:value-type="float">
            <text:p>94357635</text:p>
          </table:table-cell>
          <table:table-cell office:value-type="float" office:value="95204546" calcext:value-type="float">
            <text:p>95204546</text:p>
          </table:table-cell>
          <table:table-cell office:value-type="float" office:value="165.8" calcext:value-type="float">
            <text:p>165.8</text:p>
          </table:table-cell>
          <table:table-cell office:value-type="float" office:value="172.19" calcext:value-type="float">
            <text:p>172.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20-P20-N10-unfolded.pnml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105062382" calcext:value-type="float">
            <text:p>105062382</text:p>
          </table:table-cell>
          <table:table-cell office:value-type="float" office:value="729239" calcext:value-type="float">
            <text:p>729239</text:p>
          </table:table-cell>
          <table:table-cell office:value-type="float" office:value="16894" calcext:value-type="float">
            <text:p>16894</text:p>
          </table:table-cell>
          <table:table-cell office:value-type="float" office:value="46210" calcext:value-type="float">
            <text:p>46210</text:p>
          </table:table-cell>
          <table:table-cell office:value-type="float" office:value="422512" calcext:value-type="float">
            <text:p>422512</text:p>
          </table:table-cell>
          <table:table-cell office:value-type="float" office:value="20" calcext:value-type="float">
            <text:p>20</text:p>
          </table:table-cell>
          <table:table-cell office:value-type="float" office:value="3622" calcext:value-type="float">
            <text:p>3622</text:p>
          </table:table-cell>
          <table:table-cell office:value-type="float" office:value="5018385" calcext:value-type="float">
            <text:p>5018385</text:p>
          </table:table-cell>
          <table:table-cell office:value-type="float" office:value="5143012" calcext:value-type="float">
            <text:p>5143012</text:p>
          </table:table-cell>
          <table:table-cell office:value-type="float" office:value="100.7" calcext:value-type="float">
            <text:p>100.7</text:p>
          </table:table-cell>
          <table:table-cell office:value-type="float" office:value="104.5" calcext:value-type="float">
            <text:p>104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idgeAndVehicles-V20-P20-N20-unfolded.pnml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128945260" calcext:value-type="float">
            <text:p>128945260</text:p>
          </table:table-cell>
          <table:table-cell office:value-type="float" office:value="1443932" calcext:value-type="float">
            <text:p>1443932</text:p>
          </table:table-cell>
          <table:table-cell office:value-type="float" office:value="20784" calcext:value-type="float">
            <text:p>20784</text:p>
          </table:table-cell>
          <table:table-cell office:value-type="float" office:value="51413" calcext:value-type="float">
            <text:p>51413</text:p>
          </table:table-cell>
          <table:table-cell office:value-type="float" office:value="432244" calcext:value-type="float">
            <text:p>432244</text:p>
          </table:table-cell>
          <table:table-cell office:value-type="float" office:value="20" calcext:value-type="float">
            <text:p>20</text:p>
          </table:table-cell>
          <table:table-cell office:value-type="float" office:value="6532" calcext:value-type="float">
            <text:p>6532</text:p>
          </table:table-cell>
          <table:table-cell office:value-type="float" office:value="16706067" calcext:value-type="float">
            <text:p>16706067</text:p>
          </table:table-cell>
          <table:table-cell office:value-type="float" office:value="16910459" calcext:value-type="float">
            <text:p>16910459</text:p>
          </table:table-cell>
          <table:table-cell office:value-type="float" office:value="88.49" calcext:value-type="float">
            <text:p>88.49</text:p>
          </table:table-cell>
          <table:table-cell office:value-type="float" office:value="90.5" calcext:value-type="float">
            <text:p>9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idgeAndVehicles-V20-P20-N50-unfolded.pnml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office:value-type="float" office:value="15262" calcext:value-type="float">
            <text:p>15262</text:p>
          </table:table-cell>
          <table:table-cell office:value-type="float" office:value="94357635" calcext:value-type="float">
            <text:p>94357635</text:p>
          </table:table-cell>
          <table:table-cell office:value-type="float" office:value="95204546" calcext:value-type="float">
            <text:p>95204546</text:p>
          </table:table-cell>
          <table:table-cell office:value-type="float" office:value="165.8" calcext:value-type="float">
            <text:p>165.8</text:p>
          </table:table-cell>
          <table:table-cell office:value-type="float" office:value="172.19" calcext:value-type="float">
            <text:p>172.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10-unfolded.pnml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table:number-columns-repeated="6"/>
          <table:table-cell office:value-type="float" office:value="8842" calcext:value-type="float">
            <text:p>8842</text:p>
          </table:table-cell>
          <table:table-cell office:value-type="float" office:value="29492284" calcext:value-type="float">
            <text:p>29492284</text:p>
          </table:table-cell>
          <table:table-cell office:value-type="float" office:value="30052470" calcext:value-type="float">
            <text:p>30052470</text:p>
          </table:table-cell>
          <table:table-cell office:value-type="float" office:value="199.4" calcext:value-type="float">
            <text:p>199.4</text:p>
          </table:table-cell>
          <table:table-cell office:value-type="float" office:value="206.6" calcext:value-type="float">
            <text:p>20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20-unfolded.pnml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table:number-columns-repeated="6"/>
          <table:table-cell office:value-type="float" office:value="15952" calcext:value-type="float">
            <text:p>15952</text:p>
          </table:table-cell>
          <table:table-cell office:value-type="float" office:value="98418957" calcext:value-type="float">
            <text:p>98418957</text:p>
          </table:table-cell>
          <table:table-cell office:value-type="float" office:value="98953454" calcext:value-type="float">
            <text:p>98953454</text:p>
          </table:table-cell>
          <table:table-cell office:value-type="float" office:value="128" calcext:value-type="float">
            <text:p>128</text:p>
          </table:table-cell>
          <table:table-cell office:value-type="float" office:value="133.44" calcext:value-type="float">
            <text:p>1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50-unfolded.pnml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office:value-type="float" office:value="42330" calcext:value-type="float">
            <text:p>423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table:number-columns-repeated="6"/>
          <table:table-cell office:value-type="float" office:value="37282" calcext:value-type="float">
            <text:p>37282</text:p>
          </table:table-cell>
          <table:table-cell office:value-type="float" office:value="557637012" calcext:value-type="float">
            <text:p>557637012</text:p>
          </table:table-cell>
          <table:table-cell office:value-type="float" office:value="559908164" calcext:value-type="float">
            <text:p>55990816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90.53" calcext:value-type="float">
            <text:p>190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10-unfolded.pnml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table:number-columns-repeated="6"/>
          <table:table-cell office:value-type="float" office:value="8842" calcext:value-type="float">
            <text:p>8842</text:p>
          </table:table-cell>
          <table:table-cell office:value-type="float" office:value="29492284" calcext:value-type="float">
            <text:p>29492284</text:p>
          </table:table-cell>
          <table:table-cell office:value-type="float" office:value="30052470" calcext:value-type="float">
            <text:p>30052470</text:p>
          </table:table-cell>
          <table:table-cell office:value-type="float" office:value="199.4" calcext:value-type="float">
            <text:p>199.4</text:p>
          </table:table-cell>
          <table:table-cell office:value-type="float" office:value="206.6" calcext:value-type="float">
            <text:p>20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20-unfolded.pnml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table:number-columns-repeated="6"/>
          <table:table-cell office:value-type="float" office:value="15952" calcext:value-type="float">
            <text:p>15952</text:p>
          </table:table-cell>
          <table:table-cell office:value-type="float" office:value="98418957" calcext:value-type="float">
            <text:p>98418957</text:p>
          </table:table-cell>
          <table:table-cell office:value-type="float" office:value="98953454" calcext:value-type="float">
            <text:p>98953454</text:p>
          </table:table-cell>
          <table:table-cell office:value-type="float" office:value="128" calcext:value-type="float">
            <text:p>128</text:p>
          </table:table-cell>
          <table:table-cell office:value-type="float" office:value="133.44" calcext:value-type="float">
            <text:p>1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50-unfolded.pnml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office:value-type="float" office:value="42330" calcext:value-type="float">
            <text:p>423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table:number-columns-repeated="6"/>
          <table:table-cell office:value-type="float" office:value="37282" calcext:value-type="float">
            <text:p>37282</text:p>
          </table:table-cell>
          <table:table-cell office:value-type="float" office:value="557637012" calcext:value-type="float">
            <text:p>557637012</text:p>
          </table:table-cell>
          <table:table-cell office:value-type="float" office:value="559908164" calcext:value-type="float">
            <text:p>55990816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90.53" calcext:value-type="float">
            <text:p>190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10-unfolded.pnml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table:number-columns-repeated="6"/>
          <table:table-cell office:value-type="float" office:value="14062" calcext:value-type="float">
            <text:p>14062</text:p>
          </table:table-cell>
          <table:table-cell office:value-type="float" office:value="72509918" calcext:value-type="float">
            <text:p>72509918</text:p>
          </table:table-cell>
          <table:table-cell office:value-type="float" office:value="72929531" calcext:value-type="float">
            <text:p>72929531</text:p>
          </table:table-cell>
          <table:table-cell office:value-type="float" office:value="149.77" calcext:value-type="float">
            <text:p>149.77</text:p>
          </table:table-cell>
          <table:table-cell office:value-type="float" office:value="161.43" calcext:value-type="float">
            <text:p>161.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20-unfolded.pnml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table:number-columns-repeated="6"/>
          <table:table-cell office:value-type="float" office:value="25372" calcext:value-type="float">
            <text:p>25372</text:p>
          </table:table-cell>
          <table:table-cell office:value-type="float" office:value="251141673" calcext:value-type="float">
            <text:p>251141673</text:p>
          </table:table-cell>
          <table:table-cell office:value-type="float" office:value="253654200" calcext:value-type="float">
            <text:p>253654200</text:p>
          </table:table-cell>
          <table:table-cell office:value-type="float" office:value="321.63" calcext:value-type="float">
            <text:p>321.63</text:p>
          </table:table-cell>
          <table:table-cell office:value-type="float" office:value="330.66" calcext:value-type="float">
            <text:p>330.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50-unfolded.pnml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office:value-type="float" office:value="67470" calcext:value-type="float">
            <text:p>6747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table:number-columns-repeated="6"/>
          <table:table-cell office:value-type="float" office:value="59302" calcext:value-type="float">
            <text:p>59302</text:p>
          </table:table-cell>
          <table:table-cell office:value-type="float" office:value="1413159445" calcext:value-type="float">
            <text:p>1413159445</text:p>
          </table:table-cell>
          <table:table-cell office:value-type="float" office:value="1419985500" calcext:value-type="float">
            <text:p>1419985500</text:p>
          </table:table-cell>
          <table:table-cell office:value-type="float" office:value="372.79" calcext:value-type="float">
            <text:p>372.79</text:p>
          </table:table-cell>
          <table:table-cell office:value-type="float" office:value="382.28" calcext:value-type="float">
            <text:p>382.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10-unfolded.pnml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table:number-columns-repeated="6"/>
          <table:table-cell office:value-type="float" office:value="14062" calcext:value-type="float">
            <text:p>14062</text:p>
          </table:table-cell>
          <table:table-cell office:value-type="float" office:value="74319776" calcext:value-type="float">
            <text:p>74319776</text:p>
          </table:table-cell>
          <table:table-cell office:value-type="float" office:value="75618600" calcext:value-type="float">
            <text:p>75618600</text:p>
          </table:table-cell>
          <table:table-cell office:value-type="float" office:value="298.18" calcext:value-type="float">
            <text:p>298.18</text:p>
          </table:table-cell>
          <table:table-cell office:value-type="float" office:value="308.72" calcext:value-type="float">
            <text:p>308.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20-unfolded.pnml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table:number-columns-repeated="6"/>
          <table:table-cell office:value-type="float" office:value="25372" calcext:value-type="float">
            <text:p>25372</text:p>
          </table:table-cell>
          <table:table-cell office:value-type="float" office:value="251141673" calcext:value-type="float">
            <text:p>251141673</text:p>
          </table:table-cell>
          <table:table-cell office:value-type="float" office:value="253654200" calcext:value-type="float">
            <text:p>253654200</text:p>
          </table:table-cell>
          <table:table-cell office:value-type="float" office:value="321.63" calcext:value-type="float">
            <text:p>321.63</text:p>
          </table:table-cell>
          <table:table-cell office:value-type="float" office:value="330.66" calcext:value-type="float">
            <text:p>330.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50-unfolded.pnml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office:value-type="float" office:value="67470" calcext:value-type="float">
            <text:p>6747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table:number-columns-repeated="6"/>
          <table:table-cell office:value-type="float" office:value="59302" calcext:value-type="float">
            <text:p>59302</text:p>
          </table:table-cell>
          <table:table-cell office:value-type="float" office:value="1413159445" calcext:value-type="float">
            <text:p>1413159445</text:p>
          </table:table-cell>
          <table:table-cell office:value-type="float" office:value="1419985500" calcext:value-type="float">
            <text:p>1419985500</text:p>
          </table:table-cell>
          <table:table-cell office:value-type="float" office:value="372.79" calcext:value-type="float">
            <text:p>372.79</text:p>
          </table:table-cell>
          <table:table-cell office:value-type="float" office:value="382.28" calcext:value-type="float">
            <text:p>382.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001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01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4204" calcext:value-type="float">
            <text:p>644204</text:p>
          </table:table-cell>
          <table:table-cell office:value-type="float" office:value="118" calcext:value-type="float">
            <text:p>118</text:p>
          </table:table-cell>
          <table:table-cell office:value-type="float" office:value="824" calcext:value-type="float">
            <text:p>824</text:p>
          </table:table-cell>
          <table:table-cell office:value-type="float" office:value="464" calcext:value-type="float">
            <text:p>464</text:p>
          </table:table-cell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1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040402004" calcext:value-type="float">
            <text:p>42040402004</text:p>
          </table:table-cell>
          <table:table-cell office:value-type="float" office:value="1018" calcext:value-type="float">
            <text:p>1018</text:p>
          </table:table-cell>
          <table:table-cell office:value-type="float" office:value="8024" calcext:value-type="float">
            <text:p>8024</text:p>
          </table:table-cell>
          <table:table-cell office:value-type="float" office:value="4064" calcext:value-type="float">
            <text:p>4064</text:p>
          </table:table-cell>
          <table:table-cell office:value-type="float" office:value="1062924" calcext:value-type="float">
            <text:p>106292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1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10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100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ularTrain-012.pnml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445" calcext:value-type="float">
            <text:p>1445</text:p>
          </table:table-cell>
          <table:table-cell office:value-type="float" office:value="1727" calcext:value-type="float">
            <text:p>1727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24.pnml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6515" calcext:value-type="float">
            <text:p>86515</text:p>
          </table:table-cell>
          <table:table-cell office:value-type="float" office:value="993" calcext:value-type="float">
            <text:p>993</text:p>
          </table:table-cell>
          <table:table-cell office:value-type="float" office:value="224" calcext:value-type="float">
            <text:p>224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039" calcext:value-type="float">
            <text:p>3039</text:p>
          </table:table-cell>
          <table:table-cell office:value-type="float" office:value="3680" calcext:value-type="float">
            <text:p>3680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48.pnml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3973456915" calcext:value-type="float">
            <text:p>23973456915</text:p>
          </table:table-cell>
          <table:table-cell office:value-type="float" office:value="4025" calcext:value-type="float">
            <text:p>4025</text:p>
          </table:table-cell>
          <table:table-cell office:value-type="float" office:value="448" calcext:value-type="float">
            <text:p>448</text:p>
          </table:table-cell>
          <table:table-cell office:value-type="float" office:value="555" calcext:value-type="float">
            <text:p>555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66" calcext:value-type="float">
            <text:p>6066</text:p>
          </table:table-cell>
          <table:table-cell office:value-type="float" office:value="7574" calcext:value-type="float">
            <text:p>7574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96.pnml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2.59130027829661E+021" calcext:value-type="float">
            <text:p>2591300278296610000000</text:p>
          </table:table-cell>
          <table:table-cell office:value-type="float" office:value="16297" calcext:value-type="float">
            <text:p>16297</text:p>
          </table:table-cell>
          <table:table-cell office:value-type="float" office:value="896" calcext:value-type="float">
            <text:p>896</text:p>
          </table:table-cell>
          <table:table-cell office:value-type="float" office:value="1102" calcext:value-type="float">
            <text:p>1102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453" calcext:value-type="float">
            <text:p>12453</text:p>
          </table:table-cell>
          <table:table-cell office:value-type="float" office:value="15318" calcext:value-type="float">
            <text:p>15318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ircularTrain-192.pnml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4.270230527943E+043" calcext:value-type="float">
            <text:p>42702305279430000000000000000000000000000000</text:p>
          </table:table-cell>
          <table:table-cell office:value-type="float" office:value="65770" calcext:value-type="float">
            <text:p>65770</text:p>
          </table:table-cell>
          <table:table-cell office:value-type="float" office:value="1792" calcext:value-type="float">
            <text:p>1792</text:p>
          </table:table-cell>
          <table:table-cell office:value-type="float" office:value="2195" calcext:value-type="float">
            <text:p>2195</text:p>
          </table:table-cell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5175" calcext:value-type="float">
            <text:p>25175</text:p>
          </table:table-cell>
          <table:table-cell office:value-type="float" office:value="30926" calcext:value-type="float">
            <text:p>30926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7" calcext:value-type="float">
            <text:p>10.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rcularTrain-384.pnml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614" calcext:value-type="float">
            <text:p>50614</text:p>
          </table:table-cell>
          <table:table-cell office:value-type="float" office:value="62376" calcext:value-type="float">
            <text:p>62376</text:p>
          </table:table-cell>
          <table:table-cell office:value-type="float" office:value="10.53" calcext:value-type="float">
            <text:p>10.53</text:p>
          </table:table-cell>
          <table:table-cell office:value-type="float" office:value="10.57" calcext:value-type="float">
            <text:p>10.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rcularTrain-768.pnml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01397" calcext:value-type="float">
            <text:p>101397</text:p>
          </table:table-cell>
          <table:table-cell office:value-type="float" office:value="124722" calcext:value-type="float">
            <text:p>12472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55" calcext:value-type="float">
            <text:p>10.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1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5632" calcext:value-type="float">
            <text:p>25632</text:p>
          </table:table-cell>
          <table:table-cell office:value-type="float" office:value="4349" calcext:value-type="float">
            <text:p>4349</text:p>
          </table:table-cell>
          <table:table-cell office:value-type="float" office:value="1158" calcext:value-type="float">
            <text:p>1158</text:p>
          </table:table-cell>
          <table:table-cell office:value-type="float" office:value="1838" calcext:value-type="float">
            <text:p>1838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2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349874" calcext:value-type="float">
            <text:p>349874</text:p>
          </table:table-cell>
          <table:table-cell office:value-type="float" office:value="8904" calcext:value-type="float">
            <text:p>8904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3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465206" calcext:value-type="float">
            <text:p>1465206</text:p>
          </table:table-cell>
          <table:table-cell office:value-type="float" office:value="10779" calcext:value-type="float">
            <text:p>10779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4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409739" calcext:value-type="float">
            <text:p>2409739</text:p>
          </table:table-cell>
          <table:table-cell office:value-type="float" office:value="11055" calcext:value-type="float">
            <text:p>11055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5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657242" calcext:value-type="float">
            <text:p>1657242</text:p>
          </table:table-cell>
          <table:table-cell office:value-type="float" office:value="10287" calcext:value-type="float">
            <text:p>10287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s_repetitions-10-unfolded.pnml</text:p>
          </table:table-cell>
          <table:table-cell office:value-type="float" office:value="1311" calcext:value-type="float">
            <text:p>1311</text:p>
          </table:table-cell>
          <table:table-cell office:value-type="float" office:value="2300" calcext:value-type="float">
            <text:p>2300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2300" calcext:value-type="float">
            <text:p>2300</text:p>
          </table:table-cell>
          <table:table-cell table:number-columns-repeated="6"/>
          <table:table-cell office:value-type="float" office:value="12166" calcext:value-type="float">
            <text:p>12166</text:p>
          </table:table-cell>
          <table:table-cell office:value-type="float" office:value="39472399" calcext:value-type="float">
            <text:p>39472399</text:p>
          </table:table-cell>
          <table:table-cell office:value-type="float" office:value="44532743" calcext:value-type="float">
            <text:p>44532743</text:p>
          </table:table-cell>
          <table:table-cell office:value-type="float" office:value="847.32" calcext:value-type="float">
            <text:p>847.32</text:p>
          </table:table-cell>
          <table:table-cell office:value-type="float" office:value="932.46" calcext:value-type="float">
            <text:p>932.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2-unfolded.pnml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424" calcext:value-type="float">
            <text:p>7424</text:p>
          </table:table-cell>
          <table:table-cell office:value-type="float" office:value="631" calcext:value-type="float">
            <text:p>631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949" calcext:value-type="float">
            <text:p>3949</text:p>
          </table:table-cell>
          <table:table-cell office:value-type="float" office:value="4922" calcext:value-type="float">
            <text:p>4922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3-unfolded.pnml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34074721" calcext:value-type="float">
            <text:p>134074721</text:p>
          </table:table-cell>
          <table:table-cell office:value-type="float" office:value="9074" calcext:value-type="float">
            <text:p>9074</text:p>
          </table:table-cell>
          <table:table-cell office:value-type="float" office:value="1092" calcext:value-type="float">
            <text:p>1092</text:p>
          </table:table-cell>
          <table:table-cell office:value-type="float" office:value="1407" calcext:value-type="float">
            <text:p>1407</text:p>
          </table:table-cell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38112" calcext:value-type="float">
            <text:p>38112</text:p>
          </table:table-cell>
          <table:table-cell office:value-type="float" office:value="43871" calcext:value-type="float">
            <text:p>43871</text:p>
          </table:table-cell>
          <table:table-cell office:value-type="float" office:value="29.4" calcext:value-type="float">
            <text:p>29.4</text:p>
          </table:table-cell>
          <table:table-cell office:value-type="float" office:value="31.7" calcext:value-type="float">
            <text:p>31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4-unfolded.pnml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30948223090688" calcext:value-type="float">
            <text:p>30948223090688</text:p>
          </table:table-cell>
          <table:table-cell office:value-type="float" office:value="42093" calcext:value-type="float">
            <text:p>42093</text:p>
          </table:table-cell>
          <table:table-cell office:value-type="float" office:value="3322" calcext:value-type="float">
            <text:p>3322</text:p>
          </table:table-cell>
          <table:table-cell office:value-type="float" office:value="3981" calcext:value-type="float">
            <text:p>3981</text:p>
          </table:table-cell>
          <table:table-cell office:value-type="float" office:value="3856" calcext:value-type="float">
            <text:p>3856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  <table:table-cell office:value-type="float" office:value="192776" calcext:value-type="float">
            <text:p>192776</text:p>
          </table:table-cell>
          <table:table-cell office:value-type="float" office:value="216445" calcext:value-type="float">
            <text:p>216445</text:p>
          </table:table-cell>
          <table:table-cell office:value-type="float" office:value="60.3" calcext:value-type="float">
            <text:p>60.3</text:p>
          </table:table-cell>
          <table:table-cell office:value-type="float" office:value="64.6" calcext:value-type="float">
            <text:p>64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s_repetitions-5-unfolded.pnml</text:p>
          </table:table-cell>
          <table:table-cell office:value-type="float" office:value="206" calcext:value-type="float">
            <text:p>206</text:p>
          </table:table-cell>
          <table:table-cell office:value-type="float" office:value="325" calcext:value-type="float">
            <text:p>325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1628" calcext:value-type="float">
            <text:p>1628</text:p>
          </table:table-cell>
          <table:table-cell office:value-type="float" office:value="687699" calcext:value-type="float">
            <text:p>687699</text:p>
          </table:table-cell>
          <table:table-cell office:value-type="float" office:value="778092" calcext:value-type="float">
            <text:p>778092</text:p>
          </table:table-cell>
          <table:table-cell office:value-type="float" office:value="117.2" calcext:value-type="float">
            <text:p>117.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7-unfolded.pnml</text:p>
          </table:table-cell>
          <table:table-cell office:value-type="float" office:value="498" calcext:value-type="float">
            <text:p>498</text:p>
          </table:table-cell>
          <table:table-cell office:value-type="float" office:value="833" calcext:value-type="float">
            <text:p>833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4314" calcext:value-type="float">
            <text:p>4314</text:p>
          </table:table-cell>
          <table:table-cell office:value-type="float" office:value="4981855" calcext:value-type="float">
            <text:p>4981855</text:p>
          </table:table-cell>
          <table:table-cell office:value-type="float" office:value="5609901" calcext:value-type="float">
            <text:p>5609901</text:p>
          </table:table-cell>
          <table:table-cell office:value-type="float" office:value="304.7" calcext:value-type="float">
            <text:p>304.7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base10UNFOLD.pnml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5207" calcext:value-type="float">
            <text:p>5207</text:p>
          </table:table-cell>
          <table:table-cell office:value-type="float" office:value="4677426" calcext:value-type="float">
            <text:p>4677426</text:p>
          </table:table-cell>
          <table:table-cell office:value-type="float" office:value="5386245" calcext:value-type="float">
            <text:p>5386245</text:p>
          </table:table-cell>
          <table:table-cell office:value-type="float" office:value="383.8" calcext:value-type="float">
            <text:p>383.8</text:p>
          </table:table-cell>
          <table:table-cell office:value-type="float" office:value="424.1" calcext:value-type="float">
            <text:p>424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20UNFOLD.pnml</text:p>
          </table:table-cell>
          <table:table-cell office:value-type="float" office:value="3260" calcext:value-type="float">
            <text:p>3260</text:p>
          </table:table-cell>
          <table:table-cell office:value-type="float" office:value="3200" calcext:value-type="float">
            <text:p>3200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3200" calcext:value-type="float">
            <text:p>3200</text:p>
          </table:table-cell>
          <table:table-cell table:number-columns-repeated="6"/>
          <table:table-cell office:value-type="float" office:value="28997" calcext:value-type="float">
            <text:p>28997</text:p>
          </table:table-cell>
          <table:table-cell office:value-type="float" office:value="80995590" calcext:value-type="float">
            <text:p>80995590</text:p>
          </table:table-cell>
          <table:table-cell office:value-type="float" office:value="87907803" calcext:value-type="float">
            <text:p>87907803</text:p>
          </table:table-cell>
          <table:table-cell office:value-type="float" office:value="910.52" calcext:value-type="float">
            <text:p>910.52</text:p>
          </table:table-cell>
          <table:table-cell office:value-type="float" office:value="997.25" calcext:value-type="float">
            <text:p>997.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2UNFOLD.pnml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111" calcext:value-type="float">
            <text:p>2111</text:p>
          </table:table-cell>
          <table:table-cell office:value-type="float" office:value="2964" calcext:value-type="float">
            <text:p>2964</text:p>
          </table:table-cell>
          <table:table-cell office:value-type="float" office:value="9.09" calcext:value-type="float">
            <text:p>9.09</text:p>
          </table:table-cell>
          <table:table-cell office:value-type="float" office:value="9.3" calcext:value-type="float">
            <text:p>9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40UNFOLD.pnml</text:p>
          </table:table-cell>
          <table:table-cell office:value-type="float" office:value="12920" calcext:value-type="float">
            <text:p>12920</text:p>
          </table:table-cell>
          <table:table-cell office:value-type="float" office:value="12800" calcext:value-type="float">
            <text:p>12800</text:p>
          </table:table-cell>
          <table:table-cell office:value-type="float" office:value="156800" calcext:value-type="float">
            <text:p>1568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0718" calcext:value-type="float">
            <text:p>180718</text:p>
          </table:table-cell>
          <table:table-cell office:value-type="float" office:value="3294482403" calcext:value-type="float">
            <text:p>3294482403</text:p>
          </table:table-cell>
          <table:table-cell office:value-type="float" office:value="3566140686" calcext:value-type="float">
            <text:p>356614068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base4UNFOLD.pnml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4717886881" calcext:value-type="float">
            <text:p>4717886881</text:p>
          </table:table-cell>
          <table:table-cell office:value-type="float" office:value="394610" calcext:value-type="float">
            <text:p>394610</text:p>
          </table:table-cell>
          <table:table-cell office:value-type="float" office:value="832" calcext:value-type="float">
            <text:p>832</text:p>
          </table:table-cell>
          <table:table-cell office:value-type="float" office:value="1281" calcext:value-type="float">
            <text:p>1281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63249" calcext:value-type="float">
            <text:p>63249</text:p>
          </table:table-cell>
          <table:table-cell office:value-type="float" office:value="77399" calcext:value-type="float">
            <text:p>77399</text:p>
          </table:table-cell>
          <table:table-cell office:value-type="float" office:value="48.6" calcext:value-type="float">
            <text:p>48.6</text:p>
          </table:table-cell>
          <table:table-cell office:value-type="float" office:value="53.8" calcext:value-type="float">
            <text:p>53.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ekker-10.pnml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6144" calcext:value-type="float">
            <text:p>6144</text:p>
          </table:table-cell>
          <table:table-cell office:value-type="float" office:value="6624" calcext:value-type="float">
            <text:p>6624</text:p>
          </table:table-cell>
          <table:table-cell office:value-type="float" office:value="1280" calcext:value-type="float">
            <text:p>1280</text:p>
          </table:table-cell>
          <table:table-cell office:value-type="float" office:value="1454" calcext:value-type="float">
            <text:p>1454</text:p>
          </table:table-cell>
          <table:table-cell office:value-type="float" office:value="15960" calcext:value-type="float">
            <text:p>15960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84754" calcext:value-type="float">
            <text:p>184754</text:p>
          </table:table-cell>
          <table:table-cell office:value-type="float" office:value="203056" calcext:value-type="float">
            <text:p>203056</text:p>
          </table:table-cell>
          <table:table-cell office:value-type="float" office:value="38.3" calcext:value-type="float">
            <text:p>38.3</text:p>
          </table:table-cell>
          <table:table-cell office:value-type="float" office:value="39.7" calcext:value-type="float">
            <text:p>39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100.pnml</text:p>
          </table:table-cell>
          <table:table-cell office:value-type="float" office:value="500" calcext:value-type="float">
            <text:p>500</text:p>
          </table:table-cell>
          <table:table-cell office:value-type="float" office:value="10200" calcext:value-type="float">
            <text:p>10200</text:p>
          </table:table-cell>
          <table:table-cell office:value-type="float" office:value="80200" calcext:value-type="float">
            <text:p>802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200" calcext:value-type="float">
            <text:p>10200</text:p>
          </table:table-cell>
          <table:table-cell table:number-columns-repeated="6"/>
          <table:table-cell office:value-type="float" office:value="70872" calcext:value-type="float">
            <text:p>70872</text:p>
          </table:table-cell>
          <table:table-cell office:value-type="float" office:value="1616424237" calcext:value-type="float">
            <text:p>1616424237</text:p>
          </table:table-cell>
          <table:table-cell office:value-type="float" office:value="1632254849" calcext:value-type="float">
            <text:p>1632254849</text:p>
          </table:table-cell>
          <table:table-cell office:value-type="float" office:value="400.17" calcext:value-type="float">
            <text:p>400.17</text:p>
          </table:table-cell>
          <table:table-cell office:value-type="float" office:value="412.59" calcext:value-type="float">
            <text:p>412.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ekker-15.pnml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78528" calcext:value-type="float">
            <text:p>278528</text:p>
          </table:table-cell>
          <table:table-cell office:value-type="float" office:value="174024" calcext:value-type="float">
            <text:p>174024</text:p>
          </table:table-cell>
          <table:table-cell office:value-type="float" office:value="2820" calcext:value-type="float">
            <text:p>2820</text:p>
          </table:table-cell>
          <table:table-cell office:value-type="float" office:value="3229" calcext:value-type="float">
            <text:p>3229</text:p>
          </table:table-cell>
          <table:table-cell office:value-type="float" office:value="738630" calcext:value-type="float">
            <text:p>738630</text:p>
          </table:table-cell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887942" calcext:value-type="float">
            <text:p>887942</text:p>
          </table:table-cell>
          <table:table-cell office:value-type="float" office:value="945043" calcext:value-type="float">
            <text:p>945043</text:p>
          </table:table-cell>
          <table:table-cell office:value-type="float" office:value="57.29" calcext:value-type="float">
            <text:p>57.29</text:p>
          </table:table-cell>
          <table:table-cell office:value-type="float" office:value="59.1" calcext:value-type="float">
            <text:p>5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20.pnml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537697" calcext:value-type="float">
            <text:p>5537697</text:p>
          </table:table-cell>
          <table:table-cell office:value-type="float" office:value="4960" calcext:value-type="float">
            <text:p>4960</text:p>
          </table:table-cell>
          <table:table-cell office:value-type="float" office:value="5702" calcext:value-type="float">
            <text:p>5702</text:p>
          </table:table-cell>
          <table:table-cell office:value-type="float" office:value="31459680" calcext:value-type="float">
            <text:p>31459680</text:p>
          </table:table-cell>
          <table:table-cell office:value-type="float" office:value="1" calcext:value-type="float">
            <text:p>1</text:p>
          </table:table-cell>
          <table:table-cell office:value-type="float" office:value="2952" calcext:value-type="float">
            <text:p>2952</text:p>
          </table:table-cell>
          <table:table-cell office:value-type="float" office:value="2729502" calcext:value-type="float">
            <text:p>2729502</text:p>
          </table:table-cell>
          <table:table-cell office:value-type="float" office:value="2863802" calcext:value-type="float">
            <text:p>2863802</text:p>
          </table:table-cell>
          <table:table-cell office:value-type="float" office:value="77.88" calcext:value-type="float">
            <text:p>77.88</text:p>
          </table:table-cell>
          <table:table-cell office:value-type="float" office:value="80.32" calcext:value-type="float">
            <text:p>80.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kker-200.pnml</text:p>
          </table:table-cell>
          <table:table-cell office:value-type="float" office:value="1000" calcext:value-type="float">
            <text:p>1000</text:p>
          </table:table-cell>
          <table:table-cell office:value-type="float" office:value="40400" calcext:value-type="float">
            <text:p>40400</text:p>
          </table:table-cell>
          <table:table-cell office:value-type="float" office:value="320400" calcext:value-type="float">
            <text:p>32040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50.pnml</text:p>
          </table:table-cell>
          <table:table-cell office:value-type="float" office:value="250" calcext:value-type="float">
            <text:p>250</text:p>
          </table:table-cell>
          <table:table-cell office:value-type="float" office:value="2600" calcext:value-type="float">
            <text:p>2600</text:p>
          </table:table-cell>
          <table:table-cell office:value-type="float" office:value="20100" calcext:value-type="float">
            <text:p>201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600" calcext:value-type="float">
            <text:p>2600</text:p>
          </table:table-cell>
          <table:table-cell table:number-columns-repeated="6"/>
          <table:table-cell office:value-type="float" office:value="17922" calcext:value-type="float">
            <text:p>17922</text:p>
          </table:table-cell>
          <table:table-cell office:value-type="float" office:value="102743995" calcext:value-type="float">
            <text:p>102743995</text:p>
          </table:table-cell>
          <table:table-cell office:value-type="float" office:value="104742456" calcext:value-type="float">
            <text:p>104742456</text:p>
          </table:table-cell>
          <table:table-cell office:value-type="float" office:value="198.23" calcext:value-type="float">
            <text:p>198.23</text:p>
          </table:table-cell>
          <table:table-cell office:value-type="float" office:value="204.83" calcext:value-type="float">
            <text:p>204.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stributeur-01-unfolded-02.pnml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096" calcext:value-type="float">
            <text:p>4096</text:p>
          </table:table-cell>
          <table:table-cell office:value-type="float" office:value="52" calcext:value-type="float">
            <text:p>52</text:p>
          </table:table-cell>
          <table:table-cell office:value-type="float" office:value="880" calcext:value-type="float">
            <text:p>880</text:p>
          </table:table-cell>
          <table:table-cell office:value-type="float" office:value="936" calcext:value-type="float">
            <text:p>936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03588" calcext:value-type="float">
            <text:p>103588</text:p>
          </table:table-cell>
          <table:table-cell office:value-type="float" office:value="109873" calcext:value-type="float">
            <text:p>109873</text:p>
          </table:table-cell>
          <table:table-cell office:value-type="float" office:value="25.8" calcext:value-type="float">
            <text:p>25.8</text:p>
          </table:table-cell>
          <table:table-cell office:value-type="float" office:value="26.6" calcext:value-type="float">
            <text:p>2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stributeur-01-unfolded-10.pnml</text:p>
          </table:table-cell>
          <table:table-cell office:value-type="float" office:value="120" calcext:value-type="float">
            <text:p>120</text:p>
          </table:table-cell>
          <table:table-cell office:value-type="float" office:value="111160" calcext:value-type="float">
            <text:p>111160</text:p>
          </table:table-cell>
          <table:table-cell office:value-type="float" office:value="1026520" calcext:value-type="float">
            <text:p>102652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cho-d2r11.pnml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1670794" calcext:value-type="float">
            <text:p>1670794</text:p>
          </table:table-cell>
          <table:table-cell office:value-type="float" office:value="2070185" calcext:value-type="float">
            <text:p>2070185</text:p>
          </table:table-cell>
          <table:table-cell office:value-type="float" office:value="105.7" calcext:value-type="float">
            <text:p>105.7</text:p>
          </table:table-cell>
          <table:table-cell office:value-type="float" office:value="111.4" calcext:value-type="float">
            <text:p>111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2r15.pnml</text:p>
          </table:table-cell>
          <table:table-cell office:value-type="float" office:value="2127" calcext:value-type="float">
            <text:p>2127</text:p>
          </table:table-cell>
          <table:table-cell office:value-type="float" office:value="1674" calcext:value-type="float">
            <text:p>1674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office:value-type="float" office:value="1715" calcext:value-type="float">
            <text:p>1715</text:p>
          </table:table-cell>
          <table:table-cell office:value-type="float" office:value="3940573" calcext:value-type="float">
            <text:p>3940573</text:p>
          </table:table-cell>
          <table:table-cell office:value-type="float" office:value="5347040" calcext:value-type="float">
            <text:p>5347040</text:p>
          </table:table-cell>
          <table:table-cell office:value-type="float" office:value="156.76" calcext:value-type="float">
            <text:p>156.76</text:p>
          </table:table-cell>
          <table:table-cell office:value-type="float" office:value="166.36" calcext:value-type="float">
            <text:p>166.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cho-d2r19.pnml</text:p>
          </table:table-cell>
          <table:table-cell office:value-type="float" office:value="3455" calcext:value-type="float">
            <text:p>3455</text:p>
          </table:table-cell>
          <table:table-cell office:value-type="float" office:value="2730" calcext:value-type="float">
            <text:p>2730</text:p>
          </table:table-cell>
          <table:table-cell office:value-type="float" office:value="15940" calcext:value-type="float">
            <text:p>15940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2730" calcext:value-type="float">
            <text:p>2730</text:p>
          </table:table-cell>
          <table:table-cell table:number-columns-repeated="6"/>
          <table:table-cell office:value-type="float" office:value="2066" calcext:value-type="float">
            <text:p>2066</text:p>
          </table:table-cell>
          <table:table-cell office:value-type="float" office:value="8867991" calcext:value-type="float">
            <text:p>8867991</text:p>
          </table:table-cell>
          <table:table-cell office:value-type="float" office:value="11531699" calcext:value-type="float">
            <text:p>11531699</text:p>
          </table:table-cell>
          <table:table-cell office:value-type="float" office:value="193.4" calcext:value-type="float">
            <text:p>193.4</text:p>
          </table:table-cell>
          <table:table-cell office:value-type="float" office:value="205.06" calcext:value-type="float">
            <text:p>205.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2r9.pnml</text:p>
          </table:table-cell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828085" calcext:value-type="float">
            <text:p>828085</text:p>
          </table:table-cell>
          <table:table-cell office:value-type="float" office:value="1039038" calcext:value-type="float">
            <text:p>1039038</text:p>
          </table:table-cell>
          <table:table-cell office:value-type="float" office:value="91.66" calcext:value-type="float">
            <text:p>91.66</text:p>
          </table:table-cell>
          <table:table-cell office:value-type="float" office:value="96.81" calcext:value-type="float">
            <text:p>96.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3r3.pnml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316801" calcext:value-type="float">
            <text:p>316801</text:p>
          </table:table-cell>
          <table:table-cell office:value-type="float" office:value="404332" calcext:value-type="float">
            <text:p>404332</text:p>
          </table:table-cell>
          <table:table-cell office:value-type="float" office:value="83.05" calcext:value-type="float">
            <text:p>83.05</text:p>
          </table:table-cell>
          <table:table-cell office:value-type="float" office:value="87.39" calcext:value-type="float">
            <text:p>87.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cho-d3r5.pnml</text:p>
          </table:table-cell>
          <table:table-cell office:value-type="float" office:value="1445" calcext:value-type="float">
            <text:p>1445</text:p>
          </table:table-cell>
          <table:table-cell office:value-type="float" office:value="1190" calcext:value-type="float">
            <text:p>1190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190" calcext:value-type="float">
            <text:p>1190</text:p>
          </table:table-cell>
          <table:table-cell table:number-columns-repeated="6"/>
          <table:table-cell office:value-type="float" office:value="3236" calcext:value-type="float">
            <text:p>3236</text:p>
          </table:table-cell>
          <table:table-cell office:value-type="float" office:value="8035142" calcext:value-type="float">
            <text:p>8035142</text:p>
          </table:table-cell>
          <table:table-cell office:value-type="float" office:value="9224285" calcext:value-type="float">
            <text:p>9224285</text:p>
          </table:table-cell>
          <table:table-cell office:value-type="float" office:value="295.45" calcext:value-type="float">
            <text:p>295.45</text:p>
          </table:table-cell>
          <table:table-cell office:value-type="float" office:value="315.07" calcext:value-type="float">
            <text:p>315.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cho-d3r7.pnml</text:p>
          </table:table-cell>
          <table:table-cell office:value-type="float" office:value="4209" calcext:value-type="float">
            <text:p>4209</text:p>
          </table:table-cell>
          <table:table-cell office:value-type="float" office:value="3518" calcext:value-type="float">
            <text:p>3518</text:p>
          </table:table-cell>
          <table:table-cell office:value-type="float" office:value="25540" calcext:value-type="float">
            <text:p>25540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float" office:value="3518" calcext:value-type="float">
            <text:p>3518</text:p>
          </table:table-cell>
          <table:table-cell table:number-columns-repeated="6"/>
          <table:table-cell office:value-type="float" office:value="6799" calcext:value-type="float">
            <text:p>6799</text:p>
          </table:table-cell>
          <table:table-cell office:value-type="float" office:value="45975254" calcext:value-type="float">
            <text:p>45975254</text:p>
          </table:table-cell>
          <table:table-cell office:value-type="float" office:value="61213764" calcext:value-type="float">
            <text:p>61213764</text:p>
          </table:table-cell>
          <table:table-cell office:value-type="float" office:value="627.28" calcext:value-type="float">
            <text:p>627.28</text:p>
          </table:table-cell>
          <table:table-cell office:value-type="float" office:value="668.71" calcext:value-type="float">
            <text:p>668.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cho-d4r3.pnml</text:p>
          </table:table-cell>
          <table:table-cell office:value-type="float" office:value="1019" calcext:value-type="float">
            <text:p>1019</text:p>
          </table:table-cell>
          <table:table-cell office:value-type="float" office:value="850" calcext:value-type="float">
            <text:p>850</text:p>
          </table:table-cell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float" office:value="3143" calcext:value-type="float">
            <text:p>3143</text:p>
          </table:table-cell>
          <table:table-cell office:value-type="float" office:value="5906837" calcext:value-type="float">
            <text:p>5906837</text:p>
          </table:table-cell>
          <table:table-cell office:value-type="float" office:value="7805660" calcext:value-type="float">
            <text:p>7805660</text:p>
          </table:table-cell>
          <table:table-cell office:value-type="float" office:value="322.6" calcext:value-type="float">
            <text:p>322.6</text:p>
          </table:table-cell>
          <table:table-cell office:value-type="float" office:value="344.2" calcext:value-type="float">
            <text:p>344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cho-d5r3.pnml</text:p>
          </table:table-cell>
          <table:table-cell office:value-type="float" office:value="3717" calcext:value-type="float">
            <text:p>3717</text:p>
          </table:table-cell>
          <table:table-cell office:value-type="float" office:value="3222" calcext:value-type="float">
            <text:p>3222</text:p>
          </table:table-cell>
          <table:table-cell office:value-type="float" office:value="28404" calcext:value-type="float">
            <text:p>28404</text:p>
          </table:table-cell>
          <table:table-cell office:value-type="float" office:value="0" calcext:value-type="float">
            <text:p>0</text:p>
          </table:table-cell>
          <table:table-cell office:value-type="float" office:value="3717" calcext:value-type="float">
            <text:p>3717</text:p>
          </table:table-cell>
          <table:table-cell office:value-type="float" office:value="3222" calcext:value-type="float">
            <text:p>3222</text:p>
          </table:table-cell>
          <table:table-cell table:number-columns-repeated="6"/>
          <table:table-cell office:value-type="float" office:value="12872" calcext:value-type="float">
            <text:p>12872</text:p>
          </table:table-cell>
          <table:table-cell office:value-type="float" office:value="105114195" calcext:value-type="float">
            <text:p>105114195</text:p>
          </table:table-cell>
          <table:table-cell office:value-type="float" office:value="134885556" calcext:value-type="float">
            <text:p>134885556</text:p>
          </table:table-cell>
          <table:table-cell office:value-type="float" office:value="1073.9" calcext:value-type="float">
            <text:p>1073.9</text:p>
          </table:table-cell>
          <table:table-cell office:value-type="float" office:value="1167.2" calcext:value-type="float">
            <text:p>1167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ergyBus.pnml</text:p>
          </table:table-cell>
          <table:table-cell office:value-type="float" office:value="157" calcext:value-type="float">
            <text:p>157</text:p>
          </table:table-cell>
          <table:table-cell office:value-type="float" office:value="4430" calcext:value-type="float">
            <text:p>4430</text:p>
          </table:table-cell>
          <table:table-cell office:value-type="float" office:value="63389" calcext:value-type="float">
            <text:p>6338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4430" calcext:value-type="float">
            <text:p>4430</text:p>
          </table:table-cell>
          <table:table-cell office:value-type="float" office:value="2131836945601" calcext:value-type="float">
            <text:p>2131836945601</text:p>
          </table:table-cell>
          <table:table-cell office:value-type="float" office:value="26240" calcext:value-type="float">
            <text:p>26240</text:p>
          </table:table-cell>
          <table:table-cell office:value-type="float" office:value="65401" calcext:value-type="float">
            <text:p>65401</text:p>
          </table:table-cell>
          <table:table-cell office:value-type="float" office:value="71072" calcext:value-type="float">
            <text:p>71072</text:p>
          </table:table-cell>
          <table:table-cell office:value-type="float" office:value="901848" calcext:value-type="float">
            <text:p>901848</text:p>
          </table:table-cell>
          <table:table-cell office:value-type="float" office:value="1" calcext:value-type="float">
            <text:p>1</text:p>
          </table:table-cell>
          <table:table-cell office:value-type="float" office:value="50205" calcext:value-type="float">
            <text:p>50205</text:p>
          </table:table-cell>
          <table:table-cell office:value-type="float" office:value="1432871160" calcext:value-type="float">
            <text:p>1432871160</text:p>
          </table:table-cell>
          <table:table-cell office:value-type="float" office:value="1631504712" calcext:value-type="float">
            <text:p>1631504712</text:p>
          </table:table-cell>
          <table:table-cell office:value-type="float" office:value="7639.2" calcext:value-type="float">
            <text:p>7639.2</text:p>
          </table:table-cell>
          <table:table-cell office:value-type="float" office:value="8191.6" calcext:value-type="float">
            <text:p>8191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ratosthenes-010.pnm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363" calcext:value-type="float">
            <text:p>363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020.pnml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2084" calcext:value-type="float">
            <text:p>2084</text:p>
          </table:table-cell>
          <table:table-cell office:value-type="float" office:value="2354" calcext:value-type="float">
            <text:p>23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050.pnml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26366" calcext:value-type="float">
            <text:p>26366</text:p>
          </table:table-cell>
          <table:table-cell office:value-type="float" office:value="29732" calcext:value-type="float">
            <text:p>29732</text:p>
          </table:table-cell>
          <table:table-cell office:value-type="float" office:value="23.3" calcext:value-type="float">
            <text:p>23.3</text:p>
          </table:table-cell>
          <table:table-cell office:value-type="float" office:value="25.3" calcext:value-type="float">
            <text:p>25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100.pnml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79" calcext:value-type="float">
            <text:p>679</text:p>
          </table:table-cell>
          <table:table-cell office:value-type="float" office:value="170365" calcext:value-type="float">
            <text:p>170365</text:p>
          </table:table-cell>
          <table:table-cell office:value-type="float" office:value="192288" calcext:value-type="float">
            <text:p>192288</text:p>
          </table:table-cell>
          <table:table-cell office:value-type="float" office:value="61.5" calcext:value-type="float">
            <text:p>61.5</text:p>
          </table:table-cell>
          <table:table-cell office:value-type="float" office:value="66.6" calcext:value-type="float">
            <text:p>6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200.pnml</text:p>
          </table:table-cell>
          <table:table-cell office:value-type="float" office:value="199" calcext:value-type="float">
            <text:p>199</text:p>
          </table:table-cell>
          <table:table-cell office:value-type="float" office:value="699" calcext:value-type="float">
            <text:p>699</text:p>
          </table:table-cell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253" calcext:value-type="float">
            <text:p>2253</text:p>
          </table:table-cell>
          <table:table-cell office:value-type="float" office:value="1201931" calcext:value-type="float">
            <text:p>1201931</text:p>
          </table:table-cell>
          <table:table-cell office:value-type="float" office:value="1336774" calcext:value-type="float">
            <text:p>1336774</text:p>
          </table:table-cell>
          <table:table-cell office:value-type="float" office:value="143.6" calcext:value-type="float">
            <text:p>143.6</text:p>
          </table:table-cell>
          <table:table-cell office:value-type="float" office:value="155.4" calcext:value-type="float">
            <text:p>155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500.pnml</text:p>
          </table:table-cell>
          <table:table-cell office:value-type="float" office:value="499" calcext:value-type="float">
            <text:p>499</text:p>
          </table:table-cell>
          <table:table-cell office:value-type="float" office:value="2191" calcext:value-type="float">
            <text:p>2191</text:p>
          </table:table-cell>
          <table:table-cell office:value-type="float" office:value="6573" calcext:value-type="float">
            <text:p>657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743" calcext:value-type="float">
            <text:p>6743</text:p>
          </table:table-cell>
          <table:table-cell office:value-type="float" office:value="12643360" calcext:value-type="float">
            <text:p>12643360</text:p>
          </table:table-cell>
          <table:table-cell office:value-type="float" office:value="13596172" calcext:value-type="float">
            <text:p>13596172</text:p>
          </table:table-cell>
          <table:table-cell office:value-type="float" office:value="357.4" calcext:value-type="float">
            <text:p>357.4</text:p>
          </table:table-cell>
          <table:table-cell office:value-type="float" office:value="410.8" calcext:value-type="float">
            <text:p>410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001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01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047" calcext:value-type="float">
            <text:p>47047</text:p>
          </table:table-cell>
          <table:table-cell office:value-type="float" office:value="396" calcext:value-type="float">
            <text:p>396</text:p>
          </table:table-cell>
          <table:table-cell office:value-type="float" office:value="1175" calcext:value-type="float">
            <text:p>1175</text:p>
          </table:table-cell>
          <table:table-cell office:value-type="float" office:value="979" calcext:value-type="float">
            <text:p>979</text:p>
          </table:table-cell>
          <table:table-cell office:value-type="float" office:value="4411" calcext:value-type="float">
            <text:p>44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1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914114086" calcext:value-type="float">
            <text:p>15914114086</text:p>
          </table:table-cell>
          <table:table-cell office:value-type="float" office:value="26361" calcext:value-type="float">
            <text:p>26361</text:p>
          </table:table-cell>
          <table:table-cell office:value-type="float" office:value="61250" calcext:value-type="float">
            <text:p>61250</text:p>
          </table:table-cell>
          <table:table-cell office:value-type="float" office:value="58984" calcext:value-type="float">
            <text:p>58984</text:p>
          </table:table-cell>
          <table:table-cell office:value-type="float" office:value="14522386" calcext:value-type="float">
            <text:p>1452238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rk-001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10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100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1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01413200" calcext:value-type="float">
            <text:p>2501413200</text:p>
          </table:table-cell>
          <table:table-cell office:value-type="float" office:value="1437" calcext:value-type="float">
            <text:p>1437</text:p>
          </table:table-cell>
          <table:table-cell office:value-type="float" office:value="1505" calcext:value-type="float">
            <text:p>1505</text:p>
          </table:table-cell>
          <table:table-cell office:value-type="float" office:value="1365" calcext:value-type="float">
            <text:p>136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1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.70305727248432E+021" calcext:value-type="float">
            <text:p>2703057272484320000000</text:p>
          </table:table-cell>
          <table:table-cell office:value-type="float" office:value="264627" calcext:value-type="float">
            <text:p>264627</text:p>
          </table:table-cell>
          <table:table-cell office:value-type="float" office:value="86555" calcext:value-type="float">
            <text:p>86555</text:p>
          </table:table-cell>
          <table:table-cell office:value-type="float" office:value="84885" calcext:value-type="float">
            <text:p>84885</text:p>
          </table:table-cell>
          <table:table-cell office:value-type="float" office:value="765863" calcext:value-type="float">
            <text:p>765863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MS-2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444" calcext:value-type="float">
            <text:p>3444</text:p>
          </table:table-cell>
          <table:table-cell office:value-type="float" office:value="123" calcext:value-type="float">
            <text:p>123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2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029168852784" calcext:value-type="float">
            <text:p>6029168852784</text:p>
          </table:table-cell>
          <table:table-cell office:value-type="float" office:value="5747" calcext:value-type="float">
            <text:p>5747</text:p>
          </table:table-cell>
          <table:table-cell office:value-type="float" office:value="4555" calcext:value-type="float">
            <text:p>4555</text:p>
          </table:table-cell>
          <table:table-cell office:value-type="float" office:value="4245" calcext:value-type="float">
            <text:p>4245</text:p>
          </table:table-cell>
          <table:table-cell office:value-type="float" office:value="9983" calcext:value-type="float">
            <text:p>998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2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95363541536061E+025" calcext:value-type="float">
            <text:p>19536354153606100000000000</text:p>
          </table:table-cell>
          <table:table-cell office:value-type="float" office:value="1719227" calcext:value-type="float">
            <text:p>1719227</text:p>
          </table:table-cell>
          <table:table-cell office:value-type="float" office:value="333055" calcext:value-type="float">
            <text:p>333055</text:p>
          </table:table-cell>
          <table:table-cell office:value-type="float" office:value="329685" calcext:value-type="float">
            <text:p>329685</text:p>
          </table:table-cell>
          <table:table-cell office:value-type="float" office:value="5721713" calcext:value-type="float">
            <text:p>5721713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MS-5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95018" calcext:value-type="float">
            <text:p>2895018</text:p>
          </table:table-cell>
          <table:table-cell office:value-type="float" office:value="432" calcext:value-type="float">
            <text:p>432</text:p>
          </table:table-cell>
          <table:table-cell office:value-type="float" office:value="580" calcext:value-type="float">
            <text:p>580</text:p>
          </table:table-cell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5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24025581818266E+017" calcext:value-type="float">
            <text:p>424025581818266000</text:p>
          </table:table-cell>
          <table:table-cell office:value-type="float" office:value="46077" calcext:value-type="float">
            <text:p>46077</text:p>
          </table:table-cell>
          <table:table-cell office:value-type="float" office:value="23305" calcext:value-type="float">
            <text:p>23305</text:p>
          </table:table-cell>
          <table:table-cell office:value-type="float" office:value="22485" calcext:value-type="float">
            <text:p>22485</text:p>
          </table:table-cell>
          <table:table-cell office:value-type="float" office:value="109188" calcext:value-type="float">
            <text:p>10918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MS-5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lloc_res-3.pnml</text:p>
          </table:table-cell>
          <table:table-cell office:value-type="float" office:value="33" calcext:value-type="float">
            <text:p>33</text:p>
          </table:table-cell>
          <table:table-cell office:value-type="float" office:value="4791" calcext:value-type="float">
            <text:p>4791</text:p>
          </table:table-cell>
          <table:table-cell office:value-type="float" office:value="38652" calcext:value-type="float">
            <text:p>386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91" calcext:value-type="float">
            <text:p>4791</text:p>
          </table:table-cell>
          <table:table-cell table:number-columns-repeated="6"/>
          <table:table-cell office:value-type="float" office:value="43388" calcext:value-type="float">
            <text:p>43388</text:p>
          </table:table-cell>
          <table:table-cell office:value-type="float" office:value="673311297" calcext:value-type="float">
            <text:p>673311297</text:p>
          </table:table-cell>
          <table:table-cell office:value-type="float" office:value="767907128" calcext:value-type="float">
            <text:p>767907128</text:p>
          </table:table-cell>
          <table:table-cell office:value-type="float" office:value="3362.9" calcext:value-type="float">
            <text:p>3362.9</text:p>
          </table:table-cell>
          <table:table-cell office:value-type="float" office:value="3624.9" calcext:value-type="float">
            <text:p>3624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lloc_res-5.pnml</text:p>
          </table:table-cell>
          <table:table-cell office:value-type="float" office:value="75" calcext:value-type="float">
            <text:p>75</text:p>
          </table:table-cell>
          <table:table-cell office:value-type="float" office:value="56105" calcext:value-type="float">
            <text:p>56105</text:p>
          </table:table-cell>
          <table:table-cell office:value-type="float" office:value="492760" calcext:value-type="float">
            <text:p>49276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3k4p4b12.pnml</text:p>
          </table:table-cell>
          <table:table-cell office:value-type="float" office:value="1408" calcext:value-type="float">
            <text:p>1408</text:p>
          </table:table-cell>
          <table:table-cell office:value-type="float" office:value="2400" calcext:value-type="float">
            <text:p>2400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office:value-type="float" office:value="2007" calcext:value-type="float">
            <text:p>2007</text:p>
          </table:table-cell>
          <table:table-cell office:value-type="float" office:value="6581655" calcext:value-type="float">
            <text:p>6581655</text:p>
          </table:table-cell>
          <table:table-cell office:value-type="float" office:value="7985913" calcext:value-type="float">
            <text:p>7985913</text:p>
          </table:table-cell>
          <table:table-cell office:value-type="float" office:value="217.04" calcext:value-type="float">
            <text:p>217.04</text:p>
          </table:table-cell>
          <table:table-cell office:value-type="float" office:value="238.29" calcext:value-type="float">
            <text:p>238.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4k3p3b12.pnml</text:p>
          </table:table-cell>
          <table:table-cell office:value-type="float" office:value="2457" calcext:value-type="float">
            <text:p>2457</text:p>
          </table:table-cell>
          <table:table-cell office:value-type="float" office:value="5400" calcext:value-type="float">
            <text:p>5400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5400" calcext:value-type="float">
            <text:p>5400</text:p>
          </table:table-cell>
          <table:table-cell table:number-columns-repeated="6"/>
          <table:table-cell office:value-type="float" office:value="5604" calcext:value-type="float">
            <text:p>5604</text:p>
          </table:table-cell>
          <table:table-cell office:value-type="float" office:value="36424190" calcext:value-type="float">
            <text:p>36424190</text:p>
          </table:table-cell>
          <table:table-cell office:value-type="float" office:value="43632018" calcext:value-type="float">
            <text:p>43632018</text:p>
          </table:table-cell>
          <table:table-cell office:value-type="float" office:value="507.02" calcext:value-type="float">
            <text:p>507.02</text:p>
          </table:table-cell>
          <table:table-cell office:value-type="float" office:value="557.82" calcext:value-type="float">
            <text:p>557.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5k3p3b15.pnml</text:p>
          </table:table-cell>
          <table:table-cell office:value-type="float" office:value="9153" calcext:value-type="float">
            <text:p>9153</text:p>
          </table:table-cell>
          <table:table-cell office:value-type="float" office:value="25110" calcext:value-type="float">
            <text:p>25110</text:p>
          </table:table-cell>
          <table:table-cell office:value-type="float" office:value="100440" calcext:value-type="float">
            <text:p>1004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3038" calcext:value-type="float">
            <text:p>23038</text:p>
          </table:table-cell>
          <table:table-cell office:value-type="float" office:value="684164776" calcext:value-type="float">
            <text:p>684164776</text:p>
          </table:table-cell>
          <table:table-cell office:value-type="float" office:value="815379615" calcext:value-type="float">
            <text:p>815379615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002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01" calcext:value-type="float">
            <text:p>150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05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87984" calcext:value-type="float">
            <text:p>1187984</text:p>
          </table:table-cell>
          <table:table-cell office:value-type="float" office:value="3176" calcext:value-type="float">
            <text:p>3176</text:p>
          </table:table-cell>
          <table:table-cell office:value-type="float" office:value="970" calcext:value-type="float">
            <text:p>970</text:p>
          </table:table-cell>
          <table:table-cell office:value-type="float" office:value="811" calcext:value-type="float">
            <text:p>811</text:p>
          </table:table-cell>
          <table:table-cell office:value-type="float" office:value="1463" calcext:value-type="float">
            <text:p>14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1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63565805" calcext:value-type="float">
            <text:p>1663565805</text:p>
          </table:table-cell>
          <table:table-cell office:value-type="float" office:value="30151" calcext:value-type="float">
            <text:p>30151</text:p>
          </table:table-cell>
          <table:table-cell office:value-type="float" office:value="3240" calcext:value-type="float">
            <text:p>3240</text:p>
          </table:table-cell>
          <table:table-cell office:value-type="float" office:value="2596" calcext:value-type="float">
            <text:p>2596</text:p>
          </table:table-cell>
          <table:table-cell office:value-type="float" office:value="10208" calcext:value-type="float">
            <text:p>1020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2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665907559010" calcext:value-type="float">
            <text:p>13665907559010</text:p>
          </table:table-cell>
          <table:table-cell office:value-type="float" office:value="428701" calcext:value-type="float">
            <text:p>428701</text:p>
          </table:table-cell>
          <table:table-cell office:value-type="float" office:value="12680" calcext:value-type="float">
            <text:p>12680</text:p>
          </table:table-cell>
          <table:table-cell office:value-type="float" office:value="10241" calcext:value-type="float">
            <text:p>10241</text:p>
          </table:table-cell>
          <table:table-cell office:value-type="float" office:value="98098" calcext:value-type="float">
            <text:p>9809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ouseConstruction-05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1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2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5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BM319.pnml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2482" calcext:value-type="float">
            <text:p>2482</text:p>
          </table:table-cell>
          <table:table-cell office:value-type="float" office:value="1171" calcext:value-type="float">
            <text:p>1171</text:p>
          </table:table-cell>
          <table:table-cell office:value-type="float" office:value="1008" calcext:value-type="float">
            <text:p>1008</text:p>
          </table:table-cell>
          <table:table-cell office:value-type="float" office:value="1222" calcext:value-type="float">
            <text:p>1222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6673" calcext:value-type="float">
            <text:p>16673</text:p>
          </table:table-cell>
          <table:table-cell office:value-type="float" office:value="19896" calcext:value-type="float">
            <text:p>19896</text:p>
          </table:table-cell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BM5964.pnml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15546" calcext:value-type="float">
            <text:p>15546</text:p>
          </table:table-cell>
          <table:table-cell office:value-type="float" office:value="881" calcext:value-type="float">
            <text:p>881</text:p>
          </table:table-cell>
          <table:table-cell office:value-type="float" office:value="499" calcext:value-type="float">
            <text:p>499</text:p>
          </table:table-cell>
          <table:table-cell office:value-type="float" office:value="971" calcext:value-type="float">
            <text:p>971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BM703.pnml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8370" calcext:value-type="float">
            <text:p>8370</text:p>
          </table:table-cell>
          <table:table-cell office:value-type="float" office:value="1192" calcext:value-type="float">
            <text:p>1192</text:p>
          </table:table-cell>
          <table:table-cell office:value-type="float" office:value="1144" calcext:value-type="float">
            <text:p>1144</text:p>
          </table:table-cell>
          <table:table-cell office:value-type="float" office:value="1432" calcext:value-type="float">
            <text:p>1432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0224" calcext:value-type="float">
            <text:p>20224</text:p>
          </table:table-cell>
          <table:table-cell office:value-type="float" office:value="25679" calcext:value-type="float">
            <text:p>25679</text:p>
          </table:table-cell>
          <table:table-cell office:value-type="float" office:value="10.64" calcext:value-type="float">
            <text:p>10.64</text:p>
          </table:table-cell>
          <table:table-cell office:value-type="float" office:value="11.37" calcext:value-type="float">
            <text:p>11.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BMB2S565S3960.pnml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1.55106359474105E+016" calcext:value-type="float">
            <text:p>15510635947410500</text:p>
          </table:table-cell>
          <table:table-cell office:value-type="float" office:value="516339" calcext:value-type="float">
            <text:p>516339</text:p>
          </table:table-cell>
          <table:table-cell office:value-type="float" office:value="8972" calcext:value-type="float">
            <text:p>8972</text:p>
          </table:table-cell>
          <table:table-cell office:value-type="float" office:value="7377" calcext:value-type="float">
            <text:p>7377</text:p>
          </table:table-cell>
          <table:table-cell office:value-type="float" office:value="8327" calcext:value-type="float">
            <text:p>8327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" calcext:value-type="float">
            <text:p>10.27</text:p>
          </table:table-cell>
          <table:table-cell office:value-type="float" office:value="10.79" calcext:value-type="float">
            <text:p>10.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OTP_c12m10p15d17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92677131972792" calcext:value-type="float">
            <text:p>92677131972792</text:p>
          </table:table-cell>
          <table:table-cell office:value-type="float" office:value="1489974" calcext:value-type="float">
            <text:p>1489974</text:p>
          </table:table-cell>
          <table:table-cell office:value-type="float" office:value="9674" calcext:value-type="float">
            <text:p>9674</text:p>
          </table:table-cell>
          <table:table-cell office:value-type="float" office:value="8137" calcext:value-type="float">
            <text:p>8137</text:p>
          </table:table-cell>
          <table:table-cell office:value-type="float" office:value="11839" calcext:value-type="float">
            <text:p>11839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OTP_c1m1p1d1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629" calcext:value-type="float">
            <text:p>629</text:p>
          </table:table-cell>
          <table:table-cell office:value-type="float" office:value="446" calcext:value-type="float">
            <text:p>446</text:p>
          </table:table-cell>
          <table:table-cell office:value-type="float" office:value="568" calcext:value-type="float">
            <text:p>56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OTP_c3m3p3d3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354176" calcext:value-type="float">
            <text:p>354176</text:p>
          </table:table-cell>
          <table:table-cell office:value-type="float" office:value="7062" calcext:value-type="float">
            <text:p>7062</text:p>
          </table:table-cell>
          <table:table-cell office:value-type="float" office:value="1490" calcext:value-type="float">
            <text:p>1490</text:p>
          </table:table-cell>
          <table:table-cell office:value-type="float" office:value="1404" calcext:value-type="float">
            <text:p>1404</text:p>
          </table:table-cell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OTP_c5m4p3d2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7406024" calcext:value-type="float">
            <text:p>17406024</text:p>
          </table:table-cell>
          <table:table-cell office:value-type="float" office:value="18006" calcext:value-type="float">
            <text:p>18006</text:p>
          </table:table-cell>
          <table:table-cell office:value-type="float" office:value="1977" calcext:value-type="float">
            <text:p>1977</text:p>
          </table:table-cell>
          <table:table-cell office:value-type="float" office:value="1798" calcext:value-type="float">
            <text:p>1798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anban-1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5927208" calcext:value-type="float">
            <text:p>1005927208</text:p>
          </table:table-cell>
          <table:table-cell office:value-type="float" office:value="1166" calcext:value-type="float">
            <text:p>1166</text:p>
          </table:table-cell>
          <table:table-cell office:value-type="float" office:value="1835" calcext:value-type="float">
            <text:p>1835</text:p>
          </table:table-cell>
          <table:table-cell office:value-type="float" office:value="1540" calcext:value-type="float">
            <text:p>1540</text:p>
          </table:table-cell>
          <table:table-cell office:value-type="float" office:value="67716" calcext:value-type="float">
            <text:p>677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1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10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2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5422366595" calcext:value-type="float">
            <text:p>805422366595</text:p>
          </table:table-cell>
          <table:table-cell office:value-type="float" office:value="5516" calcext:value-type="float">
            <text:p>5516</text:p>
          </table:table-cell>
          <table:table-cell office:value-type="float" office:value="5970" calcext:value-type="float">
            <text:p>5970</text:p>
          </table:table-cell>
          <table:table-cell office:value-type="float" office:value="5040" calcext:value-type="float">
            <text:p>5040</text:p>
          </table:table-cell>
          <table:table-cell office:value-type="float" office:value="1532916" calcext:value-type="float">
            <text:p>15329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2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5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46432" calcext:value-type="float">
            <text:p>2546432</text:p>
          </table:table-cell>
          <table:table-cell office:value-type="float" office:value="316" calcext:value-type="float">
            <text:p>316</text:p>
          </table:table-cell>
          <table:table-cell office:value-type="float" office:value="630" calcext:value-type="float">
            <text:p>630</text:p>
          </table:table-cell>
          <table:table-cell office:value-type="float" office:value="540" calcext:value-type="float">
            <text:p>540</text:p>
          </table:table-cell>
          <table:table-cell office:value-type="float" office:value="4116" calcext:value-type="float">
            <text:p>41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5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259411949013E+016" calcext:value-type="float">
            <text:p>10425941194901300</text:p>
          </table:table-cell>
          <table:table-cell office:value-type="float" office:value="57766" calcext:value-type="float">
            <text:p>57766</text:p>
          </table:table-cell>
          <table:table-cell office:value-type="float" office:value="32175" calcext:value-type="float">
            <text:p>32175</text:p>
          </table:table-cell>
          <table:table-cell office:value-type="float" office:value="27540" calcext:value-type="float">
            <text:p>27540</text:p>
          </table:table-cell>
          <table:table-cell office:value-type="float" office:value="120753516" calcext:value-type="float">
            <text:p>12075351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nban-5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2.pnml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office:value-type="float" office:value="888" calcext:value-type="float">
            <text:p>888</text:p>
          </table:table-cell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43283" calcext:value-type="float">
            <text:p>43283</text:p>
          </table:table-cell>
          <table:table-cell office:value-type="float" office:value="48703" calcext:value-type="float">
            <text:p>48703</text:p>
          </table:table-cell>
          <table:table-cell office:value-type="float" office:value="33.8" calcext:value-type="float">
            <text:p>33.8</text:p>
          </table:table-cell>
          <table:table-cell office:value-type="float" office:value="36.2" calcext:value-type="float">
            <text:p>36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3.pnml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742" calcext:value-type="float">
            <text:p>19742</text:p>
          </table:table-cell>
          <table:table-cell office:value-type="float" office:value="7392" calcext:value-type="float">
            <text:p>7392</text:p>
          </table:table-cell>
          <table:table-cell office:value-type="float" office:value="678" calcext:value-type="float">
            <text:p>678</text:p>
          </table:table-cell>
          <table:table-cell office:value-type="float" office:value="1274" calcext:value-type="float">
            <text:p>1274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14468" calcext:value-type="float">
            <text:p>114468</text:p>
          </table:table-cell>
          <table:table-cell office:value-type="float" office:value="124691" calcext:value-type="float">
            <text:p>124691</text:p>
          </table:table-cell>
          <table:table-cell office:value-type="float" office:value="46.1" calcext:value-type="float">
            <text:p>46.1</text:p>
          </table:table-cell>
          <table:table-cell office:value-type="float" office:value="49.6" calcext:value-type="float">
            <text:p>49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4.pnml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1914784" calcext:value-type="float">
            <text:p>1914784</text:p>
          </table:table-cell>
          <table:table-cell office:value-type="float" office:value="69180" calcext:value-type="float">
            <text:p>69180</text:p>
          </table:table-cell>
          <table:table-cell office:value-type="float" office:value="1120" calcext:value-type="float">
            <text:p>1120</text:p>
          </table:table-cell>
          <table:table-cell office:value-type="float" office:value="1981" calcext:value-type="float">
            <text:p>1981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43608" calcext:value-type="float">
            <text:p>243608</text:p>
          </table:table-cell>
          <table:table-cell office:value-type="float" office:value="263742" calcext:value-type="float">
            <text:p>263742</text:p>
          </table:table-cell>
          <table:table-cell office:value-type="float" office:value="58.59" calcext:value-type="float">
            <text:p>58.59</text:p>
          </table:table-cell>
          <table:table-cell office:value-type="float" office:value="62.91" calcext:value-type="float">
            <text:p>62.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5.pnml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office:value-type="float" office:value="530682432" calcext:value-type="float">
            <text:p>530682432</text:p>
          </table:table-cell>
          <table:table-cell office:value-type="float" office:value="700860" calcext:value-type="float">
            <text:p>700860</text:p>
          </table:table-cell>
          <table:table-cell office:value-type="float" office:value="1670" calcext:value-type="float">
            <text:p>1670</text:p>
          </table:table-cell>
          <table:table-cell office:value-type="float" office:value="2840" calcext:value-type="float">
            <text:p>284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458017" calcext:value-type="float">
            <text:p>458017</text:p>
          </table:table-cell>
          <table:table-cell office:value-type="float" office:value="492352" calcext:value-type="float">
            <text:p>492352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amport_fmea-6.pnml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1556" calcext:value-type="float">
            <text:p>1556</text:p>
          </table:table-cell>
          <table:table-cell office:value-type="float" office:value="795754" calcext:value-type="float">
            <text:p>795754</text:p>
          </table:table-cell>
          <table:table-cell office:value-type="float" office:value="849166" calcext:value-type="float">
            <text:p>849166</text:p>
          </table:table-cell>
          <table:table-cell office:value-type="float" office:value="84.44" calcext:value-type="float">
            <text:p>84.44</text:p>
          </table:table-cell>
          <table:table-cell office:value-type="float" office:value="90.07" calcext:value-type="float">
            <text:p>90.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7.pnml</text:p>
          </table:table-cell>
          <table:table-cell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1276119" calcext:value-type="float">
            <text:p>1276119</text:p>
          </table:table-cell>
          <table:table-cell office:value-type="float" office:value="1354546" calcext:value-type="float">
            <text:p>1354546</text:p>
          </table:table-cell>
          <table:table-cell office:value-type="float" office:value="96.71" calcext:value-type="float">
            <text:p>96.71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8.pnml</text:p>
          </table:table-cell>
          <table:table-cell office:value-type="float" office:value="315" calcext:value-type="float">
            <text:p>315</text:p>
          </table:table-cell>
          <table:table-cell office:value-type="float" office:value="666" calcext:value-type="float">
            <text:p>666</text:p>
          </table:table-cell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office:value-type="float" office:value="2498" calcext:value-type="float">
            <text:p>2498</text:p>
          </table:table-cell>
          <table:table-cell office:value-type="float" office:value="1945610" calcext:value-type="float">
            <text:p>1945610</text:p>
          </table:table-cell>
          <table:table-cell office:value-type="float" office:value="2055524" calcext:value-type="float">
            <text:p>2055524</text:p>
          </table:table-cell>
          <table:table-cell office:value-type="float" office:value="109" calcext:value-type="float">
            <text:p>109</text:p>
          </table:table-cell>
          <table:table-cell office:value-type="float" office:value="115.9" calcext:value-type="float">
            <text:p>115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16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2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8125763956" calcext:value-type="float">
            <text:p>88125763956</text:p>
          </table:table-cell>
          <table:table-cell office:value-type="float" office:value="4507" calcext:value-type="float">
            <text:p>4507</text:p>
          </table:table-cell>
          <table:table-cell office:value-type="float" office:value="7255" calcext:value-type="float">
            <text:p>7255</text:p>
          </table:table-cell>
          <table:table-cell office:value-type="float" office:value="5980" calcext:value-type="float">
            <text:p>5980</text:p>
          </table:table-cell>
          <table:table-cell office:value-type="float" office:value="19605" calcext:value-type="float">
            <text:p>1960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32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4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78293389221095" calcext:value-type="float">
            <text:p>478293389221095</text:p>
          </table:table-cell>
          <table:table-cell office:value-type="float" office:value="24492" calcext:value-type="float">
            <text:p>24492</text:p>
          </table:table-cell>
          <table:table-cell office:value-type="float" office:value="25435" calcext:value-type="float">
            <text:p>25435</text:p>
          </table:table-cell>
          <table:table-cell office:value-type="float" office:value="20770" calcext:value-type="float">
            <text:p>20770</text:p>
          </table:table-cell>
          <table:table-cell office:value-type="float" office:value="128280" calcext:value-type="float">
            <text:p>1282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PK-8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110643" calcext:value-type="float">
            <text:p>6110643</text:p>
          </table:table-cell>
          <table:table-cell office:value-type="float" office:value="668" calcext:value-type="float">
            <text:p>668</text:p>
          </table:table-cell>
          <table:table-cell office:value-type="float" office:value="1591" calcext:value-type="float">
            <text:p>1591</text:p>
          </table:table-cell>
          <table:table-cell office:value-type="float" office:value="1378" calcext:value-type="float">
            <text:p>1378</text:p>
          </table:table-cell>
          <table:table-cell office:value-type="float" office:value="2112" calcext:value-type="float">
            <text:p>211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8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.63490390942042E+018" calcext:value-type="float">
            <text:p>5634903909420420000</text:p>
          </table:table-cell>
          <table:table-cell office:value-type="float" office:value="155462" calcext:value-type="float">
            <text:p>155462</text:p>
          </table:table-cell>
          <table:table-cell office:value-type="float" office:value="94570" calcext:value-type="float">
            <text:p>94570</text:p>
          </table:table-cell>
          <table:table-cell office:value-type="float" office:value="77050" calcext:value-type="float">
            <text:p>77050</text:p>
          </table:table-cell>
          <table:table-cell office:value-type="float" office:value="921930" calcext:value-type="float">
            <text:p>92193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ltiwaySync.pnml</text:p>
          </table:table-cell>
          <table:table-cell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1496" calcext:value-type="float">
            <text:p>149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5.25959973093851E+019" calcext:value-type="float">
            <text:p>52595997309385100000</text:p>
          </table:table-cell>
          <table:table-cell office:value-type="float" office:value="1843" calcext:value-type="float">
            <text:p>1843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1727" calcext:value-type="float">
            <text:p>1727</text:p>
          </table:table-cell>
          <table:table-cell office:value-type="float" office:value="691636" calcext:value-type="float">
            <text:p>691636</text:p>
          </table:table-cell>
          <table:table-cell office:value-type="float" office:value="750554" calcext:value-type="float">
            <text:p>750554</text:p>
          </table:table-cell>
          <table:table-cell office:value-type="float" office:value="60.19" calcext:value-type="float">
            <text:p>60.19</text:p>
          </table:table-cell>
          <table:table-cell office:value-type="float" office:value="65.94" calcext:value-type="float">
            <text:p>65.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eoelection-2.unf.pnml</text:p>
          </table:table-cell>
          <table:table-cell office:value-type="float" office:value="438" calcext:value-type="float">
            <text:p>438</text:p>
          </table:table-cell>
          <table:table-cell office:value-type="float" office:value="357" calcext:value-type="float">
            <text:p>357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565" calcext:value-type="float">
            <text:p>2565</text:p>
          </table:table-cell>
          <table:table-cell office:value-type="float" office:value="832640" calcext:value-type="float">
            <text:p>832640</text:p>
          </table:table-cell>
          <table:table-cell office:value-type="float" office:value="906518" calcext:value-type="float">
            <text:p>906518</text:p>
          </table:table-cell>
          <table:table-cell office:value-type="float" office:value="80.73" calcext:value-type="float">
            <text:p>80.73</text:p>
          </table:table-cell>
          <table:table-cell office:value-type="float" office:value="89.47" calcext:value-type="float">
            <text:p>89.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3.unf.pnml</text:p>
          </table:table-cell>
          <table:table-cell office:value-type="float" office:value="972" calcext:value-type="float">
            <text:p>972</text:p>
          </table:table-cell>
          <table:table-cell office:value-type="float" office:value="1016" calcext:value-type="float">
            <text:p>1016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263" calcext:value-type="float">
            <text:p>7263</text:p>
          </table:table-cell>
          <table:table-cell office:value-type="float" office:value="5301469" calcext:value-type="float">
            <text:p>5301469</text:p>
          </table:table-cell>
          <table:table-cell office:value-type="float" office:value="5652262" calcext:value-type="float">
            <text:p>5652262</text:p>
          </table:table-cell>
          <table:table-cell office:value-type="float" office:value="136.8" calcext:value-type="float">
            <text:p>136.8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4.unf.pnml</text:p>
          </table:table-cell>
          <table:table-cell office:value-type="float" office:value="1830" calcext:value-type="float">
            <text:p>1830</text:p>
          </table:table-cell>
          <table:table-cell office:value-type="float" office:value="2340" calcext:value-type="float">
            <text:p>2340</text:p>
          </table:table-cell>
          <table:table-cell office:value-type="float" office:value="13565" calcext:value-type="float">
            <text:p>135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6584" calcext:value-type="float">
            <text:p>16584</text:p>
          </table:table-cell>
          <table:table-cell office:value-type="float" office:value="24888500" calcext:value-type="float">
            <text:p>24888500</text:p>
          </table:table-cell>
          <table:table-cell office:value-type="float" office:value="26124716" calcext:value-type="float">
            <text:p>26124716</text:p>
          </table:table-cell>
          <table:table-cell office:value-type="float" office:value="228.4" calcext:value-type="float">
            <text:p>228.4</text:p>
          </table:table-cell>
          <table:table-cell office:value-type="float" office:value="254.51" calcext:value-type="float">
            <text:p>254.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5.unf.pnml</text:p>
          </table:table-cell>
          <table:table-cell office:value-type="float" office:value="3090" calcext:value-type="float">
            <text:p>3090</text:p>
          </table:table-cell>
          <table:table-cell office:value-type="float" office:value="4674" calcext:value-type="float">
            <text:p>4674</text:p>
          </table:table-cell>
          <table:table-cell office:value-type="float" office:value="27162" calcext:value-type="float">
            <text:p>2716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2853" calcext:value-type="float">
            <text:p>32853</text:p>
          </table:table-cell>
          <table:table-cell office:value-type="float" office:value="97948803" calcext:value-type="float">
            <text:p>97948803</text:p>
          </table:table-cell>
          <table:table-cell office:value-type="float" office:value="102132190" calcext:value-type="float">
            <text:p>102132190</text:p>
          </table:table-cell>
          <table:table-cell office:value-type="float" office:value="351.05" calcext:value-type="float">
            <text:p>351.05</text:p>
          </table:table-cell>
          <table:table-cell office:value-type="float" office:value="394.57" calcext:value-type="float">
            <text:p>394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6.unf.pnml</text:p>
          </table:table-cell>
          <table:table-cell office:value-type="float" office:value="4830" calcext:value-type="float">
            <text:p>4830</text:p>
          </table:table-cell>
          <table:table-cell office:value-type="float" office:value="8435" calcext:value-type="float">
            <text:p>8435</text:p>
          </table:table-cell>
          <table:table-cell office:value-type="float" office:value="49028" calcext:value-type="float">
            <text:p>490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8863" calcext:value-type="float">
            <text:p>58863</text:p>
          </table:table-cell>
          <table:table-cell office:value-type="float" office:value="323978552" calcext:value-type="float">
            <text:p>323978552</text:p>
          </table:table-cell>
          <table:table-cell office:value-type="float" office:value="335264622" calcext:value-type="float">
            <text:p>335264622</text:p>
          </table:table-cell>
          <table:table-cell office:value-type="float" office:value="536.46" calcext:value-type="float">
            <text:p>536.46</text:p>
          </table:table-cell>
          <table:table-cell office:value-type="float" office:value="611.4" calcext:value-type="float">
            <text:p>611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7.unf.pnml</text:p>
          </table:table-cell>
          <table:table-cell office:value-type="float" office:value="7128" calcext:value-type="float">
            <text:p>7128</text:p>
          </table:table-cell>
          <table:table-cell office:value-type="float" office:value="14112" calcext:value-type="float">
            <text:p>14112</text:p>
          </table:table-cell>
          <table:table-cell office:value-type="float" office:value="81968" calcext:value-type="float">
            <text:p>819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876" calcext:value-type="float">
            <text:p>97876</text:p>
          </table:table-cell>
          <table:table-cell office:value-type="float" office:value="933055714" calcext:value-type="float">
            <text:p>933055714</text:p>
          </table:table-cell>
          <table:table-cell office:value-type="float" office:value="960957326" calcext:value-type="float">
            <text:p>960957326</text:p>
          </table:table-cell>
          <table:table-cell office:value-type="float" office:value="799.31" calcext:value-type="float">
            <text:p>799.3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eoelection-8.unf.pnml</text:p>
          </table:table-cell>
          <table:table-cell office:value-type="float" office:value="10062" calcext:value-type="float">
            <text:p>10062</text:p>
          </table:table-cell>
          <table:table-cell office:value-type="float" office:value="22266" calcext:value-type="float">
            <text:p>22266</text:p>
          </table:table-cell>
          <table:table-cell office:value-type="float" office:value="129195" calcext:value-type="float">
            <text:p>12919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53619" calcext:value-type="float">
            <text:p>153619</text:p>
          </table:table-cell>
          <table:table-cell office:value-type="float" office:value="2468116388" calcext:value-type="float">
            <text:p>2468116388</text:p>
          </table:table-cell>
          <table:table-cell office:value-type="float" office:value="2529775705" calcext:value-type="float">
            <text:p>2529775705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pen_system_0.pnml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2776936" calcext:value-type="float">
            <text:p>2776936</text:p>
          </table:table-cell>
          <table:table-cell office:value-type="float" office:value="3577" calcext:value-type="float">
            <text:p>3577</text:p>
          </table:table-cell>
          <table:table-cell office:value-type="float" office:value="1250" calcext:value-type="float">
            <text:p>1250</text:p>
          </table:table-cell>
          <table:table-cell office:value-type="float" office:value="1670" calcext:value-type="float">
            <text:p>1670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rking_1_4.pnml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31745" calcext:value-type="float">
            <text:p>31745</text:p>
          </table:table-cell>
          <table:table-cell office:value-type="float" office:value="657" calcext:value-type="float">
            <text:p>657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20705" calcext:value-type="float">
            <text:p>20705</text:p>
          </table:table-cell>
          <table:table-cell office:value-type="float" office:value="24375" calcext:value-type="float">
            <text:p>24375</text:p>
          </table:table-cell>
          <table:table-cell office:value-type="float" office:value="23.5" calcext:value-type="float">
            <text:p>23.5</text:p>
          </table:table-cell>
          <table:table-cell office:value-type="float" office:value="25.1" calcext:value-type="float">
            <text:p>25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2_8.pnml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4567597057" calcext:value-type="float">
            <text:p>4567597057</text:p>
          </table:table-cell>
          <table:table-cell office:value-type="float" office:value="1246" calcext:value-type="float">
            <text:p>1246</text:p>
          </table:table-cell>
          <table:table-cell office:value-type="float" office:value="848" calcext:value-type="float">
            <text:p>848</text:p>
          </table:table-cell>
          <table:table-cell office:value-type="float" office:value="571" calcext:value-type="float">
            <text:p>57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62635" calcext:value-type="float">
            <text:p>62635</text:p>
          </table:table-cell>
          <table:table-cell office:value-type="float" office:value="70725" calcext:value-type="float">
            <text:p>70725</text:p>
          </table:table-cell>
          <table:table-cell office:value-type="float" office:value="24.9" calcext:value-type="float">
            <text:p>24.9</text:p>
          </table:table-cell>
          <table:table-cell office:value-type="float" office:value="27.1" calcext:value-type="float">
            <text:p>27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4_16.pnml</text:p>
          </table:table-cell>
          <table:table-cell office:value-type="float" office:value="305" calcext:value-type="float">
            <text:p>305</text:p>
          </table:table-cell>
          <table:table-cell office:value-type="float" office:value="433" calcext:value-type="float">
            <text:p>433</text:p>
          </table:table-cell>
          <table:table-cell office:value-type="float" office:value="1289" calcext:value-type="float">
            <text:p>1289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4_32.pnml</text:p>
          </table:table-cell>
          <table:table-cell office:value-type="float" office:value="529" calcext:value-type="float">
            <text:p>529</text:p>
          </table:table-cell>
          <table:table-cell office:value-type="float" office:value="785" calcext:value-type="float">
            <text:p>785</text:p>
          </table:table-cell>
          <table:table-cell office:value-type="float" office:value="2329" calcext:value-type="float">
            <text:p>2329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8_32.pnml</text:p>
          </table:table-cell>
          <table:table-cell office:value-type="float" office:value="737" calcext:value-type="float">
            <text:p>737</text:p>
          </table:table-cell>
          <table:table-cell office:value-type="float" office:value="993" calcext:value-type="float">
            <text:p>993</text:p>
          </table:table-cell>
          <table:table-cell office:value-type="float" office:value="2993" calcext:value-type="float">
            <text:p>2993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8_64.pnml</text:p>
          </table:table-cell>
          <table:table-cell office:value-type="float" office:value="1185" calcext:value-type="float">
            <text:p>1185</text:p>
          </table:table-cell>
          <table:table-cell office:value-type="float" office:value="1697" calcext:value-type="float">
            <text:p>1697</text:p>
          </table:table-cell>
          <table:table-cell office:value-type="float" office:value="5073" calcext:value-type="float">
            <text:p>5073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2.pnml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20754" calcext:value-type="float">
            <text:p>20754</text:p>
          </table:table-cell>
          <table:table-cell office:value-type="float" office:value="3569" calcext:value-type="float">
            <text:p>3569</text:p>
          </table:table-cell>
          <table:table-cell office:value-type="float" office:value="672" calcext:value-type="float">
            <text:p>672</text:p>
          </table:table-cell>
          <table:table-cell office:value-type="float" office:value="868" calcext:value-type="float">
            <text:p>868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8354" calcext:value-type="float">
            <text:p>38354</text:p>
          </table:table-cell>
          <table:table-cell office:value-type="float" office:value="45564" calcext:value-type="float">
            <text:p>45564</text:p>
          </table:table-cell>
          <table:table-cell office:value-type="float" office:value="34.2" calcext:value-type="float">
            <text:p>34.2</text:p>
          </table:table-cell>
          <table:table-cell office:value-type="float" office:value="37.4" calcext:value-type="float">
            <text:p>37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3.pnml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3407946" calcext:value-type="float">
            <text:p>3407946</text:p>
          </table:table-cell>
          <table:table-cell office:value-type="float" office:value="98600" calcext:value-type="float">
            <text:p>98600</text:p>
          </table:table-cell>
          <table:table-cell office:value-type="float" office:value="1768" calcext:value-type="float">
            <text:p>1768</text:p>
          </table:table-cell>
          <table:table-cell office:value-type="float" office:value="2290" calcext:value-type="float">
            <text:p>229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314117" calcext:value-type="float">
            <text:p>314117</text:p>
          </table:table-cell>
          <table:table-cell office:value-type="float" office:value="359473" calcext:value-type="float">
            <text:p>359473</text:p>
          </table:table-cell>
          <table:table-cell office:value-type="float" office:value="91.35" calcext:value-type="float">
            <text:p>91.35</text:p>
          </table:table-cell>
          <table:table-cell office:value-type="float" office:value="100.7" calcext:value-type="float">
            <text:p>100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4.pnml</text:p>
          </table:table-cell>
          <table:table-cell office:value-type="float" office:value="480" calcext:value-type="float">
            <text:p>480</text:p>
          </table:table-cell>
          <table:table-cell office:value-type="float" office:value="690" calcext:value-type="float">
            <text:p>69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2743" calcext:value-type="float">
            <text:p>2743</text:p>
          </table:table-cell>
          <table:table-cell office:value-type="float" office:value="1148012" calcext:value-type="float">
            <text:p>1148012</text:p>
          </table:table-cell>
          <table:table-cell office:value-type="float" office:value="1260382" calcext:value-type="float">
            <text:p>1260382</text:p>
          </table:table-cell>
          <table:table-cell office:value-type="float" office:value="126.5" calcext:value-type="float">
            <text:p>126.5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5.pnml</text:p>
          </table:table-cell>
          <table:table-cell office:value-type="float" office:value="834" calcext:value-type="float">
            <text:p>834</text:p>
          </table:table-cell>
          <table:table-cell office:value-type="float" office:value="1242" calcext:value-type="float">
            <text:p>1242</text:p>
          </table:table-cell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242" calcext:value-type="float">
            <text:p>1242</text:p>
          </table:table-cell>
          <table:table-cell table:number-columns-repeated="6"/>
          <table:table-cell office:value-type="float" office:value="4915" calcext:value-type="float">
            <text:p>4915</text:p>
          </table:table-cell>
          <table:table-cell office:value-type="float" office:value="3513362" calcext:value-type="float">
            <text:p>3513362</text:p>
          </table:table-cell>
          <table:table-cell office:value-type="float" office:value="3852541" calcext:value-type="float">
            <text:p>3852541</text:p>
          </table:table-cell>
          <table:table-cell office:value-type="float" office:value="211" calcext:value-type="float">
            <text:p>211</text:p>
          </table:table-cell>
          <table:table-cell office:value-type="float" office:value="224.5" calcext:value-type="float">
            <text:p>224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6.pnml</text:p>
          </table:table-cell>
          <table:table-cell office:value-type="float" office:value="1330" calcext:value-type="float">
            <text:p>1330</text:p>
          </table:table-cell>
          <table:table-cell office:value-type="float" office:value="2030" calcext:value-type="float">
            <text:p>2030</text:p>
          </table:table-cell>
          <table:table-cell office:value-type="float" office:value="6272" calcext:value-type="float">
            <text:p>6272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7650" calcext:value-type="float">
            <text:p>7650</text:p>
          </table:table-cell>
          <table:table-cell office:value-type="float" office:value="8262952" calcext:value-type="float">
            <text:p>8262952</text:p>
          </table:table-cell>
          <table:table-cell office:value-type="float" office:value="8875588" calcext:value-type="float">
            <text:p>8875588</text:p>
          </table:table-cell>
          <table:table-cell office:value-type="float" office:value="248.3" calcext:value-type="float">
            <text:p>248.3</text:p>
          </table:table-cell>
          <table:table-cell office:value-type="float" office:value="260.5" calcext:value-type="float">
            <text:p>260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7.pnml</text:p>
          </table:table-cell>
          <table:table-cell office:value-type="float" office:value="1992" calcext:value-type="float">
            <text:p>1992</text:p>
          </table:table-cell>
          <table:table-cell office:value-type="float" office:value="3096" calcext:value-type="float">
            <text:p>309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3096" calcext:value-type="float">
            <text:p>3096</text:p>
          </table:table-cell>
          <table:table-cell table:number-columns-repeated="6"/>
          <table:table-cell office:value-type="float" office:value="12456" calcext:value-type="float">
            <text:p>12456</text:p>
          </table:table-cell>
          <table:table-cell office:value-type="float" office:value="19797163" calcext:value-type="float">
            <text:p>19797163</text:p>
          </table:table-cell>
          <table:table-cell office:value-type="float" office:value="21140467" calcext:value-type="float">
            <text:p>21140467</text:p>
          </table:table-cell>
          <table:table-cell office:value-type="float" office:value="335.75" calcext:value-type="float">
            <text:p>335.75</text:p>
          </table:table-cell>
          <table:table-cell office:value-type="float" office:value="357.41" calcext:value-type="float">
            <text:p>357.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10-unfolded.pnml</text:p>
          </table:table-cell>
          <table:table-cell office:value-type="float" office:value="170" calcext:value-type="float">
            <text:p>170</text:p>
          </table:table-cell>
          <table:table-cell office:value-type="float" office:value="2310" calcext:value-type="float">
            <text:p>2310</text:p>
          </table:table-cell>
          <table:table-cell office:value-type="float" office:value="18190" calcext:value-type="float">
            <text:p>1819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310" calcext:value-type="float">
            <text:p>2310</text:p>
          </table:table-cell>
          <table:table-cell table:number-columns-repeated="6"/>
          <table:table-cell office:value-type="float" office:value="17337" calcext:value-type="float">
            <text:p>17337</text:p>
          </table:table-cell>
          <table:table-cell office:value-type="float" office:value="147100282" calcext:value-type="float">
            <text:p>147100282</text:p>
          </table:table-cell>
          <table:table-cell office:value-type="float" office:value="155852790" calcext:value-type="float">
            <text:p>155852790</text:p>
          </table:table-cell>
          <table:table-cell office:value-type="float" office:value="742.43" calcext:value-type="float">
            <text:p>742.43</text:p>
          </table:table-cell>
          <table:table-cell office:value-type="float" office:value="785.01" calcext:value-type="float">
            <text:p>785.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20-unfolded.pnml</text:p>
          </table:table-cell>
          <table:table-cell office:value-type="float" office:value="540" calcext:value-type="float">
            <text:p>540</text:p>
          </table:table-cell>
          <table:table-cell office:value-type="float" office:value="17220" calcext:value-type="float">
            <text:p>17220</text:p>
          </table:table-cell>
          <table:table-cell office:value-type="float" office:value="140780" calcext:value-type="float">
            <text:p>14078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3446" calcext:value-type="float">
            <text:p>133446</text:p>
          </table:table-cell>
          <table:table-cell office:value-type="float" office:value="8846617345" calcext:value-type="float">
            <text:p>8846617345</text:p>
          </table:table-cell>
          <table:table-cell office:value-type="float" office:value="8972901597" calcext:value-type="float">
            <text:p>8972901597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3-unfolded.pnml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135297" calcext:value-type="float">
            <text:p>135297</text:p>
          </table:table-cell>
          <table:table-cell office:value-type="float" office:value="151771" calcext:value-type="float">
            <text:p>151771</text:p>
          </table:table-cell>
          <table:table-cell office:value-type="float" office:value="64.5" calcext:value-type="float">
            <text:p>64.5</text:p>
          </table:table-cell>
          <table:table-cell office:value-type="float" office:value="70.6" calcext:value-type="float">
            <text:p>70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.pnm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049" calcext:value-type="float">
            <text:p>59049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441" calcext:value-type="float">
            <text:p>44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119" calcext:value-type="float">
            <text:p>5119</text:p>
          </table:table-cell>
          <table:table-cell office:value-type="float" office:value="6902" calcext:value-type="float">
            <text:p>6902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0.pnm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.15377520732011E+047" calcext:value-type="float">
            <text:p>515377520732011000000000000000000000000000000000</text:p>
          </table:table-cell>
          <table:table-cell office:value-type="float" office:value="3178" calcext:value-type="float">
            <text:p>3178</text:p>
          </table:table-cell>
          <table:table-cell office:value-type="float" office:value="3200" calcext:value-type="float">
            <text:p>3200</text:p>
          </table:table-cell>
          <table:table-cell office:value-type="float" office:value="4402" calcext:value-type="float">
            <text:p>4402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3295" calcext:value-type="float">
            <text:p>53295</text:p>
          </table:table-cell>
          <table:table-cell office:value-type="float" office:value="72532" calcext:value-type="float">
            <text:p>72532</text:p>
          </table:table-cell>
          <table:table-cell office:value-type="float" office:value="12.91" calcext:value-type="float">
            <text:p>12.91</text:p>
          </table:table-cell>
          <table:table-cell office:value-type="float" office:value="13.06" calcext:value-type="float">
            <text:p>13.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00.pnml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string" calcext:value-type="string">
            <text:p>Inf</text:p>
          </table:table-cell>
          <table:table-cell office:value-type="float" office:value="33360" calcext:value-type="float">
            <text:p>33360</text:p>
          </table:table-cell>
          <table:table-cell office:value-type="float" office:value="32000" calcext:value-type="float">
            <text:p>32000</text:p>
          </table:table-cell>
          <table:table-cell office:value-type="float" office:value="44233" calcext:value-type="float">
            <text:p>44233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9629" calcext:value-type="float">
            <text:p>539629</text:p>
          </table:table-cell>
          <table:table-cell office:value-type="float" office:value="702609" calcext:value-type="float">
            <text:p>702609</text:p>
          </table:table-cell>
          <table:table-cell office:value-type="float" office:value="11.686" calcext:value-type="float">
            <text:p>11.686</text:p>
          </table:table-cell>
          <table:table-cell office:value-type="float" office:value="11.889" calcext:value-type="float">
            <text:p>11.8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10000.pnml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5368211" calcext:value-type="float">
            <text:p>5368211</text:p>
          </table:table-cell>
          <table:table-cell office:value-type="float" office:value="7304359" calcext:value-type="float">
            <text:p>730435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20.pnm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86784401" calcext:value-type="float">
            <text:p>3486784401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office:value-type="float" office:value="882" calcext:value-type="float">
            <text:p>88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394" calcext:value-type="float">
            <text:p>10394</text:p>
          </table:table-cell>
          <table:table-cell office:value-type="float" office:value="14142" calcext:value-type="float">
            <text:p>14142</text:p>
          </table:table-cell>
          <table:table-cell office:value-type="float" office:value="12.6" calcext:value-type="float">
            <text:p>12.6</text:p>
          </table:table-cell>
          <table:table-cell office:value-type="float" office:value="12.8" calcext:value-type="float">
            <text:p>12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200.pnml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.65613988875875E+095" calcext:value-type="float">
            <text:p>265613988875875000000000000000000000000000000000000000000000000000000000000000000000000000000000</text:p>
          </table:table-cell>
          <table:table-cell office:value-type="float" office:value="6375" calcext:value-type="float">
            <text:p>6375</text:p>
          </table:table-cell>
          <table:table-cell office:value-type="float" office:value="6400" calcext:value-type="float">
            <text:p>6400</text:p>
          </table:table-cell>
          <table:table-cell office:value-type="float" office:value="8802" calcext:value-type="float">
            <text:p>8802</text:p>
          </table:table-cell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7161" calcext:value-type="float">
            <text:p>107161</text:p>
          </table:table-cell>
          <table:table-cell office:value-type="float" office:value="145704" calcext:value-type="float">
            <text:p>145704</text:p>
          </table:table-cell>
          <table:table-cell office:value-type="float" office:value="12.97" calcext:value-type="float">
            <text:p>12.97</text:p>
          </table:table-cell>
          <table:table-cell office:value-type="float" office:value="13.11" calcext:value-type="float">
            <text:p>13.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2000.pnml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Inf</text:p>
          </table:table-cell>
          <table:table-cell office:value-type="float" office:value="66773" calcext:value-type="float">
            <text:p>66773</text:p>
          </table:table-cell>
          <table:table-cell office:value-type="float" office:value="64000" calcext:value-type="float">
            <text:p>64000</text:p>
          </table:table-cell>
          <table:table-cell office:value-type="float" office:value="88468" calcext:value-type="float">
            <text:p>88468</text:p>
          </table:table-cell>
          <table:table-cell office:value-type="float" office:value="56000" calcext:value-type="float">
            <text:p>56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80994" calcext:value-type="float">
            <text:p>1080994</text:p>
          </table:table-cell>
          <table:table-cell office:value-type="float" office:value="1409117" calcext:value-type="float">
            <text:p>1409117</text:p>
          </table:table-cell>
          <table:table-cell office:value-type="float" office:value="11.694" calcext:value-type="float">
            <text:p>11.694</text:p>
          </table:table-cell>
          <table:table-cell office:value-type="float" office:value="11.899" calcext:value-type="float">
            <text:p>11.8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5.pn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222" calcext:value-type="float">
            <text:p>2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401" calcext:value-type="float">
            <text:p>2401</text:p>
          </table:table-cell>
          <table:table-cell office:value-type="float" office:value="3210" calcext:value-type="float">
            <text:p>3210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50.pnml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.17897987691853E+023" calcext:value-type="float">
            <text:p>717897987691853000000000</text:p>
          </table:table-cell>
          <table:table-cell office:value-type="float" office:value="1575" calcext:value-type="float">
            <text:p>1575</text:p>
          </table:table-cell>
          <table:table-cell office:value-type="float" office:value="1600" calcext:value-type="float">
            <text:p>1600</text:p>
          </table:table-cell>
          <table:table-cell office:value-type="float" office:value="2202" calcext:value-type="float">
            <text:p>2202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6516" calcext:value-type="float">
            <text:p>26516</text:p>
          </table:table-cell>
          <table:table-cell office:value-type="float" office:value="35059" calcext:value-type="float">
            <text:p>35059</text:p>
          </table:table-cell>
          <table:table-cell office:value-type="float" office:value="12.25" calcext:value-type="float">
            <text:p>12.25</text:p>
          </table:table-cell>
          <table:table-cell office:value-type="float" office:value="12.39" calcext:value-type="float">
            <text:p>12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500.pnml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.636029179587E+238" calcext:value-type="float">
            <text:p>3636029179587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office:value-type="float" office:value="16679" calcext:value-type="float">
            <text:p>16679</text:p>
          </table:table-cell>
          <table:table-cell office:value-type="float" office:value="16000" calcext:value-type="float">
            <text:p>16000</text:p>
          </table:table-cell>
          <table:table-cell office:value-type="float" office:value="22119" calcext:value-type="float">
            <text:p>22119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9546" calcext:value-type="float">
            <text:p>269546</text:p>
          </table:table-cell>
          <table:table-cell office:value-type="float" office:value="350972" calcext:value-type="float">
            <text:p>350972</text:p>
          </table:table-cell>
          <table:table-cell office:value-type="float" office:value="11.677" calcext:value-type="float">
            <text:p>11.677</text:p>
          </table:table-cell>
          <table:table-cell office:value-type="float" office:value="11.882" calcext:value-type="float">
            <text:p>11.8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5000.pnml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2683726" calcext:value-type="float">
            <text:p>2683726</text:p>
          </table:table-cell>
          <table:table-cell office:value-type="float" office:value="3651843" calcext:value-type="float">
            <text:p>3651843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lanning.pnml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97" calcext:value-type="float">
            <text:p>597</text:p>
          </table:table-cell>
          <table:table-cell office:value-type="float" office:value="60031" calcext:value-type="float">
            <text:p>60031</text:p>
          </table:table-cell>
          <table:table-cell office:value-type="float" office:value="70297" calcext:value-type="float">
            <text:p>70297</text:p>
          </table:table-cell>
          <table:table-cell office:value-type="float" office:value="31.8" calcext:value-type="float">
            <text:p>31.8</text:p>
          </table:table-cell>
          <table:table-cell office:value-type="float" office:value="34.2" calcext:value-type="float">
            <text:p>34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06-unfolded.pnml</text:p>
          </table:table-cell>
          <table:table-cell office:value-type="float" office:value="476" calcext:value-type="float">
            <text:p>476</text:p>
          </table:table-cell>
          <table:table-cell office:value-type="float" office:value="920" calcext:value-type="float">
            <text:p>920</text:p>
          </table:table-cell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office:value-type="float" office:value="4758" calcext:value-type="float">
            <text:p>4758</text:p>
          </table:table-cell>
          <table:table-cell office:value-type="float" office:value="3362852" calcext:value-type="float">
            <text:p>3362852</text:p>
          </table:table-cell>
          <table:table-cell office:value-type="float" office:value="3868465" calcext:value-type="float">
            <text:p>3868465</text:p>
          </table:table-cell>
          <table:table-cell office:value-type="float" office:value="219.6" calcext:value-type="float">
            <text:p>219.6</text:p>
          </table:table-cell>
          <table:table-cell office:value-type="float" office:value="231.1" calcext:value-type="float">
            <text:p>231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08-unfolded.pnml</text:p>
          </table:table-cell>
          <table:table-cell office:value-type="float" office:value="614" calcext:value-type="float">
            <text:p>614</text:p>
          </table:table-cell>
          <table:table-cell office:value-type="float" office:value="1242" calcext:value-type="float">
            <text:p>1242</text:p>
          </table:table-cell>
          <table:table-cell office:value-type="float" office:value="5732" calcext:value-type="float">
            <text:p>573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242" calcext:value-type="float">
            <text:p>1242</text:p>
          </table:table-cell>
          <table:table-cell table:number-columns-repeated="6"/>
          <table:table-cell office:value-type="float" office:value="5500" calcext:value-type="float">
            <text:p>5500</text:p>
          </table:table-cell>
          <table:table-cell office:value-type="float" office:value="5810953" calcext:value-type="float">
            <text:p>5810953</text:p>
          </table:table-cell>
          <table:table-cell office:value-type="float" office:value="6662741" calcext:value-type="float">
            <text:p>6662741</text:p>
          </table:table-cell>
          <table:table-cell office:value-type="float" office:value="259.6" calcext:value-type="float">
            <text:p>259.6</text:p>
          </table:table-cell>
          <table:table-cell office:value-type="float" office:value="271.8" calcext:value-type="float">
            <text:p>271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10-unfolded.pnml</text:p>
          </table:table-cell>
          <table:table-cell office:value-type="float" office:value="752" calcext:value-type="float">
            <text:p>752</text:p>
          </table:table-cell>
          <table:table-cell office:value-type="float" office:value="1572" calcext:value-type="float">
            <text:p>1572</text:p>
          </table:table-cell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office:value-type="float" office:value="6433" calcext:value-type="float">
            <text:p>6433</text:p>
          </table:table-cell>
          <table:table-cell office:value-type="float" office:value="10002668" calcext:value-type="float">
            <text:p>10002668</text:p>
          </table:table-cell>
          <table:table-cell office:value-type="float" office:value="11466880" calcext:value-type="float">
            <text:p>11466880</text:p>
          </table:table-cell>
          <table:table-cell office:value-type="float" office:value="369.2" calcext:value-type="float">
            <text:p>369.2</text:p>
          </table:table-cell>
          <table:table-cell office:value-type="float" office:value="390.7" calcext:value-type="float">
            <text:p>390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06-unfolded.pnml</text:p>
          </table:table-cell>
          <table:table-cell office:value-type="float" office:value="536" calcext:value-type="float">
            <text:p>536</text:p>
          </table:table-cell>
          <table:table-cell office:value-type="float" office:value="1064" calcext:value-type="float">
            <text:p>1064</text:p>
          </table:table-cell>
          <table:table-cell office:value-type="float" office:value="4866" calcext:value-type="float">
            <text:p>486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064" calcext:value-type="float">
            <text:p>1064</text:p>
          </table:table-cell>
          <table:table-cell table:number-columns-repeated="6"/>
          <table:table-cell office:value-type="float" office:value="5252" calcext:value-type="float">
            <text:p>5252</text:p>
          </table:table-cell>
          <table:table-cell office:value-type="float" office:value="5048891" calcext:value-type="float">
            <text:p>5048891</text:p>
          </table:table-cell>
          <table:table-cell office:value-type="float" office:value="5805417" calcext:value-type="float">
            <text:p>5805417</text:p>
          </table:table-cell>
          <table:table-cell office:value-type="float" office:value="281.8" calcext:value-type="float">
            <text:p>281.8</text:p>
          </table:table-cell>
          <table:table-cell office:value-type="float" office:value="303.8" calcext:value-type="float">
            <text:p>303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08-unfolded.pnml</text:p>
          </table:table-cell>
          <table:table-cell office:value-type="float" office:value="690" calcext:value-type="float">
            <text:p>690</text:p>
          </table:table-cell>
          <table:table-cell office:value-type="float" office:value="1434" calcext:value-type="float">
            <text:p>1434</text:p>
          </table:table-cell>
          <table:table-cell office:value-type="float" office:value="6564" calcext:value-type="float">
            <text:p>656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434" calcext:value-type="float">
            <text:p>1434</text:p>
          </table:table-cell>
          <table:table-cell table:number-columns-repeated="6"/>
          <table:table-cell office:value-type="float" office:value="6879" calcext:value-type="float">
            <text:p>6879</text:p>
          </table:table-cell>
          <table:table-cell office:value-type="float" office:value="8920907" calcext:value-type="float">
            <text:p>8920907</text:p>
          </table:table-cell>
          <table:table-cell office:value-type="float" office:value="10331421" calcext:value-type="float">
            <text:p>10331421</text:p>
          </table:table-cell>
          <table:table-cell office:value-type="float" office:value="369.5" calcext:value-type="float">
            <text:p>369.5</text:p>
          </table:table-cell>
          <table:table-cell office:value-type="float" office:value="397.1" calcext:value-type="float">
            <text:p>397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10-unfolded.pnml</text:p>
          </table:table-cell>
          <table:table-cell office:value-type="float" office:value="844" calcext:value-type="float">
            <text:p>844</text:p>
          </table:table-cell>
          <table:table-cell office:value-type="float" office:value="1812" calcext:value-type="float">
            <text:p>1812</text:p>
          </table:table-cell>
          <table:table-cell office:value-type="float" office:value="8302" calcext:value-type="float">
            <text:p>8302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812" calcext:value-type="float">
            <text:p>1812</text:p>
          </table:table-cell>
          <table:table-cell table:number-columns-repeated="6"/>
          <table:table-cell office:value-type="float" office:value="8491" calcext:value-type="float">
            <text:p>8491</text:p>
          </table:table-cell>
          <table:table-cell office:value-type="float" office:value="12504919" calcext:value-type="float">
            <text:p>12504919</text:p>
          </table:table-cell>
          <table:table-cell office:value-type="float" office:value="14526135" calcext:value-type="float">
            <text:p>14526135</text:p>
          </table:table-cell>
          <table:table-cell office:value-type="float" office:value="409.85" calcext:value-type="float">
            <text:p>409.85</text:p>
          </table:table-cell>
          <table:table-cell office:value-type="float" office:value="437.03" calcext:value-type="float">
            <text:p>437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06-unfolded.pnml</text:p>
          </table:table-cell>
          <table:table-cell office:value-type="float" office:value="554" calcext:value-type="float">
            <text:p>554</text:p>
          </table:table-cell>
          <table:table-cell office:value-type="float" office:value="2998" calcext:value-type="float">
            <text:p>2998</text:p>
          </table:table-cell>
          <table:table-cell office:value-type="float" office:value="20754" calcext:value-type="float">
            <text:p>2075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2998" calcext:value-type="float">
            <text:p>2998</text:p>
          </table:table-cell>
          <table:table-cell table:number-columns-repeated="6"/>
          <table:table-cell office:value-type="float" office:value="22330" calcext:value-type="float">
            <text:p>22330</text:p>
          </table:table-cell>
          <table:table-cell office:value-type="float" office:value="193260006" calcext:value-type="float">
            <text:p>193260006</text:p>
          </table:table-cell>
          <table:table-cell office:value-type="float" office:value="197189542" calcext:value-type="float">
            <text:p>197189542</text:p>
          </table:table-cell>
          <table:table-cell office:value-type="float" office:value="417.61" calcext:value-type="float">
            <text:p>417.61</text:p>
          </table:table-cell>
          <table:table-cell office:value-type="float" office:value="442.88" calcext:value-type="float">
            <text:p>442.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08-unfolded.pnml</text:p>
          </table:table-cell>
          <table:table-cell office:value-type="float" office:value="712" calcext:value-type="float">
            <text:p>712</text:p>
          </table:table-cell>
          <table:table-cell office:value-type="float" office:value="4012" calcext:value-type="float">
            <text:p>4012</text:p>
          </table:table-cell>
          <table:table-cell office:value-type="float" office:value="27744" calcext:value-type="float">
            <text:p>27744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4012" calcext:value-type="float">
            <text:p>4012</text:p>
          </table:table-cell>
          <table:table-cell table:number-columns-repeated="6"/>
          <table:table-cell office:value-type="float" office:value="30477" calcext:value-type="float">
            <text:p>30477</text:p>
          </table:table-cell>
          <table:table-cell office:value-type="float" office:value="347017668" calcext:value-type="float">
            <text:p>347017668</text:p>
          </table:table-cell>
          <table:table-cell office:value-type="float" office:value="356016857" calcext:value-type="float">
            <text:p>356016857</text:p>
          </table:table-cell>
          <table:table-cell office:value-type="float" office:value="641.98" calcext:value-type="float">
            <text:p>641.98</text:p>
          </table:table-cell>
          <table:table-cell office:value-type="float" office:value="687.58" calcext:value-type="float">
            <text:p>687.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10-unfolded.pnml</text:p>
          </table:table-cell>
          <table:table-cell office:value-type="float" office:value="870" calcext:value-type="float">
            <text:p>870</text:p>
          </table:table-cell>
          <table:table-cell office:value-type="float" office:value="5034" calcext:value-type="float">
            <text:p>5034</text:p>
          </table:table-cell>
          <table:table-cell office:value-type="float" office:value="34774" calcext:value-type="float">
            <text:p>34774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5034" calcext:value-type="float">
            <text:p>5034</text:p>
          </table:table-cell>
          <table:table-cell table:number-columns-repeated="6"/>
          <table:table-cell office:value-type="float" office:value="35662" calcext:value-type="float">
            <text:p>35662</text:p>
          </table:table-cell>
          <table:table-cell office:value-type="float" office:value="554890842" calcext:value-type="float">
            <text:p>554890842</text:p>
          </table:table-cell>
          <table:table-cell office:value-type="float" office:value="572543705" calcext:value-type="float">
            <text:p>572543705</text:p>
          </table:table-cell>
          <table:table-cell office:value-type="float" office:value="1015.3" calcext:value-type="float">
            <text:p>1015.3</text:p>
          </table:table-cell>
          <table:table-cell office:value-type="float" office:value="1110.8" calcext:value-type="float">
            <text:p>1110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06-unfolded.pnml</text:p>
          </table:table-cell>
          <table:table-cell office:value-type="float" office:value="618" calcext:value-type="float">
            <text:p>618</text:p>
          </table:table-cell>
          <table:table-cell office:value-type="float" office:value="3190" calcext:value-type="float">
            <text:p>3190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3190" calcext:value-type="float">
            <text:p>3190</text:p>
          </table:table-cell>
          <table:table-cell table:number-columns-repeated="6"/>
          <table:table-cell office:value-type="float" office:value="24037" calcext:value-type="float">
            <text:p>24037</text:p>
          </table:table-cell>
          <table:table-cell office:value-type="float" office:value="199863020" calcext:value-type="float">
            <text:p>199863020</text:p>
          </table:table-cell>
          <table:table-cell office:value-type="float" office:value="207487636" calcext:value-type="float">
            <text:p>207487636</text:p>
          </table:table-cell>
          <table:table-cell office:value-type="float" office:value="642.45" calcext:value-type="float">
            <text:p>642.45</text:p>
          </table:table-cell>
          <table:table-cell office:value-type="float" office:value="728.73" calcext:value-type="float">
            <text:p>728.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08-unfolded.pnml</text:p>
          </table:table-cell>
          <table:table-cell office:value-type="float" office:value="792" calcext:value-type="float">
            <text:p>792</text:p>
          </table:table-cell>
          <table:table-cell office:value-type="float" office:value="4268" calcext:value-type="float">
            <text:p>4268</text:p>
          </table:table-cell>
          <table:table-cell office:value-type="float" office:value="28832" calcext:value-type="float">
            <text:p>28832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4268" calcext:value-type="float">
            <text:p>4268</text:p>
          </table:table-cell>
          <table:table-cell table:number-columns-repeated="6"/>
          <table:table-cell office:value-type="float" office:value="32337" calcext:value-type="float">
            <text:p>32337</text:p>
          </table:table-cell>
          <table:table-cell office:value-type="float" office:value="356920936" calcext:value-type="float">
            <text:p>356920936</text:p>
          </table:table-cell>
          <table:table-cell office:value-type="float" office:value="368169597" calcext:value-type="float">
            <text:p>368169597</text:p>
          </table:table-cell>
          <table:table-cell office:value-type="float" office:value="744.13" calcext:value-type="float">
            <text:p>744.13</text:p>
          </table:table-cell>
          <table:table-cell office:value-type="float" office:value="789.64" calcext:value-type="float">
            <text:p>789.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10-unfolded.pnml</text:p>
          </table:table-cell>
          <table:table-cell office:value-type="float" office:value="966" calcext:value-type="float">
            <text:p>966</text:p>
          </table:table-cell>
          <table:table-cell office:value-type="float" office:value="5354" calcext:value-type="float">
            <text:p>5354</text:p>
          </table:table-cell>
          <table:table-cell office:value-type="float" office:value="36134" calcext:value-type="float">
            <text:p>36134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5354" calcext:value-type="float">
            <text:p>5354</text:p>
          </table:table-cell>
          <table:table-cell table:number-columns-repeated="6"/>
          <table:table-cell office:value-type="float" office:value="38969" calcext:value-type="float">
            <text:p>38969</text:p>
          </table:table-cell>
          <table:table-cell office:value-type="float" office:value="556679935" calcext:value-type="float">
            <text:p>556679935</text:p>
          </table:table-cell>
          <table:table-cell office:value-type="float" office:value="571514997" calcext:value-type="float">
            <text:p>571514997</text:p>
          </table:table-cell>
          <table:table-cell office:value-type="float" office:value="828.09" calcext:value-type="float">
            <text:p>828.09</text:p>
          </table:table-cell>
          <table:table-cell office:value-type="float" office:value="866.74" calcext:value-type="float">
            <text:p>866.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4-T04-unfolded.pnml</text:p>
          </table:table-cell>
          <table:table-cell office:value-type="float" office:value="454" calcext:value-type="float">
            <text:p>454</text:p>
          </table:table-cell>
          <table:table-cell office:value-type="float" office:value="6994" calcext:value-type="float">
            <text:p>6994</text:p>
          </table:table-cell>
          <table:table-cell office:value-type="float" office:value="59152" calcext:value-type="float">
            <text:p>5915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6994" calcext:value-type="float">
            <text:p>6994</text:p>
          </table:table-cell>
          <table:table-cell table:number-columns-repeated="6"/>
          <table:table-cell office:value-type="float" office:value="63384" calcext:value-type="float">
            <text:p>63384</text:p>
          </table:table-cell>
          <table:table-cell office:value-type="float" office:value="1956969194" calcext:value-type="float">
            <text:p>1956969194</text:p>
          </table:table-cell>
          <table:table-cell office:value-type="float" office:value="1967973210" calcext:value-type="float">
            <text:p>1967973210</text:p>
          </table:table-cell>
          <table:table-cell office:value-type="float" office:value="328.67" calcext:value-type="float">
            <text:p>328.67</text:p>
          </table:table-cell>
          <table:table-cell office:value-type="float" office:value="358.9" calcext:value-type="float">
            <text:p>358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4-T06-unfolded.pnml</text:p>
          </table:table-cell>
          <table:table-cell office:value-type="float" office:value="632" calcext:value-type="float">
            <text:p>632</text:p>
          </table:table-cell>
          <table:table-cell office:value-type="float" office:value="10500" calcext:value-type="float">
            <text:p>10500</text:p>
          </table:table-cell>
          <table:table-cell office:value-type="float" office:value="88770" calcext:value-type="float">
            <text:p>8877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4448" calcext:value-type="float">
            <text:p>94448</text:p>
          </table:table-cell>
          <table:table-cell office:value-type="float" office:value="4402791942" calcext:value-type="float">
            <text:p>4402791942</text:p>
          </table:table-cell>
          <table:table-cell office:value-type="float" office:value="4430777168" calcext:value-type="float">
            <text:p>4430777168</text:p>
          </table:table-cell>
          <table:table-cell office:value-type="float" office:value="559.7" calcext:value-type="float">
            <text:p>559.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lyORB-LF-S06-J04-T08-unfolded.pnml</text:p>
          </table:table-cell>
          <table:table-cell office:value-type="float" office:value="810" calcext:value-type="float">
            <text:p>810</text:p>
          </table:table-cell>
          <table:table-cell office:value-type="float" office:value="14014" calcext:value-type="float">
            <text:p>14014</text:p>
          </table:table-cell>
          <table:table-cell office:value-type="float" office:value="118428" calcext:value-type="float">
            <text:p>1184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1207" calcext:value-type="float">
            <text:p>131207</text:p>
          </table:table-cell>
          <table:table-cell office:value-type="float" office:value="7917473113" calcext:value-type="float">
            <text:p>7917473113</text:p>
          </table:table-cell>
          <table:table-cell office:value-type="float" office:value="7963415089" calcext:value-type="float">
            <text:p>796341508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6-T04-unfolded.pnml</text:p>
          </table:table-cell>
          <table:table-cell office:value-type="float" office:value="506" calcext:value-type="float">
            <text:p>506</text:p>
          </table:table-cell>
          <table:table-cell office:value-type="float" office:value="7154" calcext:value-type="float">
            <text:p>7154</text:p>
          </table:table-cell>
          <table:table-cell office:value-type="float" office:value="59824" calcext:value-type="float">
            <text:p>59824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7154" calcext:value-type="float">
            <text:p>7154</text:p>
          </table:table-cell>
          <table:table-cell table:number-columns-repeated="6"/>
          <table:table-cell office:value-type="float" office:value="66796" calcext:value-type="float">
            <text:p>66796</text:p>
          </table:table-cell>
          <table:table-cell office:value-type="float" office:value="1990950310" calcext:value-type="float">
            <text:p>1990950310</text:p>
          </table:table-cell>
          <table:table-cell office:value-type="float" office:value="2005616397" calcext:value-type="float">
            <text:p>2005616397</text:p>
          </table:table-cell>
          <table:table-cell office:value-type="float" office:value="570.75" calcext:value-type="float">
            <text:p>570.75</text:p>
          </table:table-cell>
          <table:table-cell office:value-type="float" office:value="600.56" calcext:value-type="float">
            <text:p>600.5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6-T06-unfolded.pnml</text:p>
          </table:table-cell>
          <table:table-cell office:value-type="float" office:value="700" calcext:value-type="float">
            <text:p>700</text:p>
          </table:table-cell>
          <table:table-cell office:value-type="float" office:value="10740" calcext:value-type="float">
            <text:p>10740</text:p>
          </table:table-cell>
          <table:table-cell office:value-type="float" office:value="89778" calcext:value-type="float">
            <text:p>897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294" calcext:value-type="float">
            <text:p>97294</text:p>
          </table:table-cell>
          <table:table-cell office:value-type="float" office:value="4499167665" calcext:value-type="float">
            <text:p>4499167665</text:p>
          </table:table-cell>
          <table:table-cell office:value-type="float" office:value="4538105285" calcext:value-type="float">
            <text:p>4538105285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lyORB-LF-S06-J06-T08-unfolded.pnml</text:p>
          </table:table-cell>
          <table:table-cell office:value-type="float" office:value="894" calcext:value-type="float">
            <text:p>894</text:p>
          </table:table-cell>
          <table:table-cell office:value-type="float" office:value="14334" calcext:value-type="float">
            <text:p>14334</text:p>
          </table:table-cell>
          <table:table-cell office:value-type="float" office:value="119772" calcext:value-type="float">
            <text:p>11977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1672" calcext:value-type="float">
            <text:p>131672</text:p>
          </table:table-cell>
          <table:table-cell office:value-type="float" office:value="7974513575" calcext:value-type="float">
            <text:p>7974513575</text:p>
          </table:table-cell>
          <table:table-cell office:value-type="float" office:value="8046231767" calcext:value-type="float">
            <text:p>8046231767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20-unfolded.pnml</text:p>
          </table:table-cell>
          <table:table-cell office:value-type="float" office:value="349" calcext:value-type="float">
            <text:p>349</text:p>
          </table:table-cell>
          <table:table-cell office:value-type="float" office:value="1210" calcext:value-type="float">
            <text:p>1210</text:p>
          </table:table-cell>
          <table:table-cell office:value-type="float" office:value="8824" calcext:value-type="float">
            <text:p>882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210" calcext:value-type="float">
            <text:p>1210</text:p>
          </table:table-cell>
          <table:table-cell table:number-columns-repeated="6"/>
          <table:table-cell office:value-type="float" office:value="9823" calcext:value-type="float">
            <text:p>9823</text:p>
          </table:table-cell>
          <table:table-cell office:value-type="float" office:value="32912806" calcext:value-type="float">
            <text:p>32912806</text:p>
          </table:table-cell>
          <table:table-cell office:value-type="float" office:value="33960676" calcext:value-type="float">
            <text:p>33960676</text:p>
          </table:table-cell>
          <table:table-cell office:value-type="float" office:value="205.61" calcext:value-type="float">
            <text:p>205.61</text:p>
          </table:table-cell>
          <table:table-cell office:value-type="float" office:value="231.53" calcext:value-type="float">
            <text:p>231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30-unfolded.pnml</text:p>
          </table:table-cell>
          <table:table-cell office:value-type="float" office:value="489" calcext:value-type="float">
            <text:p>489</text:p>
          </table:table-cell>
          <table:table-cell office:value-type="float" office:value="1400" calcext:value-type="float">
            <text:p>1400</text:p>
          </table:table-cell>
          <table:table-cell office:value-type="float" office:value="9764" calcext:value-type="float">
            <text:p>9764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400" calcext:value-type="float">
            <text:p>1400</text:p>
          </table:table-cell>
          <table:table-cell table:number-columns-repeated="6"/>
          <table:table-cell office:value-type="float" office:value="9631" calcext:value-type="float">
            <text:p>9631</text:p>
          </table:table-cell>
          <table:table-cell office:value-type="float" office:value="34638953" calcext:value-type="float">
            <text:p>34638953</text:p>
          </table:table-cell>
          <table:table-cell office:value-type="float" office:value="36116751" calcext:value-type="float">
            <text:p>36116751</text:p>
          </table:table-cell>
          <table:table-cell office:value-type="float" office:value="258.6" calcext:value-type="float">
            <text:p>258.6</text:p>
          </table:table-cell>
          <table:table-cell office:value-type="float" office:value="280.24" calcext:value-type="float">
            <text:p>2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40-unfolded.pnml</text:p>
          </table:table-cell>
          <table:table-cell office:value-type="float" office:value="629" calcext:value-type="float">
            <text:p>629</text:p>
          </table:table-cell>
          <table:table-cell office:value-type="float" office:value="1590" calcext:value-type="float">
            <text:p>1590</text:p>
          </table:table-cell>
          <table:table-cell office:value-type="float" office:value="10704" calcext:value-type="float">
            <text:p>10704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1590" calcext:value-type="float">
            <text:p>1590</text:p>
          </table:table-cell>
          <table:table-cell table:number-columns-repeated="6"/>
          <table:table-cell office:value-type="float" office:value="10359" calcext:value-type="float">
            <text:p>10359</text:p>
          </table:table-cell>
          <table:table-cell office:value-type="float" office:value="37610604" calcext:value-type="float">
            <text:p>37610604</text:p>
          </table:table-cell>
          <table:table-cell office:value-type="float" office:value="39700491" calcext:value-type="float">
            <text:p>39700491</text:p>
          </table:table-cell>
          <table:table-cell office:value-type="float" office:value="310.98" calcext:value-type="float">
            <text:p>310.98</text:p>
          </table:table-cell>
          <table:table-cell office:value-type="float" office:value="341.08" calcext:value-type="float">
            <text:p>341.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60-unfolded.pnml</text:p>
          </table:table-cell>
          <table:table-cell office:value-type="float" office:value="909" calcext:value-type="float">
            <text:p>909</text:p>
          </table:table-cell>
          <table:table-cell office:value-type="float" office:value="1970" calcext:value-type="float">
            <text:p>1970</text:p>
          </table:table-cell>
          <table:table-cell office:value-type="float" office:value="12584" calcext:value-type="float">
            <text:p>12584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1970" calcext:value-type="float">
            <text:p>1970</text:p>
          </table:table-cell>
          <table:table-cell table:number-columns-repeated="6"/>
          <table:table-cell office:value-type="float" office:value="14721" calcext:value-type="float">
            <text:p>14721</text:p>
          </table:table-cell>
          <table:table-cell office:value-type="float" office:value="50008150" calcext:value-type="float">
            <text:p>50008150</text:p>
          </table:table-cell>
          <table:table-cell office:value-type="float" office:value="54000856" calcext:value-type="float">
            <text:p>54000856</text:p>
          </table:table-cell>
          <table:table-cell office:value-type="float" office:value="614.28" calcext:value-type="float">
            <text:p>614.28</text:p>
          </table:table-cell>
          <table:table-cell office:value-type="float" office:value="646.09" calcext:value-type="float">
            <text:p>646.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80-unfolded.pnml</text:p>
          </table:table-cell>
          <table:table-cell office:value-type="float" office:value="1189" calcext:value-type="float">
            <text:p>1189</text:p>
          </table:table-cell>
          <table:table-cell office:value-type="float" office:value="2350" calcext:value-type="float">
            <text:p>2350</text:p>
          </table:table-cell>
          <table:table-cell office:value-type="float" office:value="14464" calcext:value-type="float">
            <text:p>14464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2350" calcext:value-type="float">
            <text:p>2350</text:p>
          </table:table-cell>
          <table:table-cell table:number-columns-repeated="6"/>
          <table:table-cell office:value-type="float" office:value="13060" calcext:value-type="float">
            <text:p>13060</text:p>
          </table:table-cell>
          <table:table-cell office:value-type="float" office:value="55525746" calcext:value-type="float">
            <text:p>55525746</text:p>
          </table:table-cell>
          <table:table-cell office:value-type="float" office:value="61072341" calcext:value-type="float">
            <text:p>61072341</text:p>
          </table:table-cell>
          <table:table-cell office:value-type="float" office:value="595.73" calcext:value-type="float">
            <text:p>595.73</text:p>
          </table:table-cell>
          <table:table-cell office:value-type="float" office:value="646.16" calcext:value-type="float">
            <text:p>646.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20-unfolded.pnml</text:p>
          </table:table-cell>
          <table:table-cell office:value-type="float" office:value="474" calcext:value-type="float">
            <text:p>474</text:p>
          </table:table-cell>
          <table:table-cell office:value-type="float" office:value="11760" calcext:value-type="float">
            <text:p>11760</text:p>
          </table:table-cell>
          <table:table-cell office:value-type="float" office:value="111119" calcext:value-type="float">
            <text:p>11111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2119" calcext:value-type="float">
            <text:p>122119</text:p>
          </table:table-cell>
          <table:table-cell office:value-type="float" office:value="7169789272" calcext:value-type="float">
            <text:p>7169789272</text:p>
          </table:table-cell>
          <table:table-cell office:value-type="float" office:value="7198142509" calcext:value-type="float">
            <text:p>719814250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30-unfolded.pnml</text:p>
          </table:table-cell>
          <table:table-cell office:value-type="float" office:value="664" calcext:value-type="float">
            <text:p>664</text:p>
          </table:table-cell>
          <table:table-cell office:value-type="float" office:value="12050" calcext:value-type="float">
            <text:p>12050</text:p>
          </table:table-cell>
          <table:table-cell office:value-type="float" office:value="112559" calcext:value-type="float">
            <text:p>11255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3317" calcext:value-type="float">
            <text:p>123317</text:p>
          </table:table-cell>
          <table:table-cell office:value-type="float" office:value="7198255949" calcext:value-type="float">
            <text:p>7198255949</text:p>
          </table:table-cell>
          <table:table-cell office:value-type="float" office:value="7226146478" calcext:value-type="float">
            <text:p>722614647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40-unfolded.pnml</text:p>
          </table:table-cell>
          <table:table-cell office:value-type="float" office:value="854" calcext:value-type="float">
            <text:p>854</text:p>
          </table:table-cell>
          <table:table-cell office:value-type="float" office:value="12340" calcext:value-type="float">
            <text:p>12340</text:p>
          </table:table-cell>
          <table:table-cell office:value-type="float" office:value="113999" calcext:value-type="float">
            <text:p>11399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6986" calcext:value-type="float">
            <text:p>126986</text:p>
          </table:table-cell>
          <table:table-cell office:value-type="float" office:value="7247301386" calcext:value-type="float">
            <text:p>7247301386</text:p>
          </table:table-cell>
          <table:table-cell office:value-type="float" office:value="7285609816" calcext:value-type="float">
            <text:p>728560981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60-unfolded.pnml</text:p>
          </table:table-cell>
          <table:table-cell office:value-type="float" office:value="1234" calcext:value-type="float">
            <text:p>1234</text:p>
          </table:table-cell>
          <table:table-cell office:value-type="float" office:value="12920" calcext:value-type="float">
            <text:p>12920</text:p>
          </table:table-cell>
          <table:table-cell office:value-type="float" office:value="116879" calcext:value-type="float">
            <text:p>11687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7212" calcext:value-type="float">
            <text:p>127212</text:p>
          </table:table-cell>
          <table:table-cell office:value-type="float" office:value="7306352935" calcext:value-type="float">
            <text:p>7306352935</text:p>
          </table:table-cell>
          <table:table-cell office:value-type="float" office:value="7356788196" calcext:value-type="float">
            <text:p>735678819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80-unfolded.pnml</text:p>
          </table:table-cell>
          <table:table-cell office:value-type="float" office:value="1614" calcext:value-type="float">
            <text:p>1614</text:p>
          </table:table-cell>
          <table:table-cell office:value-type="float" office:value="13500" calcext:value-type="float">
            <text:p>13500</text:p>
          </table:table-cell>
          <table:table-cell office:value-type="float" office:value="119759" calcext:value-type="float">
            <text:p>11975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4487" calcext:value-type="float">
            <text:p>134487</text:p>
          </table:table-cell>
          <table:table-cell office:value-type="float" office:value="7488019290" calcext:value-type="float">
            <text:p>7488019290</text:p>
          </table:table-cell>
          <table:table-cell office:value-type="float" office:value="7554739231" calcext:value-type="float">
            <text:p>7554739231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roductionCell.pnml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11329291100161" calcext:value-type="float">
            <text:p>11329291100161</text:p>
          </table:table-cell>
          <table:table-cell office:value-type="float" office:value="16311" calcext:value-type="float">
            <text:p>16311</text:p>
          </table:table-cell>
          <table:table-cell office:value-type="float" office:value="718" calcext:value-type="float">
            <text:p>718</text:p>
          </table:table-cell>
          <table:table-cell office:value-type="float" office:value="502" calcext:value-type="float">
            <text:p>502</text:p>
          </table:table-cell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3" calcext:value-type="float">
            <text:p>36.3</text:p>
          </table:table-cell>
          <table:table-cell office:value-type="float" office:value="37.7" calcext:value-type="float">
            <text:p>37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02-unfold.pnml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029" calcext:value-type="float">
            <text:p>1029</text:p>
          </table:table-cell>
          <table:table-cell office:value-type="float" office:value="2427" calcext:value-type="float">
            <text:p>2427</text:p>
          </table:table-cell>
          <table:table-cell office:value-type="float" office:value="446" calcext:value-type="float">
            <text:p>446</text:p>
          </table:table-cell>
          <table:table-cell office:value-type="float" office:value="614" calcext:value-type="float">
            <text:p>614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06-unfold.pnml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2271960" calcext:value-type="float">
            <text:p>2271960</text:p>
          </table:table-cell>
          <table:table-cell office:value-type="float" office:value="375519" calcext:value-type="float">
            <text:p>375519</text:p>
          </table:table-cell>
          <table:table-cell office:value-type="float" office:value="1773" calcext:value-type="float">
            <text:p>1773</text:p>
          </table:table-cell>
          <table:table-cell office:value-type="float" office:value="2343" calcext:value-type="float">
            <text:p>2343</text:p>
          </table:table-cell>
          <table:table-cell office:value-type="float" office:value="11511" calcext:value-type="float">
            <text:p>11511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150003" calcext:value-type="float">
            <text:p>150003</text:p>
          </table:table-cell>
          <table:table-cell office:value-type="float" office:value="168131" calcext:value-type="float">
            <text:p>168131</text:p>
          </table:table-cell>
          <table:table-cell office:value-type="float" office:value="39.86" calcext:value-type="float">
            <text:p>39.86</text:p>
          </table:table-cell>
          <table:table-cell office:value-type="float" office:value="42.3" calcext:value-type="float">
            <text:p>42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10-unfold.pnml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1298" calcext:value-type="float">
            <text:p>1298</text:p>
          </table:table-cell>
          <table:table-cell office:value-type="float" office:value="582545" calcext:value-type="float">
            <text:p>582545</text:p>
          </table:table-cell>
          <table:table-cell office:value-type="float" office:value="638933" calcext:value-type="float">
            <text:p>638933</text:p>
          </table:table-cell>
          <table:table-cell office:value-type="float" office:value="62.76" calcext:value-type="float">
            <text:p>62.76</text:p>
          </table:table-cell>
          <table:table-cell office:value-type="float" office:value="67.25" calcext:value-type="float">
            <text:p>67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18-unfold.pnml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table:number-columns-repeated="6"/>
          <table:table-cell office:value-type="float" office:value="2712" calcext:value-type="float">
            <text:p>2712</text:p>
          </table:table-cell>
          <table:table-cell office:value-type="float" office:value="3720285" calcext:value-type="float">
            <text:p>3720285</text:p>
          </table:table-cell>
          <table:table-cell office:value-type="float" office:value="3978693" calcext:value-type="float">
            <text:p>3978693</text:p>
          </table:table-cell>
          <table:table-cell office:value-type="float" office:value="122.4" calcext:value-type="float">
            <text:p>122.4</text:p>
          </table:table-cell>
          <table:table-cell office:value-type="float" office:value="131.5" calcext:value-type="float">
            <text:p>131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2-unfold.pnml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" calcext:value-type="float">
            <text:p>163.7</text:p>
          </table:table-cell>
          <table:table-cell office:value-type="float" office:value="178.6" calcext:value-type="float">
            <text:p>178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8-unfold.pnml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90" calcext:value-type="float">
            <text:p>190</text:p>
          </table:table-cell>
          <table:table-cell office:value-type="float" office:value="203.8" calcext:value-type="float">
            <text:p>203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CertifProtocol_32-unfold.pnml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5" calcext:value-type="float">
            <text:p>199.75</text:p>
          </table:table-cell>
          <table:table-cell office:value-type="float" office:value="220.39" calcext:value-type="float">
            <text:p>220.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ft_02.pnml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381" calcext:value-type="float">
            <text:p>7381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1206" calcext:value-type="float">
            <text:p>11206</text:p>
          </table:table-cell>
          <table:table-cell office:value-type="float" office:value="12761" calcext:value-type="float">
            <text:p>12761</text:p>
          </table:table-cell>
          <table:table-cell office:value-type="float" office:value="16.9" calcext:value-type="float">
            <text:p>16.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3.pnml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3819621" calcext:value-type="float">
            <text:p>33819621</text:p>
          </table:table-cell>
          <table:table-cell office:value-type="float" office:value="1270" calcext:value-type="float">
            <text:p>1270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42679" calcext:value-type="float">
            <text:p>42679</text:p>
          </table:table-cell>
          <table:table-cell office:value-type="float" office:value="47520" calcext:value-type="float">
            <text:p>47520</text:p>
          </table:table-cell>
          <table:table-cell office:value-type="float" office:value="28.2" calcext:value-type="float">
            <text:p>28.2</text:p>
          </table:table-cell>
          <table:table-cell office:value-type="float" office:value="29.7" calcext:value-type="float">
            <text:p>29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4.pnml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965858466581" calcext:value-type="float">
            <text:p>2965858466581</text:p>
          </table:table-cell>
          <table:table-cell office:value-type="float" office:value="6613" calcext:value-type="float">
            <text:p>6613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21201" calcext:value-type="float">
            <text:p>121201</text:p>
          </table:table-cell>
          <table:table-cell office:value-type="float" office:value="135332" calcext:value-type="float">
            <text:p>1353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5.pnml</text:p>
          </table:table-cell>
          <table:table-cell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5.93794647940221E+018" calcext:value-type="float">
            <text:p>5937946479402210000</text:p>
          </table:table-cell>
          <table:table-cell office:value-type="float" office:value="29673" calcext:value-type="float">
            <text:p>29673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277179" calcext:value-type="float">
            <text:p>277179</text:p>
          </table:table-cell>
          <table:table-cell office:value-type="float" office:value="306471" calcext:value-type="float">
            <text:p>306471</text:p>
          </table:table-cell>
          <table:table-cell office:value-type="float" office:value="64.26" calcext:value-type="float">
            <text:p>64.26</text:p>
          </table:table-cell>
          <table:table-cell office:value-type="float" office:value="69.32" calcext:value-type="float">
            <text:p>69.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6.pnml</text:p>
          </table:table-cell>
          <table:table-cell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office:value-type="float" office:value="2.9094385723768E+026" calcext:value-type="float">
            <text:p>290943857237680000000000000</text:p>
          </table:table-cell>
          <table:table-cell office:value-type="float" office:value="110145" calcext:value-type="float">
            <text:p>110145</text:p>
          </table:table-cell>
          <table:table-cell office:value-type="float" office:value="1631" calcext:value-type="float">
            <text:p>1631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529427" calcext:value-type="float">
            <text:p>529427</text:p>
          </table:table-cell>
          <table:table-cell office:value-type="float" office:value="579384" calcext:value-type="float">
            <text:p>579384</text:p>
          </table:table-cell>
          <table:table-cell office:value-type="float" office:value="78.68" calcext:value-type="float">
            <text:p>78.68</text:p>
          </table:table-cell>
          <table:table-cell office:value-type="float" office:value="83.82" calcext:value-type="float">
            <text:p>83.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ft_07.pnml</text:p>
          </table:table-cell>
          <table:table-cell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office:value-type="float" office:value="3.55265029627049E+035" calcext:value-type="float">
            <text:p>355265029627049000000000000000000000</text:p>
          </table:table-cell>
          <table:table-cell office:value-type="float" office:value="659990" calcext:value-type="float">
            <text:p>659990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1881" calcext:value-type="float">
            <text:p>1881</text:p>
          </table:table-cell>
          <table:table-cell office:value-type="float" office:value="969701" calcext:value-type="float">
            <text:p>969701</text:p>
          </table:table-cell>
          <table:table-cell office:value-type="float" office:value="1062166" calcext:value-type="float">
            <text:p>1062166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3" calcext:value-type="float">
            <text:p>110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ft_08.pnml</text:p>
          </table:table-cell>
          <table:table-cell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office:value-type="float" office:value="1.08420149192077E+046" calcext:value-type="float">
            <text:p>10842014919207700000000000000000000000000000000</text:p>
          </table:table-cell>
          <table:table-cell office:value-type="float" office:value="1854674" calcext:value-type="float">
            <text:p>1854674</text:p>
          </table:table-cell>
          <table:table-cell office:value-type="float" office:value="2869" calcext:value-type="float">
            <text:p>286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float" office:value="1639214" calcext:value-type="float">
            <text:p>1639214</text:p>
          </table:table-cell>
          <table:table-cell office:value-type="float" office:value="1782118" calcext:value-type="float">
            <text:p>1782118</text:p>
          </table:table-cell>
          <table:table-cell office:value-type="float" office:value="117.4" calcext:value-type="float">
            <text:p>117.4</text:p>
          </table:table-cell>
          <table:table-cell office:value-type="float" office:value="125.1" calcext:value-type="float">
            <text:p>125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t_09.pnml</text:p>
          </table:table-cell>
          <table:table-cell office:value-type="float" office:value="413" calcext:value-type="float">
            <text:p>413</text:p>
          </table:table-cell>
          <table:table-cell office:value-type="float" office:value="710" calcext:value-type="float">
            <text:p>710</text:p>
          </table:table-cell>
          <table:table-cell office:value-type="float" office:value="2728" calcext:value-type="float">
            <text:p>2728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3178" calcext:value-type="float">
            <text:p>3178</text:p>
          </table:table-cell>
          <table:table-cell office:value-type="float" office:value="2599401" calcext:value-type="float">
            <text:p>2599401</text:p>
          </table:table-cell>
          <table:table-cell office:value-type="float" office:value="2847065" calcext:value-type="float">
            <text:p>2847065</text:p>
          </table:table-cell>
          <table:table-cell office:value-type="float" office:value="151.4" calcext:value-type="float">
            <text:p>151.4</text:p>
          </table:table-cell>
          <table:table-cell office:value-type="float" office:value="163.9" calcext:value-type="float">
            <text:p>163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10.pnml</text:p>
          </table:table-cell>
          <table:table-cell office:value-type="float" office:value="508" calcext:value-type="float">
            <text:p>508</text:p>
          </table:table-cell>
          <table:table-cell office:value-type="float" office:value="868" calcext:value-type="float">
            <text:p>868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868" calcext:value-type="float">
            <text:p>868</text:p>
          </table:table-cell>
          <table:table-cell table:number-columns-repeated="6"/>
          <table:table-cell office:value-type="float" office:value="3924" calcext:value-type="float">
            <text:p>3924</text:p>
          </table:table-cell>
          <table:table-cell office:value-type="float" office:value="3868307" calcext:value-type="float">
            <text:p>3868307</text:p>
          </table:table-cell>
          <table:table-cell office:value-type="float" office:value="4208500" calcext:value-type="float">
            <text:p>4208500</text:p>
          </table:table-cell>
          <table:table-cell office:value-type="float" office:value="165.5" calcext:value-type="float">
            <text:p>165.5</text:p>
          </table:table-cell>
          <table:table-cell office:value-type="float" office:value="178.9" calcext:value-type="float">
            <text:p>178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05-pt.pnml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41776" calcext:value-type="float">
            <text:p>41776</text:p>
          </table:table-cell>
          <table:table-cell office:value-type="float" office:value="47445" calcext:value-type="float">
            <text:p>47445</text:p>
          </table:table-cell>
          <table:table-cell office:value-type="float" office:value="34.2" calcext:value-type="float">
            <text:p>34.2</text:p>
          </table:table-cell>
          <table:table-cell office:value-type="float" office:value="38.2" calcext:value-type="float">
            <text:p>38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10-pt.pnml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42" calcext:value-type="float">
            <text:p>942</text:p>
          </table:table-cell>
          <table:table-cell office:value-type="float" office:value="285137" calcext:value-type="float">
            <text:p>285137</text:p>
          </table:table-cell>
          <table:table-cell office:value-type="float" office:value="311414" calcext:value-type="float">
            <text:p>311414</text:p>
          </table:table-cell>
          <table:table-cell office:value-type="float" office:value="73.68" calcext:value-type="float">
            <text:p>73.68</text:p>
          </table:table-cell>
          <table:table-cell office:value-type="float" office:value="80.97" calcext:value-type="float">
            <text:p>80.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20-pt.pnml</text:p>
          </table:table-cell>
          <table:table-cell office:value-type="float" office:value="218" calcext:value-type="float">
            <text:p>218</text:p>
          </table:table-cell>
          <table:table-cell office:value-type="float" office:value="506" calcext:value-type="float">
            <text:p>506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114" calcext:value-type="float">
            <text:p>3114</text:p>
          </table:table-cell>
          <table:table-cell office:value-type="float" office:value="3063779" calcext:value-type="float">
            <text:p>3063779</text:p>
          </table:table-cell>
          <table:table-cell office:value-type="float" office:value="3198038" calcext:value-type="float">
            <text:p>3198038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9" calcext:value-type="float">
            <text:p>133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50-pt.pnml</text:p>
          </table:table-cell>
          <table:table-cell office:value-type="float" office:value="518" calcext:value-type="float">
            <text:p>518</text:p>
          </table:table-cell>
          <table:table-cell office:value-type="float" office:value="2756" calcext:value-type="float">
            <text:p>2756</text:p>
          </table:table-cell>
          <table:table-cell office:value-type="float" office:value="16378" calcext:value-type="float">
            <text:p>163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6700" calcext:value-type="float">
            <text:p>16700</text:p>
          </table:table-cell>
          <table:table-cell office:value-type="float" office:value="110383336" calcext:value-type="float">
            <text:p>110383336</text:p>
          </table:table-cell>
          <table:table-cell office:value-type="float" office:value="112204476" calcext:value-type="float">
            <text:p>112204476</text:p>
          </table:table-cell>
          <table:table-cell office:value-type="float" office:value="268.95" calcext:value-type="float">
            <text:p>268.95</text:p>
          </table:table-cell>
          <table:table-cell office:value-type="float" office:value="275.41" calcext:value-type="float">
            <text:p>275.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100-pt.pnml</text:p>
          </table:table-cell>
          <table:table-cell office:value-type="float" office:value="1018" calcext:value-type="float">
            <text:p>1018</text:p>
          </table:table-cell>
          <table:table-cell office:value-type="float" office:value="10506" calcext:value-type="float">
            <text:p>10506</text:p>
          </table:table-cell>
          <table:table-cell office:value-type="float" office:value="62728" calcext:value-type="float">
            <text:p>627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3681" calcext:value-type="float">
            <text:p>63681</text:p>
          </table:table-cell>
          <table:table-cell office:value-type="float" office:value="1563541711" calcext:value-type="float">
            <text:p>1563541711</text:p>
          </table:table-cell>
          <table:table-cell office:value-type="float" office:value="1587555913" calcext:value-type="float">
            <text:p>1587555913</text:p>
          </table:table-cell>
          <table:table-cell office:value-type="float" office:value="1016.8" calcext:value-type="float">
            <text:p>1016.8</text:p>
          </table:table-cell>
          <table:table-cell office:value-type="float" office:value="1064.9" calcext:value-type="float">
            <text:p>1064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S-C-10.pnm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23552" calcext:value-type="float">
            <text:p>823552</text:p>
          </table:table-cell>
          <table:table-cell office:value-type="float" office:value="509" calcext:value-type="float">
            <text:p>509</text:p>
          </table:table-cell>
          <table:table-cell office:value-type="float" office:value="348" calcext:value-type="float">
            <text:p>348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" calcext:value-type="float">
            <text:p>8.79</text:p>
          </table:table-cell>
          <table:table-cell office:value-type="float" office:value="8.93" calcext:value-type="float">
            <text:p>8.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100.pnml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.41951197160194E+057" calcext:value-type="float">
            <text:p>1419511971601940000000000000000000000000000000000000000000</text:p>
          </table:table-cell>
          <table:table-cell office:value-type="float" office:value="5369" calcext:value-type="float">
            <text:p>5369</text:p>
          </table:table-cell>
          <table:table-cell office:value-type="float" office:value="3588" calcext:value-type="float">
            <text:p>3588</text:p>
          </table:table-cell>
          <table:table-cell office:value-type="float" office:value="6266" calcext:value-type="float">
            <text:p>6266</text:p>
          </table:table-cell>
          <table:table-cell office:value-type="float" office:value="5336" calcext:value-type="float">
            <text:p>533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2" calcext:value-type="float">
            <text:p>9.302</text:p>
          </table:table-cell>
          <table:table-cell office:value-type="float" office:value="9.369" calcext:value-type="float">
            <text:p>9.3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S-C-15.pnml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78878464" calcext:value-type="float">
            <text:p>578878464</text:p>
          </table:table-cell>
          <table:table-cell office:value-type="float" office:value="768" calcext:value-type="float">
            <text:p>768</text:p>
          </table:table-cell>
          <table:table-cell office:value-type="float" office:value="528" calcext:value-type="float">
            <text:p>528</text:p>
          </table:table-cell>
          <table:table-cell office:value-type="float" office:value="908" calcext:value-type="float">
            <text:p>908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" calcext:value-type="float">
            <text:p>8.98</text:p>
          </table:table-cell>
          <table:table-cell office:value-type="float" office:value="9.1" calcext:value-type="float">
            <text:p>9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20.pnml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6454747136" calcext:value-type="float">
            <text:p>406454747136</text:p>
          </table:table-cell>
          <table:table-cell office:value-type="float" office:value="1049" calcext:value-type="float">
            <text:p>1049</text:p>
          </table:table-cell>
          <table:table-cell office:value-type="float" office:value="708" calcext:value-type="float">
            <text:p>708</text:p>
          </table:table-cell>
          <table:table-cell office:value-type="float" office:value="1226" calcext:value-type="float">
            <text:p>1226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8" calcext:value-type="float">
            <text:p>9.08</text:p>
          </table:table-cell>
          <table:table-cell office:value-type="float" office:value="9.18" calcext:value-type="float">
            <text:p>9.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3.pn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5.pnml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50.pnml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.87175380081244E+028" calcext:value-type="float">
            <text:p>48717538008124400000000000000</text:p>
          </table:table-cell>
          <table:table-cell office:value-type="float" office:value="2669" calcext:value-type="float">
            <text:p>2669</text:p>
          </table:table-cell>
          <table:table-cell office:value-type="float" office:value="1788" calcext:value-type="float">
            <text:p>1788</text:p>
          </table:table-cell>
          <table:table-cell office:value-type="float" office:value="3116" calcext:value-type="float">
            <text:p>3116</text:p>
          </table:table-cell>
          <table:table-cell office:value-type="float" office:value="2636" calcext:value-type="float">
            <text:p>263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" calcext:value-type="float">
            <text:p>9.246</text:p>
          </table:table-cell>
          <table:table-cell office:value-type="float" office:value="9.322" calcext:value-type="float">
            <text:p>9.3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10.pnml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144" calcext:value-type="float">
            <text:p>6144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9" calcext:value-type="float">
            <text:p>7.09</text:p>
          </table:table-cell>
          <table:table-cell office:value-type="float" office:value="7.19" calcext:value-type="float">
            <text:p>7.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6.46501806116397E+031" calcext:value-type="float">
            <text:p>64650180611639700000000000000000</text:p>
          </table:table-cell>
          <table:table-cell office:value-type="float" office:value="1391" calcext:value-type="float">
            <text:p>1391</text:p>
          </table:table-cell>
          <table:table-cell office:value-type="float" office:value="2000" calcext:value-type="float">
            <text:p>2000</text:p>
          </table:table-cell>
          <table:table-cell office:value-type="float" office:value="2598" calcext:value-type="float">
            <text:p>2598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2" calcext:value-type="float">
            <text:p>7.402</text:p>
          </table:table-cell>
          <table:table-cell office:value-type="float" office:value="7.443" calcext:value-type="float">
            <text:p>7.4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S-R-15.pnm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78528" calcext:value-type="float">
            <text:p>278528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" calcext:value-type="float">
            <text:p>7.2</text:p>
          </table:table-cell>
          <table:table-cell office:value-type="float" office:value="7.29" calcext:value-type="float">
            <text:p>7.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2.pn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37" calcext:value-type="float">
            <text:p>437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S-R-20.pnml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518" calcext:value-type="float">
            <text:p>51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" calcext:value-type="float">
            <text:p>7.26</text:p>
          </table:table-cell>
          <table:table-cell office:value-type="float" office:value="7.33" calcext:value-type="float">
            <text:p>7.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3.pn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5.pnm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50.pnml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.92733975779082E+016" calcext:value-type="float">
            <text:p>29273397577908200</text:p>
          </table:table-cell>
          <table:table-cell office:value-type="float" office:value="691" calcext:value-type="float">
            <text:p>691</text:p>
          </table:table-cell>
          <table:table-cell office:value-type="float" office:value="1000" calcext:value-type="float">
            <text:p>1000</text:p>
          </table:table-cell>
          <table:table-cell office:value-type="float" office:value="1298" calcext:value-type="float">
            <text:p>1298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7" calcext:value-type="float">
            <text:p>7.37</text:p>
          </table:table-cell>
          <table:table-cell office:value-type="float" office:value="7.42" calcext:value-type="float">
            <text:p>7.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ing.pnml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902651904000" calcext:value-type="float">
            <text:p>902651904000</text:p>
          </table:table-cell>
          <table:table-cell office:value-type="float" office:value="4834" calcext:value-type="float">
            <text:p>4834</text:p>
          </table:table-cell>
          <table:table-cell office:value-type="float" office:value="772" calcext:value-type="float">
            <text:p>772</text:p>
          </table:table-cell>
          <table:table-cell office:value-type="float" office:value="1081" calcext:value-type="float">
            <text:p>1081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" calcext:value-type="float">
            <text:p>27.3</text:p>
          </table:table-cell>
          <table:table-cell office:value-type="float" office:value="29.5" calcext:value-type="float">
            <text:p>29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00w10.pnml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office:value-type="float" office:value="26040" calcext:value-type="float">
            <text:p>26040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float" office:value="31035" calcext:value-type="float">
            <text:p>31035</text:p>
          </table:table-cell>
          <table:table-cell office:value-type="float" office:value="327644880" calcext:value-type="float">
            <text:p>327644880</text:p>
          </table:table-cell>
          <table:table-cell office:value-type="float" office:value="328328688" calcext:value-type="float">
            <text:p>328328688</text:p>
          </table:table-cell>
          <table:table-cell office:value-type="float" office:value="47.784" calcext:value-type="float">
            <text:p>47.784</text:p>
          </table:table-cell>
          <table:table-cell office:value-type="float" office:value="47.887" calcext:value-type="float">
            <text:p>47.88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wmutex-r100w10.pnml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3142" calcext:value-type="float">
            <text:p>3142</text:p>
          </table:table-cell>
          <table:table-cell office:value-type="float" office:value="3468347" calcext:value-type="float">
            <text:p>3468347</text:p>
          </table:table-cell>
          <table:table-cell office:value-type="float" office:value="3557054" calcext:value-type="float">
            <text:p>3557054</text:p>
          </table:table-cell>
          <table:table-cell office:value-type="float" office:value="56.65" calcext:value-type="float">
            <text:p>56.65</text:p>
          </table:table-cell>
          <table:table-cell office:value-type="float" office:value="58.1" calcext:value-type="float">
            <text:p>58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wmutex-r10w10.pnm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34" calcext:value-type="float">
            <text:p>1034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804" calcext:value-type="float">
            <text:p>804</text:p>
          </table:table-cell>
          <table:table-cell office:value-type="float" office:value="20560" calcext:value-type="float">
            <text:p>2056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1" calcext:value-type="float">
            <text:p>41.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100.pnml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124" calcext:value-type="float">
            <text:p>1124</text:p>
          </table:table-cell>
          <table:table-cell office:value-type="float" office:value="883" calcext:value-type="float">
            <text:p>883</text:p>
          </table:table-cell>
          <table:table-cell office:value-type="float" office:value="4920" calcext:value-type="float">
            <text:p>4920</text:p>
          </table:table-cell>
          <table:table-cell office:value-type="float" office:value="6922" calcext:value-type="float">
            <text:p>6922</text:p>
          </table:table-cell>
          <table:table-cell office:value-type="float" office:value="205060" calcext:value-type="float">
            <text:p>205060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" calcext:value-type="float">
            <text:p>121.8</text:p>
          </table:table-cell>
          <table:table-cell office:value-type="float" office:value="134.1" calcext:value-type="float">
            <text:p>134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1000.pnml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8200" calcext:value-type="float">
            <text:p>8200</text:p>
          </table:table-cell>
          <table:table-cell office:value-type="float" office:value="48120" calcext:value-type="float">
            <text:p>48120</text:p>
          </table:table-cell>
          <table:table-cell office:value-type="float" office:value="68122" calcext:value-type="float">
            <text:p>68122</text:p>
          </table:table-cell>
          <table:table-cell office:value-type="float" office:value="2050060" calcext:value-type="float">
            <text:p>2050060</text:p>
          </table:table-cell>
          <table:table-cell office:value-type="float" office:value="1" calcext:value-type="float">
            <text:p>1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3" calcext:value-type="float">
            <text:p>640.3</text:p>
          </table:table-cell>
          <table:table-cell office:value-type="float" office:value="681.54" calcext:value-type="float">
            <text:p>681.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20.pnm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44" calcext:value-type="float">
            <text:p>1044</text:p>
          </table:table-cell>
          <table:table-cell office:value-type="float" office:value="1006" calcext:value-type="float">
            <text:p>1006</text:p>
          </table:table-cell>
          <table:table-cell office:value-type="float" office:value="1080" calcext:value-type="float">
            <text:p>1080</text:p>
          </table:table-cell>
          <table:table-cell office:value-type="float" office:value="1488" calcext:value-type="float">
            <text:p>1488</text:p>
          </table:table-cell>
          <table:table-cell office:value-type="float" office:value="41060" calcext:value-type="float">
            <text:p>41060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" calcext:value-type="float">
            <text:p>66</text:p>
          </table:table-cell>
          <table:table-cell office:value-type="float" office:value="72.1" calcext:value-type="float">
            <text:p>72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2000.pnml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48060" calcext:value-type="float">
            <text:p>48060</text:p>
          </table:table-cell>
          <table:table-cell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3024" calcext:value-type="float">
            <text:p>3024</text:p>
          </table:table-cell>
          <table:table-cell office:value-type="float" office:value="21592" calcext:value-type="float">
            <text:p>21592</text:p>
          </table:table-cell>
          <table:table-cell office:value-type="float" office:value="96120" calcext:value-type="float">
            <text:p>96120</text:p>
          </table:table-cell>
          <table:table-cell office:value-type="float" office:value="136126" calcext:value-type="float">
            <text:p>136126</text:p>
          </table:table-cell>
          <table:table-cell office:value-type="float" office:value="4100060" calcext:value-type="float">
            <text:p>4100060</text:p>
          </table:table-cell>
          <table:table-cell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1295495528" calcext:value-type="float">
            <text:p>1295495528</text:p>
          </table:table-cell>
          <table:table-cell office:value-type="float" office:value="1316329783" calcext:value-type="float">
            <text:p>1316329783</text:p>
          </table:table-cell>
          <table:table-cell office:value-type="float" office:value="807.52" calcext:value-type="float">
            <text:p>807.52</text:p>
          </table:table-cell>
          <table:table-cell office:value-type="float" office:value="857.81" calcext:value-type="float">
            <text:p>857.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wmutex-r10w50.pnml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74" calcext:value-type="float">
            <text:p>1074</text:p>
          </table:table-cell>
          <table:table-cell office:value-type="float" office:value="2614" calcext:value-type="float">
            <text:p>2614</text:p>
          </table:table-cell>
          <table:table-cell office:value-type="float" office:value="2520" calcext:value-type="float">
            <text:p>2520</text:p>
          </table:table-cell>
          <table:table-cell office:value-type="float" office:value="3472" calcext:value-type="float">
            <text:p>3472</text:p>
          </table:table-cell>
          <table:table-cell office:value-type="float" office:value="102560" calcext:value-type="float">
            <text:p>102560</text:p>
          </table:table-cell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5" calcext:value-type="float">
            <text:p>147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500.pnml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524" calcext:value-type="float">
            <text:p>1524</text:p>
          </table:table-cell>
          <table:table-cell office:value-type="float" office:value="229089" calcext:value-type="float">
            <text:p>229089</text:p>
          </table:table-cell>
          <table:table-cell office:value-type="float" office:value="24120" calcext:value-type="float">
            <text:p>24120</text:p>
          </table:table-cell>
          <table:table-cell office:value-type="float" office:value="34068" calcext:value-type="float">
            <text:p>34068</text:p>
          </table:table-cell>
          <table:table-cell office:value-type="float" office:value="1025060" calcext:value-type="float">
            <text:p>1025060</text:p>
          </table:table-cell>
          <table:table-cell office:value-type="float" office:value="1" calcext:value-type="float">
            <text:p>1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3" calcext:value-type="float">
            <text:p>1075.3</text:p>
          </table:table-cell>
          <table:table-cell office:value-type="float" office:value="1218.9" calcext:value-type="float">
            <text:p>1218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2000w10.pnml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office:value-type="float" office:value="52040" calcext:value-type="float">
            <text:p>52040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table:number-columns-repeated="6"/>
          <table:table-cell office:value-type="float" office:value="62031" calcext:value-type="float">
            <text:p>62031</text:p>
          </table:table-cell>
          <table:table-cell office:value-type="float" office:value="1305794592" calcext:value-type="float">
            <text:p>1305794592</text:p>
          </table:table-cell>
          <table:table-cell office:value-type="float" office:value="1307137220" calcext:value-type="float">
            <text:p>1307137220</text:p>
          </table:table-cell>
          <table:table-cell office:value-type="float" office:value="46.517" calcext:value-type="float">
            <text:p>46.517</text:p>
          </table:table-cell>
          <table:table-cell office:value-type="float" office:value="46.596" calcext:value-type="float">
            <text:p>46.5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wmutex-r20w10.pnml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48586" calcext:value-type="float">
            <text:p>1048586</text:p>
          </table:table-cell>
          <table:table-cell office:value-type="float" office:value="1608" calcext:value-type="float">
            <text:p>1608</text:p>
          </table:table-cell>
          <table:table-cell office:value-type="float" office:value="1120" calcext:value-type="float">
            <text:p>1120</text:p>
          </table:table-cell>
          <table:table-cell office:value-type="float" office:value="1550" calcext:value-type="float">
            <text:p>1550</text:p>
          </table:table-cell>
          <table:table-cell office:value-type="float" office:value="20971660" calcext:value-type="float">
            <text:p>2097166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9" calcext:value-type="float">
            <text:p>46.9</text:p>
          </table:table-cell>
          <table:table-cell office:value-type="float" office:value="49.1" calcext:value-type="float">
            <text:p>49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500w10.pnml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office:value-type="float" office:value="13040" calcext:value-type="float">
            <text:p>1304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table:number-columns-repeated="6"/>
          <table:table-cell office:value-type="float" office:value="15510" calcext:value-type="float">
            <text:p>15510</text:p>
          </table:table-cell>
          <table:table-cell office:value-type="float" office:value="83081929" calcext:value-type="float">
            <text:p>83081929</text:p>
          </table:table-cell>
          <table:table-cell office:value-type="float" office:value="83437090" calcext:value-type="float">
            <text:p>83437090</text:p>
          </table:table-cell>
          <table:table-cell office:value-type="float" office:value="63.371" calcext:value-type="float">
            <text:p>63.371</text:p>
          </table:table-cell>
          <table:table-cell office:value-type="float" office:value="70.846" calcext:value-type="float">
            <text:p>70.8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feBus-03-unfolded.pnml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4650" calcext:value-type="float">
            <text:p>4650</text:p>
          </table:table-cell>
          <table:table-cell office:value-type="float" office:value="5117" calcext:value-type="float">
            <text:p>5117</text:p>
          </table:table-cell>
          <table:table-cell office:value-type="float" office:value="812" calcext:value-type="float">
            <text:p>812</text:p>
          </table:table-cell>
          <table:table-cell office:value-type="float" office:value="1668" calcext:value-type="float">
            <text:p>1668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82030" calcext:value-type="float">
            <text:p>82030</text:p>
          </table:table-cell>
          <table:table-cell office:value-type="float" office:value="95131" calcext:value-type="float">
            <text:p>95131</text:p>
          </table:table-cell>
          <table:table-cell office:value-type="float" office:value="41" calcext:value-type="float">
            <text:p>41</text:p>
          </table:table-cell>
          <table:table-cell office:value-type="float" office:value="42.9" calcext:value-type="float">
            <text:p>42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06-unfolded.pnml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office:value-type="float" office:value="6816756" calcext:value-type="float">
            <text:p>6816756</text:p>
          </table:table-cell>
          <table:table-cell office:value-type="float" office:value="723331" calcext:value-type="float">
            <text:p>723331</text:p>
          </table:table-cell>
          <table:table-cell office:value-type="float" office:value="4424" calcext:value-type="float">
            <text:p>4424</text:p>
          </table:table-cell>
          <table:table-cell office:value-type="float" office:value="9651" calcext:value-type="float">
            <text:p>9651</text:p>
          </table:table-cell>
          <table:table-cell office:value-type="float" office:value="10073" calcext:value-type="float">
            <text:p>10073</text:p>
          </table:table-cell>
          <table:table-cell office:value-type="float" office:value="1" calcext:value-type="float">
            <text:p>1</text:p>
          </table:table-cell>
          <table:table-cell office:value-type="float" office:value="2603" calcext:value-type="float">
            <text:p>2603</text:p>
          </table:table-cell>
          <table:table-cell office:value-type="float" office:value="2473924" calcext:value-type="float">
            <text:p>2473924</text:p>
          </table:table-cell>
          <table:table-cell office:value-type="float" office:value="2681222" calcext:value-type="float">
            <text:p>2681222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1" calcext:value-type="float">
            <text:p>149.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feBus-10-unfolded.pnml</text:p>
          </table:table-cell>
          <table:table-cell office:value-type="float" office:value="316" calcext:value-type="float">
            <text:p>316</text:p>
          </table:table-cell>
          <table:table-cell office:value-type="float" office:value="1631" calcext:value-type="float">
            <text:p>1631</text:p>
          </table:table-cell>
          <table:table-cell office:value-type="float" office:value="11384" calcext:value-type="float">
            <text:p>1138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631" calcext:value-type="float">
            <text:p>1631</text:p>
          </table:table-cell>
          <table:table-cell table:number-columns-repeated="6"/>
          <table:table-cell office:value-type="float" office:value="10495" calcext:value-type="float">
            <text:p>10495</text:p>
          </table:table-cell>
          <table:table-cell office:value-type="float" office:value="39251013" calcext:value-type="float">
            <text:p>39251013</text:p>
          </table:table-cell>
          <table:table-cell office:value-type="float" office:value="42880257" calcext:value-type="float">
            <text:p>42880257</text:p>
          </table:table-cell>
          <table:table-cell office:value-type="float" office:value="519.33" calcext:value-type="float">
            <text:p>519.33</text:p>
          </table:table-cell>
          <table:table-cell office:value-type="float" office:value="580.97" calcext:value-type="float">
            <text:p>580.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15-unfolded.pnml</text:p>
          </table:table-cell>
          <table:table-cell office:value-type="float" office:value="621" calcext:value-type="float">
            <text:p>621</text:p>
          </table:table-cell>
          <table:table-cell office:value-type="float" office:value="4771" calcext:value-type="float">
            <text:p>4771</text:p>
          </table:table-cell>
          <table:table-cell office:value-type="float" office:value="34549" calcext:value-type="float">
            <text:p>3454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4771" calcext:value-type="float">
            <text:p>4771</text:p>
          </table:table-cell>
          <table:table-cell table:number-columns-repeated="6"/>
          <table:table-cell office:value-type="float" office:value="31875" calcext:value-type="float">
            <text:p>31875</text:p>
          </table:table-cell>
          <table:table-cell office:value-type="float" office:value="381402908" calcext:value-type="float">
            <text:p>381402908</text:p>
          </table:table-cell>
          <table:table-cell office:value-type="float" office:value="406263989" calcext:value-type="float">
            <text:p>406263989</text:p>
          </table:table-cell>
          <table:table-cell office:value-type="float" office:value="1207.2" calcext:value-type="float">
            <text:p>1207.2</text:p>
          </table:table-cell>
          <table:table-cell office:value-type="float" office:value="1357.5" calcext:value-type="float">
            <text:p>1357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20-unfolded.pnml</text:p>
          </table:table-cell>
          <table:table-cell office:value-type="float" office:value="1026" calcext:value-type="float">
            <text:p>1026</text:p>
          </table:table-cell>
          <table:table-cell office:value-type="float" office:value="10461" calcext:value-type="float">
            <text:p>10461</text:p>
          </table:table-cell>
          <table:table-cell office:value-type="float" office:value="77364" calcext:value-type="float">
            <text:p>77364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0461" calcext:value-type="float">
            <text:p>10461</text:p>
          </table:table-cell>
          <table:table-cell table:number-columns-repeated="6"/>
          <table:table-cell office:value-type="float" office:value="70795" calcext:value-type="float">
            <text:p>70795</text:p>
          </table:table-cell>
          <table:table-cell office:value-type="float" office:value="1977637416" calcext:value-type="float">
            <text:p>1977637416</text:p>
          </table:table-cell>
          <table:table-cell office:value-type="float" office:value="2074864510" calcext:value-type="float">
            <text:p>2074864510</text:p>
          </table:table-cell>
          <table:table-cell office:value-type="float" office:value="2198.6" calcext:value-type="float">
            <text:p>2198.6</text:p>
          </table:table-cell>
          <table:table-cell office:value-type="float" office:value="2467.1" calcext:value-type="float">
            <text:p>2467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g-10-5-10.pnml</text:p>
          </table:table-cell>
          <table:table-cell office:value-type="float" office:value="1380" calcext:value-type="float">
            <text:p>1380</text:p>
          </table:table-cell>
          <table:table-cell office:value-type="float" office:value="1640" calcext:value-type="float">
            <text:p>1640</text:p>
          </table:table-cell>
          <table:table-cell office:value-type="float" office:value="6560" calcext:value-type="float">
            <text:p>656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640" calcext:value-type="float">
            <text:p>1640</text:p>
          </table:table-cell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1736217" calcext:value-type="float">
            <text:p>1736217</text:p>
          </table:table-cell>
          <table:table-cell office:value-type="float" office:value="2079258" calcext:value-type="float">
            <text:p>2079258</text:p>
          </table:table-cell>
          <table:table-cell office:value-type="float" office:value="82.4" calcext:value-type="float">
            <text:p>82.4</text:p>
          </table:table-cell>
          <table:table-cell office:value-type="float" office:value="89.05" calcext:value-type="float">
            <text:p>89.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13-6-13.pnml</text:p>
          </table:table-cell>
          <table:table-cell office:value-type="float" office:value="2301" calcext:value-type="float">
            <text:p>2301</text:p>
          </table:table-cell>
          <table:table-cell office:value-type="float" office:value="2756" calcext:value-type="float">
            <text:p>2756</text:p>
          </table:table-cell>
          <table:table-cell office:value-type="float" office:value="11024" calcext:value-type="float">
            <text:p>11024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 office:value-type="float" office:value="2756" calcext:value-type="float">
            <text:p>2756</text:p>
          </table:table-cell>
          <table:table-cell table:number-columns-repeated="6"/>
          <table:table-cell office:value-type="float" office:value="851" calcext:value-type="float">
            <text:p>851</text:p>
          </table:table-cell>
          <table:table-cell office:value-type="float" office:value="3817098" calcext:value-type="float">
            <text:p>3817098</text:p>
          </table:table-cell>
          <table:table-cell office:value-type="float" office:value="4589180" calcext:value-type="float">
            <text:p>4589180</text:p>
          </table:table-cell>
          <table:table-cell office:value-type="float" office:value="107.71" calcext:value-type="float">
            <text:p>107.71</text:p>
          </table:table-cell>
          <table:table-cell office:value-type="float" office:value="116.37" calcext:value-type="float">
            <text:p>116.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2-1-2.pnml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085423232578" calcext:value-type="float">
            <text:p>2085423232578</text:p>
          </table:table-cell>
          <table:table-cell office:value-type="float" office:value="5924" calcext:value-type="float">
            <text:p>5924</text:p>
          </table:table-cell>
          <table:table-cell office:value-type="float" office:value="2936" calcext:value-type="float">
            <text:p>2936</text:p>
          </table:table-cell>
          <table:table-cell office:value-type="float" office:value="2704" calcext:value-type="float">
            <text:p>2704</text:p>
          </table:table-cell>
          <table:table-cell office:value-type="float" office:value="3616" calcext:value-type="float">
            <text:p>361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5297" calcext:value-type="float">
            <text:p>15297</text:p>
          </table:table-cell>
          <table:table-cell office:value-type="float" office:value="19703" calcext:value-type="float">
            <text:p>19703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g-4-2-4.pnml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13924" calcext:value-type="float">
            <text:p>113924</text:p>
          </table:table-cell>
          <table:table-cell office:value-type="float" office:value="135389" calcext:value-type="float">
            <text:p>135389</text:p>
          </table:table-cell>
          <table:table-cell office:value-type="float" office:value="32.9" calcext:value-type="float">
            <text:p>32.9</text:p>
          </table:table-cell>
          <table:table-cell office:value-type="float" office:value="35.39" calcext:value-type="float">
            <text:p>35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8-4-8.pnml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890040" calcext:value-type="float">
            <text:p>890040</text:p>
          </table:table-cell>
          <table:table-cell office:value-type="float" office:value="1061975" calcext:value-type="float">
            <text:p>1061975</text:p>
          </table:table-cell>
          <table:table-cell office:value-type="float" office:value="65.65" calcext:value-type="float">
            <text:p>65.65</text:p>
          </table:table-cell>
          <table:table-cell office:value-type="float" office:value="70.95" calcext:value-type="float">
            <text:p>70.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10.pnml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1830519" calcext:value-type="float">
            <text:p>1830519</text:p>
          </table:table-cell>
          <table:table-cell office:value-type="float" office:value="30896" calcext:value-type="float">
            <text:p>30896</text:p>
          </table:table-cell>
          <table:table-cell office:value-type="float" office:value="1580" calcext:value-type="float">
            <text:p>1580</text:p>
          </table:table-cell>
          <table:table-cell office:value-type="float" office:value="2166" calcext:value-type="float">
            <text:p>2166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415731" calcext:value-type="float">
            <text:p>415731</text:p>
          </table:table-cell>
          <table:table-cell office:value-type="float" office:value="473744" calcext:value-type="float">
            <text:p>473744</text:p>
          </table:table-cell>
          <table:table-cell office:value-type="float" office:value="100.7" calcext:value-type="float">
            <text:p>100.7</text:p>
          </table:table-cell>
          <table:table-cell office:value-type="float" office:value="108.1" calcext:value-type="float">
            <text:p>108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100.pnml</text:p>
          </table:table-cell>
          <table:table-cell office:value-type="float" office:value="10301" calcext:value-type="float">
            <text:p>10301</text:p>
          </table:table-cell>
          <table:table-cell office:value-type="float" office:value="20100" calcext:value-type="float">
            <text:p>201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10178" calcext:value-type="float">
            <text:p>110178</text:p>
          </table:table-cell>
          <table:table-cell office:value-type="float" office:value="4080787280" calcext:value-type="float">
            <text:p>4080787280</text:p>
          </table:table-cell>
          <table:table-cell office:value-type="float" office:value="4241339788" calcext:value-type="float">
            <text:p>4241339788</text:p>
          </table:table-cell>
          <table:table-cell office:value-type="float" office:value="1986.37" calcext:value-type="float">
            <text:p>1986.3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red_memory-pt-20.pnml</text:p>
          </table:table-cell>
          <table:table-cell office:value-type="float" office:value="461" calcext:value-type="float">
            <text:p>461</text:p>
          </table:table-cell>
          <table:table-cell office:value-type="float" office:value="820" calcext:value-type="float">
            <text:p>82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office:value-type="float" office:value="4402" calcext:value-type="float">
            <text:p>4402</text:p>
          </table:table-cell>
          <table:table-cell office:value-type="float" office:value="6779439" calcext:value-type="float">
            <text:p>6779439</text:p>
          </table:table-cell>
          <table:table-cell office:value-type="float" office:value="7395922" calcext:value-type="float">
            <text:p>7395922</text:p>
          </table:table-cell>
          <table:table-cell office:value-type="float" office:value="277.5" calcext:value-type="float">
            <text:p>277.5</text:p>
          </table:table-cell>
          <table:table-cell office:value-type="float" office:value="293.2" calcext:value-type="float">
            <text:p>293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200.pnml</text:p>
          </table:table-cell>
          <table:table-cell office:value-type="float" office:value="40601" calcext:value-type="float">
            <text:p>40601</text:p>
          </table:table-cell>
          <table:table-cell office:value-type="float" office:value="80200" calcext:value-type="float">
            <text:p>802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5.pnml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863" calcext:value-type="float">
            <text:p>1863</text:p>
          </table:table-cell>
          <table:table-cell office:value-type="float" office:value="464" calcext:value-type="float">
            <text:p>464</text:p>
          </table:table-cell>
          <table:table-cell office:value-type="float" office:value="390" calcext:value-type="float">
            <text:p>390</text:p>
          </table:table-cell>
          <table:table-cell office:value-type="float" office:value="539" calcext:value-type="float">
            <text:p>539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3334" calcext:value-type="float">
            <text:p>23334</text:p>
          </table:table-cell>
          <table:table-cell office:value-type="float" office:value="27708" calcext:value-type="float">
            <text:p>27708</text:p>
          </table:table-cell>
          <table:table-cell office:value-type="float" office:value="34.3" calcext:value-type="float">
            <text:p>34.3</text:p>
          </table:table-cell>
          <table:table-cell office:value-type="float" office:value="37.2" calcext:value-type="float">
            <text:p>37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50.pnml</text:p>
          </table:table-cell>
          <table:table-cell office:value-type="float" office:value="2651" calcext:value-type="float">
            <text:p>2651</text:p>
          </table:table-cell>
          <table:table-cell office:value-type="float" office:value="5050" calcext:value-type="float">
            <text:p>505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5050" calcext:value-type="float">
            <text:p>5050</text:p>
          </table:table-cell>
          <table:table-cell table:number-columns-repeated="6"/>
          <table:table-cell office:value-type="float" office:value="27573" calcext:value-type="float">
            <text:p>27573</text:p>
          </table:table-cell>
          <table:table-cell office:value-type="float" office:value="217229256" calcext:value-type="float">
            <text:p>217229256</text:p>
          </table:table-cell>
          <table:table-cell office:value-type="float" office:value="227607171" calcext:value-type="float">
            <text:p>227607171</text:p>
          </table:table-cell>
          <table:table-cell office:value-type="float" office:value="590.12" calcext:value-type="float">
            <text:p>590.12</text:p>
          </table:table-cell>
          <table:table-cell office:value-type="float" office:value="609.42" calcext:value-type="float">
            <text:p>609.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10.pnml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4148" calcext:value-type="float">
            <text:p>414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406034376" calcext:value-type="float">
            <text:p>406034376</text:p>
          </table:table-cell>
          <table:table-cell office:value-type="float" office:value="406884" calcext:value-type="float">
            <text:p>406884</text:p>
          </table:table-cell>
          <table:table-cell office:value-type="float" office:value="4532" calcext:value-type="float">
            <text:p>4532</text:p>
          </table:table-cell>
          <table:table-cell office:value-type="float" office:value="12499" calcext:value-type="float">
            <text:p>12499</text:p>
          </table:table-cell>
          <table:table-cell office:value-type="float" office:value="15910" calcext:value-type="float">
            <text:p>15910</text:p>
          </table:table-cell>
          <table:table-cell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  <table:table-cell office:value-type="float" office:value="7839931" calcext:value-type="float">
            <text:p>7839931</text:p>
          </table:table-cell>
          <table:table-cell office:value-type="float" office:value="8155972" calcext:value-type="float">
            <text:p>8155972</text:p>
          </table:table-cell>
          <table:table-cell office:value-type="float" office:value="138.5" calcext:value-type="float">
            <text:p>138.5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imple_lbs-15.pnml</text:p>
          </table:table-cell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office:value-type="float" office:value="8988" calcext:value-type="float">
            <text:p>898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table:number-columns-repeated="6"/>
          <table:table-cell office:value-type="float" office:value="9585" calcext:value-type="float">
            <text:p>9585</text:p>
          </table:table-cell>
          <table:table-cell office:value-type="float" office:value="37063912" calcext:value-type="float">
            <text:p>37063912</text:p>
          </table:table-cell>
          <table:table-cell office:value-type="float" office:value="37968784" calcext:value-type="float">
            <text:p>37968784</text:p>
          </table:table-cell>
          <table:table-cell office:value-type="float" office:value="192.6" calcext:value-type="float">
            <text:p>192.6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2.pnml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32" calcext:value-type="float">
            <text:p>832</text:p>
          </table:table-cell>
          <table:table-cell office:value-type="float" office:value="842" calcext:value-type="float">
            <text:p>842</text:p>
          </table:table-cell>
          <table:table-cell office:value-type="float" office:value="436" calcext:value-type="float">
            <text:p>436</text:p>
          </table:table-cell>
          <table:table-cell office:value-type="float" office:value="894" calcext:value-type="float">
            <text:p>894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5435" calcext:value-type="float">
            <text:p>25435</text:p>
          </table:table-cell>
          <table:table-cell office:value-type="float" office:value="29194" calcext:value-type="float">
            <text:p>29194</text:p>
          </table:table-cell>
          <table:table-cell office:value-type="float" office:value="30.3" calcext:value-type="float">
            <text:p>30.3</text:p>
          </table:table-cell>
          <table:table-cell office:value-type="float" office:value="33.1" calcext:value-type="float">
            <text:p>33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20.pnml</text:p>
          </table:table-cell>
          <table:table-cell office:value-type="float" office:value="194" calcext:value-type="float">
            <text:p>194</text:p>
          </table:table-cell>
          <table:table-cell office:value-type="float" office:value="2205" calcext:value-type="float">
            <text:p>2205</text:p>
          </table:table-cell>
          <table:table-cell office:value-type="float" office:value="15678" calcext:value-type="float">
            <text:p>1567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205" calcext:value-type="float">
            <text:p>2205</text:p>
          </table:table-cell>
          <table:table-cell table:number-columns-repeated="6"/>
          <table:table-cell office:value-type="float" office:value="16680" calcext:value-type="float">
            <text:p>16680</text:p>
          </table:table-cell>
          <table:table-cell office:value-type="float" office:value="112293389" calcext:value-type="float">
            <text:p>112293389</text:p>
          </table:table-cell>
          <table:table-cell office:value-type="float" office:value="114291717" calcext:value-type="float">
            <text:p>114291717</text:p>
          </table:table-cell>
          <table:table-cell office:value-type="float" office:value="247.49" calcext:value-type="float">
            <text:p>247.49</text:p>
          </table:table-cell>
          <table:table-cell office:value-type="float" office:value="257.14" calcext:value-type="float">
            <text:p>257.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5.pnml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16176" calcext:value-type="float">
            <text:p>116176</text:p>
          </table:table-cell>
          <table:table-cell office:value-type="float" office:value="8647" calcext:value-type="float">
            <text:p>8647</text:p>
          </table:table-cell>
          <table:table-cell office:value-type="float" office:value="1428" calcext:value-type="float">
            <text:p>1428</text:p>
          </table:table-cell>
          <table:table-cell office:value-type="float" office:value="3727" calcext:value-type="float">
            <text:p>3727</text:p>
          </table:table-cell>
          <table:table-cell office:value-type="float" office:value="4437" calcext:value-type="float">
            <text:p>4437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614299" calcext:value-type="float">
            <text:p>614299</text:p>
          </table:table-cell>
          <table:table-cell office:value-type="float" office:value="662526" calcext:value-type="float">
            <text:p>662526</text:p>
          </table:table-cell>
          <table:table-cell office:value-type="float" office:value="75.62" calcext:value-type="float">
            <text:p>75.62</text:p>
          </table:table-cell>
          <table:table-cell office:value-type="float" office:value="79.4" calcext:value-type="float">
            <text:p>79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0_counter_square5.pnml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74458198" calcext:value-type="float">
            <text:p>174458198</text:p>
          </table:table-cell>
          <table:table-cell office:value-type="float" office:value="6259561" calcext:value-type="float">
            <text:p>6259561</text:p>
          </table:table-cell>
          <table:table-cell office:value-type="float" office:value="4760" calcext:value-type="float">
            <text:p>4760</text:p>
          </table:table-cell>
          <table:table-cell office:value-type="float" office:value="8486" calcext:value-type="float">
            <text:p>8486</text:p>
          </table:table-cell>
          <table:table-cell office:value-type="float" office:value="13574" calcext:value-type="float">
            <text:p>13574</text:p>
          </table:table-cell>
          <table:table-cell office:value-type="float" office:value="24" calcext:value-type="float">
            <text:p>24</text:p>
          </table:table-cell>
          <table:table-cell office:value-type="float" office:value="634" calcext:value-type="float">
            <text:p>634</text:p>
          </table:table-cell>
          <table:table-cell office:value-type="float" office:value="109910" calcext:value-type="float">
            <text:p>109910</text:p>
          </table:table-cell>
          <table:table-cell office:value-type="float" office:value="130921" calcext:value-type="float">
            <text:p>130921</text:p>
          </table:table-cell>
          <table:table-cell office:value-type="float" office:value="47.3" calcext:value-type="float">
            <text:p>47.3</text:p>
          </table:table-cell>
          <table:table-cell office:value-type="float" office:value="49.2" calcext:value-type="float">
            <text:p>49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i0_square5.pnml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6098428" calcext:value-type="float">
            <text:p>16098428</text:p>
          </table:table-cell>
          <table:table-cell office:value-type="float" office:value="81711" calcext:value-type="float">
            <text:p>81711</text:p>
          </table:table-cell>
          <table:table-cell office:value-type="float" office:value="912" calcext:value-type="float">
            <text:p>912</text:p>
          </table:table-cell>
          <table:table-cell office:value-type="float" office:value="920" calcext:value-type="float">
            <text:p>92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57572" calcext:value-type="float">
            <text:p>57572</text:p>
          </table:table-cell>
          <table:table-cell office:value-type="float" office:value="72959" calcext:value-type="float">
            <text:p>72959</text:p>
          </table:table-cell>
          <table:table-cell office:value-type="float" office:value="42.6" calcext:value-type="float">
            <text:p>42.6</text:p>
          </table:table-cell>
          <table:table-cell office:value-type="float" office:value="44.6" calcext:value-type="float">
            <text:p>44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1_counter.pnml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624" calcext:value-type="float">
            <text:p>624</text:p>
          </table:table-cell>
          <table:table-cell office:value-type="float" office:value="111095" calcext:value-type="float">
            <text:p>111095</text:p>
          </table:table-cell>
          <table:table-cell office:value-type="float" office:value="129536" calcext:value-type="float">
            <text:p>129536</text:p>
          </table:table-cell>
          <table:table-cell office:value-type="float" office:value="49.7" calcext:value-type="float">
            <text:p>49.7</text:p>
          </table:table-cell>
          <table:table-cell office:value-type="float" office:value="53.7" calcext:value-type="float">
            <text:p>53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1.pnml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87636299" calcext:value-type="float">
            <text:p>187636299</text:p>
          </table:table-cell>
          <table:table-cell office:value-type="float" office:value="4066413" calcext:value-type="float">
            <text:p>4066413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59733" calcext:value-type="float">
            <text:p>59733</text:p>
          </table:table-cell>
          <table:table-cell office:value-type="float" office:value="74043" calcext:value-type="float">
            <text:p>74043</text:p>
          </table:table-cell>
          <table:table-cell office:value-type="float" office:value="42.2" calcext:value-type="float">
            <text:p>42.2</text:p>
          </table:table-cell>
          <table:table-cell office:value-type="float" office:value="45.1" calcext:value-type="float">
            <text:p>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li2_counter.pnml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170687" calcext:value-type="float">
            <text:p>170687</text:p>
          </table:table-cell>
          <table:table-cell office:value-type="float" office:value="195172" calcext:value-type="float">
            <text:p>195172</text:p>
          </table:table-cell>
          <table:table-cell office:value-type="float" office:value="62.2" calcext:value-type="float">
            <text:p>62.2</text:p>
          </table:table-cell>
          <table:table-cell office:value-type="float" office:value="68.1" calcext:value-type="float">
            <text:p>68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2.pnml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83082" calcext:value-type="float">
            <text:p>83082</text:p>
          </table:table-cell>
          <table:table-cell office:value-type="float" office:value="103838" calcext:value-type="float">
            <text:p>103838</text:p>
          </table:table-cell>
          <table:table-cell office:value-type="float" office:value="48.8" calcext:value-type="float">
            <text:p>48.8</text:p>
          </table:table-cell>
          <table:table-cell office:value-type="float" office:value="51.3" calcext:value-type="float">
            <text:p>51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wimmingPool-1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9621" calcext:value-type="float">
            <text:p>89621</text:p>
          </table:table-cell>
          <table:table-cell office:value-type="float" office:value="6729" calcext:value-type="float">
            <text:p>6729</text:p>
          </table:table-cell>
          <table:table-cell office:value-type="float" office:value="1705" calcext:value-type="float">
            <text:p>1705</text:p>
          </table:table-cell>
          <table:table-cell office:value-type="float" office:value="1365" calcext:value-type="float">
            <text:p>1365</text:p>
          </table:table-cell>
          <table:table-cell office:value-type="float" office:value="5327" calcext:value-type="float">
            <text:p>53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10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wimmingPool-2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08031" calcext:value-type="float">
            <text:p>3408031</text:p>
          </table:table-cell>
          <table:table-cell office:value-type="float" office:value="62174" calcext:value-type="float">
            <text:p>62174</text:p>
          </table:table-cell>
          <table:table-cell office:value-type="float" office:value="6035" calcext:value-type="float">
            <text:p>6035</text:p>
          </table:table-cell>
          <table:table-cell office:value-type="float" office:value="4735" calcext:value-type="float">
            <text:p>4735</text:p>
          </table:table-cell>
          <table:table-cell office:value-type="float" office:value="35247" calcext:value-type="float">
            <text:p>3524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3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209356" calcext:value-type="float">
            <text:p>32209356</text:p>
          </table:table-cell>
          <table:table-cell office:value-type="float" office:value="254594" calcext:value-type="float">
            <text:p>254594</text:p>
          </table:table-cell>
          <table:table-cell office:value-type="float" office:value="12990" calcext:value-type="float">
            <text:p>12990</text:p>
          </table:table-cell>
          <table:table-cell office:value-type="float" office:value="10130" calcext:value-type="float">
            <text:p>10130</text:p>
          </table:table-cell>
          <table:table-cell office:value-type="float" office:value="111267" calcext:value-type="float">
            <text:p>11126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4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4385221" calcext:value-type="float">
            <text:p>164385221</text:p>
          </table:table-cell>
          <table:table-cell office:value-type="float" office:value="718489" calcext:value-type="float">
            <text:p>718489</text:p>
          </table:table-cell>
          <table:table-cell office:value-type="float" office:value="22570" calcext:value-type="float">
            <text:p>22570</text:p>
          </table:table-cell>
          <table:table-cell office:value-type="float" office:value="17550" calcext:value-type="float">
            <text:p>17550</text:p>
          </table:table-cell>
          <table:table-cell office:value-type="float" office:value="254887" calcext:value-type="float">
            <text:p>25488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wimmingPool-5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1371001" calcext:value-type="float">
            <text:p>591371001</text:p>
          </table:table-cell>
          <table:table-cell office:value-type="float" office:value="1634609" calcext:value-type="float">
            <text:p>1634609</text:p>
          </table:table-cell>
          <table:table-cell office:value-type="float" office:value="34775" calcext:value-type="float">
            <text:p>34775</text:p>
          </table:table-cell>
          <table:table-cell office:value-type="float" office:value="26995" calcext:value-type="float">
            <text:p>26995</text:p>
          </table:table-cell>
          <table:table-cell office:value-type="float" office:value="487607" calcext:value-type="float">
            <text:p>487607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immingPool-6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97442696" calcext:value-type="float">
            <text:p>1697442696</text:p>
          </table:table-cell>
          <table:table-cell office:value-type="float" office:value="3229954" calcext:value-type="float">
            <text:p>3229954</text:p>
          </table:table-cell>
          <table:table-cell office:value-type="float" office:value="49605" calcext:value-type="float">
            <text:p>49605</text:p>
          </table:table-cell>
          <table:table-cell office:value-type="float" office:value="38465" calcext:value-type="float">
            <text:p>38465</text:p>
          </table:table-cell>
          <table:table-cell office:value-type="float" office:value="830927" calcext:value-type="float">
            <text:p>83092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immingPool-7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60404431" calcext:value-type="float">
            <text:p>4160404431</text:p>
          </table:table-cell>
          <table:table-cell office:value-type="float" office:value="5777774" calcext:value-type="float">
            <text:p>5777774</text:p>
          </table:table-cell>
          <table:table-cell office:value-type="float" office:value="67060" calcext:value-type="float">
            <text:p>67060</text:p>
          </table:table-cell>
          <table:table-cell office:value-type="float" office:value="51960" calcext:value-type="float">
            <text:p>51960</text:p>
          </table:table-cell>
          <table:table-cell office:value-type="float" office:value="1306347" calcext:value-type="float">
            <text:p>1306347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immingPool-8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073666581" calcext:value-type="float">
            <text:p>9073666581</text:p>
          </table:table-cell>
          <table:table-cell office:value-type="float" office:value="9597569" calcext:value-type="float">
            <text:p>9597569</text:p>
          </table:table-cell>
          <table:table-cell office:value-type="float" office:value="87140" calcext:value-type="float">
            <text:p>87140</text:p>
          </table:table-cell>
          <table:table-cell office:value-type="float" office:value="67480" calcext:value-type="float">
            <text:p>67480</text:p>
          </table:table-cell>
          <table:table-cell office:value-type="float" office:value="1935367" calcext:value-type="float">
            <text:p>1935367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9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089714521" calcext:value-type="float">
            <text:p>18089714521</text:p>
          </table:table-cell>
          <table:table-cell office:value-type="float" office:value="15055089" calcext:value-type="float">
            <text:p>15055089</text:p>
          </table:table-cell>
          <table:table-cell office:value-type="float" office:value="109845" calcext:value-type="float">
            <text:p>109845</text:p>
          </table:table-cell>
          <table:table-cell office:value-type="float" office:value="85025" calcext:value-type="float">
            <text:p>85025</text:p>
          </table:table-cell>
          <table:table-cell office:value-type="float" office:value="2739487" calcext:value-type="float">
            <text:p>273948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kenRing-10-unfolded.pnml</text:p>
          </table:table-cell>
          <table:table-cell office:value-type="float" office:value="121" calcext:value-type="float">
            <text:p>121</text:p>
          </table:table-cell>
          <table:table-cell office:value-type="float" office:value="1111" calcext:value-type="float">
            <text:p>1111</text:p>
          </table:table-cell>
          <table:table-cell office:value-type="float" office:value="4444" calcext:value-type="float">
            <text:p>44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11" calcext:value-type="float">
            <text:p>1111</text:p>
          </table:table-cell>
          <table:table-cell office:value-type="float" office:value="58905" calcext:value-type="float">
            <text:p>58905</text:p>
          </table:table-cell>
          <table:table-cell office:value-type="float" office:value="3160" calcext:value-type="float">
            <text:p>3160</text:p>
          </table:table-cell>
          <table:table-cell office:value-type="float" office:value="2040" calcext:value-type="float">
            <text:p>2040</text:p>
          </table:table-cell>
          <table:table-cell office:value-type="float" office:value="8696" calcext:value-type="float">
            <text:p>8696</text:p>
          </table:table-cell>
          <table:table-cell office:value-type="float" office:value="5838" calcext:value-type="float">
            <text:p>5838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office:value-type="float" office:value="3173632" calcext:value-type="float">
            <text:p>3173632</text:p>
          </table:table-cell>
          <table:table-cell office:value-type="float" office:value="3615349" calcext:value-type="float">
            <text:p>3615349</text:p>
          </table:table-cell>
          <table:table-cell office:value-type="float" office:value="188.3" calcext:value-type="float">
            <text:p>188.3</text:p>
          </table:table-cell>
          <table:table-cell office:value-type="float" office:value="197.8" calcext:value-type="float">
            <text:p>197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15-unfolded.pnml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office:value-type="float" office:value="14464" calcext:value-type="float">
            <text:p>1446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office:value-type="float" office:value="35357924" calcext:value-type="float">
            <text:p>35357924</text:p>
          </table:table-cell>
          <table:table-cell office:value-type="float" office:value="12893" calcext:value-type="float">
            <text:p>12893</text:p>
          </table:table-cell>
          <table:table-cell office:value-type="float" office:value="5610" calcext:value-type="float">
            <text:p>5610</text:p>
          </table:table-cell>
          <table:table-cell office:value-type="float" office:value="28201" calcext:value-type="float">
            <text:p>28201</text:p>
          </table:table-cell>
          <table:table-cell office:value-type="float" office:value="18893" calcext:value-type="float">
            <text:p>18893</text:p>
          </table:table-cell>
          <table:table-cell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25990527" calcext:value-type="float">
            <text:p>25990527</text:p>
          </table:table-cell>
          <table:table-cell office:value-type="float" office:value="29691452" calcext:value-type="float">
            <text:p>29691452</text:p>
          </table:table-cell>
          <table:table-cell office:value-type="float" office:value="442.82" calcext:value-type="float">
            <text:p>442.82</text:p>
          </table:table-cell>
          <table:table-cell office:value-type="float" office:value="470.63" calcext:value-type="float">
            <text:p>470.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kenRing-20-unfolded.pnml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office:value-type="float" office:value="33684" calcext:value-type="float">
            <text:p>3368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office:value-type="float" office:value="24466267459" calcext:value-type="float">
            <text:p>24466267459</text:p>
          </table:table-cell>
          <table:table-cell office:value-type="float" office:value="35043" calcext:value-type="float">
            <text:p>35043</text:p>
          </table:table-cell>
          <table:table-cell office:value-type="float" office:value="11880" calcext:value-type="float">
            <text:p>11880</text:p>
          </table:table-cell>
          <table:table-cell office:value-type="float" office:value="65811" calcext:value-type="float">
            <text:p>65811</text:p>
          </table:table-cell>
          <table:table-cell office:value-type="float" office:value="43873" calcext:value-type="float">
            <text:p>43873</text:p>
          </table:table-cell>
          <table:table-cell office:value-type="float" office:value="1" calcext:value-type="float">
            <text:p>1</text:p>
          </table:table-cell>
          <table:table-cell office:value-type="float" office:value="8214" calcext:value-type="float">
            <text:p>8214</text:p>
          </table:table-cell>
          <table:table-cell office:value-type="float" office:value="106014401" calcext:value-type="float">
            <text:p>106014401</text:p>
          </table:table-cell>
          <table:table-cell office:value-type="float" office:value="121122800" calcext:value-type="float">
            <text:p>121122800</text:p>
          </table:table-cell>
          <table:table-cell office:value-type="float" office:value="801.72" calcext:value-type="float">
            <text:p>801.72</text:p>
          </table:table-cell>
          <table:table-cell office:value-type="float" office:value="837.57" calcext:value-type="float">
            <text:p>837.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kenRing-30-unfolded.pnml</text:p>
          </table:table-cell>
          <table:table-cell office:value-type="float" office:value="961" calcext:value-type="float">
            <text:p>961</text:p>
          </table:table-cell>
          <table:table-cell office:value-type="float" office:value="27931" calcext:value-type="float">
            <text:p>27931</text:p>
          </table:table-cell>
          <table:table-cell office:value-type="float" office:value="111724" calcext:value-type="float">
            <text:p>1117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528" calcext:value-type="float">
            <text:p>20528</text:p>
          </table:table-cell>
          <table:table-cell office:value-type="float" office:value="821309447" calcext:value-type="float">
            <text:p>821309447</text:p>
          </table:table-cell>
          <table:table-cell office:value-type="float" office:value="945896853" calcext:value-type="float">
            <text:p>945896853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40-unfolded.pnml</text:p>
          </table:table-cell>
          <table:table-cell office:value-type="float" office:value="1681" calcext:value-type="float">
            <text:p>1681</text:p>
          </table:table-cell>
          <table:table-cell office:value-type="float" office:value="65641" calcext:value-type="float">
            <text:p>65641</text:p>
          </table:table-cell>
          <table:table-cell office:value-type="float" office:value="262564" calcext:value-type="float">
            <text:p>2625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8354" calcext:value-type="float">
            <text:p>38354</text:p>
          </table:table-cell>
          <table:table-cell office:value-type="float" office:value="3536603754" calcext:value-type="float">
            <text:p>3536603754</text:p>
          </table:table-cell>
          <table:table-cell office:value-type="float" office:value="4073916860" calcext:value-type="float">
            <text:p>4073916860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5-unfolded.pnml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475" calcext:value-type="float">
            <text:p>475</text:p>
          </table:table-cell>
          <table:table-cell office:value-type="float" office:value="420" calcext:value-type="float">
            <text:p>420</text:p>
          </table:table-cell>
          <table:table-cell office:value-type="float" office:value="1208" calcext:value-type="float">
            <text:p>1208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99905" calcext:value-type="float">
            <text:p>99905</text:p>
          </table:table-cell>
          <table:table-cell office:value-type="float" office:value="116111" calcext:value-type="float">
            <text:p>116111</text:p>
          </table:table-cell>
          <table:table-cell office:value-type="float" office:value="51.1" calcext:value-type="float">
            <text:p>51.1</text:p>
          </table:table-cell>
          <table:table-cell office:value-type="float" office:value="53.4" calcext:value-type="float">
            <text:p>53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50-unfolded.pnml</text:p>
          </table:table-cell>
          <table:table-cell office:value-type="float" office:value="2601" calcext:value-type="float">
            <text:p>2601</text:p>
          </table:table-cell>
          <table:table-cell office:value-type="float" office:value="127551" calcext:value-type="float">
            <text:p>127551</text:p>
          </table:table-cell>
          <table:table-cell office:value-type="float" office:value="510204" calcext:value-type="float">
            <text:p>51020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7432" calcext:value-type="float">
            <text:p>57432</text:p>
          </table:table-cell>
          <table:table-cell office:value-type="float" office:value="10743480117" calcext:value-type="float">
            <text:p>10743480117</text:p>
          </table:table-cell>
          <table:table-cell office:value-type="float" office:value="12405775893" calcext:value-type="float">
            <text:p>12405775893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nf-8x8-4stageSEN-01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52537" calcext:value-type="float">
            <text:p>52537</text:p>
          </table:table-cell>
          <table:table-cell office:value-type="float" office:value="71327" calcext:value-type="float">
            <text:p>71327</text:p>
          </table:table-cell>
          <table:table-cell office:value-type="float" office:value="6224" calcext:value-type="float">
            <text:p>6224</text:p>
          </table:table-cell>
          <table:table-cell office:value-type="float" office:value="13547" calcext:value-type="float">
            <text:p>13547</text:p>
          </table:table-cell>
          <table:table-cell office:value-type="float" office:value="9596" calcext:value-type="float">
            <text:p>9596</text:p>
          </table:table-cell>
          <table:table-cell office:value-type="float" office:value="1" calcext:value-type="float">
            <text:p>1</text:p>
          </table:table-cell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02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05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1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2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5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tahNoC.pnml</text:p>
          </table:table-cell>
          <table:table-cell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office:value-type="float" office:value="2905" calcext:value-type="float">
            <text:p>290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office:value-type="float" office:value="4759924249" calcext:value-type="float">
            <text:p>4759924249</text:p>
          </table:table-cell>
          <table:table-cell office:value-type="float" office:value="26049" calcext:value-type="float">
            <text:p>26049</text:p>
          </table:table-cell>
          <table:table-cell office:value-type="float" office:value="3794" calcext:value-type="float">
            <text:p>3794</text:p>
          </table:table-cell>
          <table:table-cell office:value-type="float" office:value="2919" calcext:value-type="float">
            <text:p>2919</text:p>
          </table:table-cell>
          <table:table-cell office:value-type="float" office:value="2877" calcext:value-type="float">
            <text:p>2877</text:p>
          </table:table-cell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2896783" calcext:value-type="float">
            <text:p>2896783</text:p>
          </table:table-cell>
          <table:table-cell office:value-type="float" office:value="3112308" calcext:value-type="float">
            <text:p>3112308</text:p>
          </table:table-cell>
          <table:table-cell office:value-type="float" office:value="224.5" calcext:value-type="float">
            <text:p>224.5</text:p>
          </table:table-cell>
          <table:table-cell office:value-type="float" office:value="254.1" calcext:value-type="float">
            <text:p>254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asy2003.pnml</text:p>
          </table:table-cell>
          <table:table-cell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office:value-type="float" office:value="2809" calcext:value-type="float">
            <text:p>2809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office:value-type="float" office:value="9.7947391476109E+021" calcext:value-type="float">
            <text:p>9794739147610900000000</text:p>
          </table:table-cell>
          <table:table-cell office:value-type="float" office:value="55228" calcext:value-type="float">
            <text:p>55228</text:p>
          </table:table-cell>
          <table:table-cell office:value-type="float" office:value="4038" calcext:value-type="float">
            <text:p>4038</text:p>
          </table:table-cell>
          <table:table-cell office:value-type="float" office:value="2760" calcext:value-type="float">
            <text:p>2760</text:p>
          </table:table-cell>
          <table:table-cell office:value-type="float" office:value="2694" calcext:value-type="float">
            <text:p>2694</text:p>
          </table:table-cell>
          <table:table-cell office:value-type="float" office:value="1" calcext:value-type="float">
            <text:p>1</text:p>
          </table:table-cell>
          <table:table-cell office:value-type="float" office:value="3363" calcext:value-type="float">
            <text:p>3363</text:p>
          </table:table-cell>
          <table:table-cell office:value-type="float" office:value="2204119" calcext:value-type="float">
            <text:p>2204119</text:p>
          </table:table-cell>
          <table:table-cell office:value-type="float" office:value="2325933" calcext:value-type="float">
            <text:p>2325933</text:p>
          </table:table-cell>
          <table:table-cell office:value-type="float" office:value="132.6" calcext:value-type="float">
            <text:p>132.6</text:p>
          </table:table-cell>
          <table:table-cell office:value-type="float" office:value="157.8" calcext:value-type="float">
            <text:p>157.8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  <table:database-ranges>
        <table:database-range table:name="__Anonymous_Sheet_DB__0" table:target-range-address="Sheet1.A1:Sheet1.AMJ10483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1:17:36.713853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7:07:25.140354328</dc:date>
    <meta:generator>LibreOffice/4.2.8.2$Linux_X86_64 LibreOffice_project/420m0$Build-2</meta:generator>
    <meta:editing-duration>PT4H30M55S</meta:editing-duration>
    <meta:editing-cycles>10</meta:editing-cycles>
    <meta:document-statistic meta:table-count="1" meta:cell-count="5233" meta:object-count="0"/>
  </office:meta>
</office:document-meta>
</file>